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Droid Sans" svg:font-family="'Droid Sans'"/>
    <style:font-face style:name="Lucida Sans1" svg:font-family="'Lucida Sans'" style:font-family-generic="swiss"/>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5.8625in" fo:margin-left="-0.0125in" fo:margin-top="0in" fo:margin-bottom="0in" table:align="left" style:writing-mode="lr-tb"/>
    </style:style>
    <style:style style:name="Table2.A" style:family="table-column">
      <style:table-column-properties style:column-width="2.0368in"/>
    </style:style>
    <style:style style:name="Table2.B" style:family="table-column">
      <style:table-column-properties style:column-width="1in"/>
    </style:style>
    <style:style style:name="Table2.C" style:family="table-column">
      <style:table-column-properties style:column-width="2.8257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2068*"/>
    </style:style>
    <style:style style:name="Table4.B" style:family="table-column">
      <style:table-column-properties style:column-width="1.4993in" style:rel-column-width="2159*"/>
    </style:style>
    <style:style style:name="Table4.C" style:family="table-column">
      <style:table-column-properties style:column-width="0.7549in" style:rel-column-width="1087*"/>
    </style:style>
    <style:style style:name="Table4.D" style:family="table-column">
      <style:table-column-properties style:column-width="2.8097in" style:rel-column-width="4046*"/>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0.8729in"/>
    </style:style>
    <style:style style:name="Table3.B" style:family="table-column">
      <style:table-column-properties style:column-width="1.2542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shadow="none" style:may-break-between-rows="false" style:writing-mode="lr-tb"/>
    </style:style>
    <style:style style:name="Table6.A" style:family="table-column">
      <style:table-column-properties style:column-width="0.9361in"/>
    </style:style>
    <style:style style:name="Table6.B" style:family="table-column">
      <style:table-column-properties style:column-width="1.69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978*"/>
    </style:style>
    <style:style style:name="Table7.B" style:family="table-column">
      <style:table-column-properties style:column-width="1.566in" style:rel-column-width="2255*"/>
    </style:style>
    <style:style style:name="Table7.C" style:family="table-column">
      <style:table-column-properties style:column-width="3.5604in" style:rel-column-width="5127*"/>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7" style:family="table">
      <style:table-properties style:width="6.075in" fo:margin-left="-0.075in" fo:margin-top="0in" fo:margin-bottom="0in" table:align="left" style:writing-mode="lr-tb"/>
    </style:style>
    <style:style style:name="Table17.A" style:family="table-column">
      <style:table-column-properties style:column-width="0.3819in"/>
    </style:style>
    <style:style style:name="Table17.B" style:family="table-column">
      <style:table-column-properties style:column-width="5.6931in"/>
    </style:style>
    <style:style style:name="Table17.1" style:family="table-row">
      <style:table-row-properties fo:keep-together="auto"/>
    </style:style>
    <style:style style:name="Table17.A1" style:family="table-cell">
      <style:table-cell-properties style:vertical-align="" fo:background-color="#e0e0e0"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8" style:family="table">
      <style:table-properties style:width="6.075in" fo:margin-left="-0.075in" fo:margin-top="0in" fo:margin-bottom="0in" table:align="left" style:writing-mode="lr-tb"/>
    </style:style>
    <style:style style:name="Table18.A" style:family="table-column">
      <style:table-column-properties style:column-width="1.2465in"/>
    </style:style>
    <style:style style:name="Table18.B" style:family="table-column">
      <style:table-column-properties style:column-width="4.8285in"/>
    </style:style>
    <style:style style:name="Table18.1" style:family="table-row">
      <style:table-row-properties fo:keep-together="auto"/>
    </style:style>
    <style:style style:name="Table18.A1" style:family="table-cell">
      <style:table-cell-properties style:vertical-align="" fo:padding="0in" fo:border="0.5pt solid #000001"/>
    </style:style>
    <style:style style:name="Table18.A17"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0" style:family="paragraph" style:parent-style-name="Standard">
      <style:paragraph-properties fo:margin-top="0in" fo:margin-bottom="0in" loext:contextual-spacing="false" fo:orphans="0" fo:widows="0"/>
      <style:text-properties officeooo:paragraph-rsid="0213e52b"/>
    </style:style>
    <style:style style:name="P11" style:family="paragraph" style:parent-style-name="Standard">
      <style:paragraph-properties fo:margin-top="0in" fo:margin-bottom="0in" loext:contextual-spacing="false"/>
      <style:text-properties officeooo:paragraph-rsid="0213e52b"/>
    </style:style>
    <style:style style:name="P12" style:family="paragraph" style:parent-style-name="Standard">
      <style:paragraph-properties fo:margin-top="0in" fo:margin-bottom="0in" loext:contextual-spacing="false"/>
      <style:text-properties officeooo:rsid="0217c8b6" officeooo:paragraph-rsid="0217c8b6"/>
    </style:style>
    <style:style style:name="P13"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4" style:family="paragraph" style:parent-style-name="Contents_20_1">
      <style:paragraph-properties fo:text-align="center" style:justify-single-word="false" fo:break-before="page"/>
      <style:text-properties officeooo:paragraph-rsid="0213e52b"/>
    </style:style>
    <style:style style:name="P15" style:family="paragraph" style:parent-style-name="Code">
      <style:paragraph-properties fo:break-before="page"/>
      <style:text-properties officeooo:paragraph-rsid="033245b2"/>
    </style:style>
    <style:style style:name="P16" style:family="paragraph" style:parent-style-name="Table_20_Contents">
      <style:text-properties officeooo:rsid="02fd8ae4" officeooo:paragraph-rsid="033245b2"/>
    </style:style>
    <style:style style:name="P17" style:family="paragraph" style:parent-style-name="Table_20_Contents">
      <style:text-properties officeooo:rsid="03059c7b" officeooo:paragraph-rsid="033245b2"/>
    </style:style>
    <style:style style:name="P18" style:family="paragraph" style:parent-style-name="Table_20_Contents">
      <style:text-properties officeooo:rsid="02ff72da" officeooo:paragraph-rsid="033245b2"/>
    </style:style>
    <style:style style:name="P19" style:family="paragraph" style:parent-style-name="Table_20_Contents">
      <style:text-properties officeooo:paragraph-rsid="033245b2"/>
    </style:style>
    <style:style style:name="P20" style:family="paragraph" style:parent-style-name="Table_20_Contents">
      <style:text-properties officeooo:rsid="0333881b" officeooo:paragraph-rsid="0333881b"/>
    </style:style>
    <style:style style:name="P21" style:family="paragraph" style:parent-style-name="Table_20_Heading">
      <style:text-properties officeooo:paragraph-rsid="033245b2"/>
    </style:style>
    <style:style style:name="P22" style:family="paragraph" style:parent-style-name="caption">
      <style:paragraph-properties fo:margin-left="0in" fo:margin-right="0in" fo:margin-top="0.0835in" fo:margin-bottom="0.0555in" loext:contextual-spacing="false" fo:text-align="center" style:justify-single-word="false" fo:orphans="2" fo:widows="2" fo:text-indent="0in" style:auto-text-indent="false" fo:keep-with-next="always" style:vertical-align="auto"/>
      <style:text-properties officeooo:paragraph-rsid="033245b2"/>
    </style:style>
    <style:style style:name="P23" style:family="paragraph" style:parent-style-name="Code">
      <style:text-properties officeooo:rsid="02567069" officeooo:paragraph-rsid="03435a2a"/>
    </style:style>
    <style:style style:name="P24" style:family="paragraph" style:parent-style-name="Code">
      <style:text-properties officeooo:paragraph-rsid="033245b2"/>
    </style:style>
    <style:style style:name="P25" style:family="paragraph" style:parent-style-name="Code">
      <style:text-properties officeooo:paragraph-rsid="03426e3d"/>
    </style:style>
    <style:style style:name="P26" style:family="paragraph" style:parent-style-name="Code">
      <style:text-properties officeooo:paragraph-rsid="03435a2a"/>
    </style:style>
    <style:style style:name="P27" style:family="paragraph" style:parent-style-name="Code">
      <style:text-properties officeooo:rsid="0345e1c2" officeooo:paragraph-rsid="0345e1c2"/>
    </style:style>
    <style:style style:name="P28" style:family="paragraph" style:parent-style-name="Code">
      <style:text-properties officeooo:paragraph-rsid="0346ad51"/>
    </style:style>
    <style:style style:name="P29" style:family="paragraph" style:parent-style-name="Code">
      <style:text-properties officeooo:paragraph-rsid="0346d788"/>
    </style:style>
    <style:style style:name="P30" style:family="paragraph" style:parent-style-name="Code">
      <style:text-properties officeooo:paragraph-rsid="034ea627"/>
    </style:style>
    <style:style style:name="P31" style:family="paragraph" style:parent-style-name="Code">
      <style:text-properties officeooo:paragraph-rsid="03507df8"/>
    </style:style>
    <style:style style:name="P32" style:family="paragraph" style:parent-style-name="Code">
      <style:text-properties officeooo:paragraph-rsid="035eb393"/>
    </style:style>
    <style:style style:name="P33" style:family="paragraph" style:parent-style-name="Code">
      <style:text-properties officeooo:paragraph-rsid="035fff6c"/>
    </style:style>
    <style:style style:name="P34" style:family="paragraph" style:parent-style-name="Body">
      <style:text-properties officeooo:rsid="0267bf7c" officeooo:paragraph-rsid="033245b2"/>
    </style:style>
    <style:style style:name="P35" style:family="paragraph" style:parent-style-name="Body">
      <style:text-properties style:font-name="Arial" fo:font-size="12pt" fo:language="en" fo:country="US" officeooo:paragraph-rsid="033245b2" style:font-size-asian="12pt" style:language-asian="en" style:country-asian="US" style:font-name-complex="Times New Roman1" style:font-size-complex="12pt" style:language-complex="en" style:country-complex="US"/>
    </style:style>
    <style:style style:name="P36" style:family="paragraph" style:parent-style-name="Body">
      <style:text-properties style:font-name="Arial" fo:font-size="12pt" fo:language="en" fo:country="US" officeooo:rsid="03325c6b" officeooo:paragraph-rsid="03325c6b" style:font-size-asian="12pt" style:language-asian="en" style:country-asian="US" style:font-name-complex="Times New Roman1" style:font-size-complex="12pt" style:language-complex="en" style:country-complex="US"/>
    </style:style>
    <style:style style:name="P37" style:family="paragraph" style:parent-style-name="Body">
      <style:text-properties style:font-name="Arial" fo:font-size="12pt" fo:language="en" fo:country="US" officeooo:paragraph-rsid="03325c6b" style:font-size-asian="12pt" style:language-asian="en" style:country-asian="US" style:font-name-complex="Times New Roman1" style:font-size-complex="12pt" style:language-complex="en" style:country-complex="US"/>
    </style:style>
    <style:style style:name="P38" style:family="paragraph" style:parent-style-name="Body">
      <style:text-properties style:font-name="Arial" fo:language="en" fo:country="US" fo:font-style="italic" officeooo:paragraph-rsid="033245b2" style:language-asian="en" style:country-asian="US" style:font-style-asian="italic" style:font-name-complex="Times New Roman1" style:language-complex="en" style:country-complex="US" style:font-style-complex="italic"/>
    </style:style>
    <style:style style:name="P39" style:family="paragraph" style:parent-style-name="Body">
      <style:text-properties fo:font-size="12pt" officeooo:paragraph-rsid="033245b2" style:font-size-asian="12pt" style:font-size-complex="12pt"/>
    </style:style>
    <style:style style:name="P40" style:family="paragraph" style:parent-style-name="Body">
      <style:text-properties officeooo:rsid="030bac4f" officeooo:paragraph-rsid="033245b2"/>
    </style:style>
    <style:style style:name="P41" style:family="paragraph" style:parent-style-name="Body">
      <style:text-properties officeooo:rsid="030d2343" officeooo:paragraph-rsid="033245b2"/>
    </style:style>
    <style:style style:name="P42" style:family="paragraph" style:parent-style-name="Body">
      <style:text-properties style:font-name="Arial2" fo:font-size="12pt" officeooo:rsid="030d2343" officeooo:paragraph-rsid="033245b2" style:font-name-asian="Arial3" style:font-size-asian="12pt" style:language-asian="en" style:country-asian="US" style:font-name-complex="Times New Roman1" style:font-size-complex="12pt" style:language-complex="en" style:country-complex="US"/>
    </style:style>
    <style:style style:name="P43" style:family="paragraph" style:parent-style-name="Body">
      <style:text-properties officeooo:rsid="02500929" officeooo:paragraph-rsid="0346ad51"/>
    </style:style>
    <style:style style:name="P44" style:family="paragraph" style:parent-style-name="Body">
      <style:text-properties officeooo:rsid="02500929" officeooo:paragraph-rsid="0346d788"/>
    </style:style>
    <style:style style:name="P45" style:family="paragraph" style:parent-style-name="Body">
      <style:text-properties officeooo:rsid="02500929" officeooo:paragraph-rsid="03507df8"/>
    </style:style>
    <style:style style:name="P46" style:family="paragraph" style:parent-style-name="Body">
      <style:text-properties officeooo:rsid="03195540" officeooo:paragraph-rsid="0346d788"/>
    </style:style>
    <style:style style:name="P47" style:family="paragraph" style:parent-style-name="Body">
      <style:text-properties officeooo:rsid="03195540" officeooo:paragraph-rsid="03507df8"/>
    </style:style>
    <style:style style:name="P48" style:family="paragraph" style:parent-style-name="Body">
      <style:text-properties officeooo:rsid="024c20ef" officeooo:paragraph-rsid="0346d788"/>
    </style:style>
    <style:style style:name="P49" style:family="paragraph" style:parent-style-name="Body">
      <style:text-properties officeooo:rsid="025175c6" officeooo:paragraph-rsid="0346d788"/>
    </style:style>
    <style:style style:name="P50" style:family="paragraph" style:parent-style-name="Body">
      <style:text-properties officeooo:rsid="03262120" officeooo:paragraph-rsid="033245b2"/>
    </style:style>
    <style:style style:name="P51" style:family="paragraph" style:parent-style-name="Body">
      <style:text-properties officeooo:rsid="032c3059" officeooo:paragraph-rsid="033245b2"/>
    </style:style>
    <style:style style:name="P52" style:family="paragraph" style:parent-style-name="Body">
      <style:text-properties officeooo:paragraph-rsid="033245b2" style:language-asian="en" style:country-asian="US" style:language-complex="en" style:country-complex="US"/>
    </style:style>
    <style:style style:name="P53" style:family="paragraph" style:parent-style-name="Body">
      <style:text-properties officeooo:paragraph-rsid="033245b2"/>
    </style:style>
    <style:style style:name="P54" style:family="paragraph" style:parent-style-name="Body">
      <style:text-properties officeooo:paragraph-rsid="03325c6b"/>
    </style:style>
    <style:style style:name="P55" style:family="paragraph" style:parent-style-name="Body">
      <style:text-properties officeooo:paragraph-rsid="03342dda"/>
    </style:style>
    <style:style style:name="P56" style:family="paragraph" style:parent-style-name="Body">
      <style:text-properties officeooo:paragraph-rsid="0335f8b9"/>
    </style:style>
    <style:style style:name="P57" style:family="paragraph" style:parent-style-name="Body">
      <style:text-properties officeooo:paragraph-rsid="0338a1d2"/>
    </style:style>
    <style:style style:name="P58" style:family="paragraph" style:parent-style-name="Body">
      <style:text-properties officeooo:rsid="0338a1d2" officeooo:paragraph-rsid="033a33e0"/>
    </style:style>
    <style:style style:name="P59" style:family="paragraph" style:parent-style-name="Body">
      <style:text-properties officeooo:paragraph-rsid="0339ce9f"/>
    </style:style>
    <style:style style:name="P60" style:family="paragraph" style:parent-style-name="Body">
      <style:text-properties officeooo:rsid="033a55ef" officeooo:paragraph-rsid="033a55ef"/>
    </style:style>
    <style:style style:name="P61" style:family="paragraph" style:parent-style-name="Body">
      <style:text-properties officeooo:rsid="033c283f" officeooo:paragraph-rsid="033fe723"/>
    </style:style>
    <style:style style:name="P62" style:family="paragraph" style:parent-style-name="Body">
      <style:text-properties officeooo:paragraph-rsid="033fe723"/>
    </style:style>
    <style:style style:name="P63" style:family="paragraph" style:parent-style-name="Body">
      <style:text-properties officeooo:paragraph-rsid="03435a2a"/>
    </style:style>
    <style:style style:name="P64" style:family="paragraph" style:parent-style-name="Body">
      <style:text-properties officeooo:paragraph-rsid="0346ad51"/>
    </style:style>
    <style:style style:name="P65" style:family="paragraph" style:parent-style-name="Body">
      <style:text-properties officeooo:paragraph-rsid="0346d788"/>
    </style:style>
    <style:style style:name="P66" style:family="paragraph" style:parent-style-name="Body">
      <style:text-properties officeooo:rsid="034ea627" officeooo:paragraph-rsid="034ea627"/>
    </style:style>
    <style:style style:name="P67" style:family="paragraph" style:parent-style-name="Body">
      <style:text-properties officeooo:paragraph-rsid="03507df8"/>
    </style:style>
    <style:style style:name="P68" style:family="paragraph" style:parent-style-name="Body">
      <style:text-properties officeooo:paragraph-rsid="0355fa90"/>
    </style:style>
    <style:style style:name="P69" style:family="paragraph" style:parent-style-name="Body">
      <style:text-properties officeooo:rsid="0355fa90" officeooo:paragraph-rsid="0355fa90"/>
    </style:style>
    <style:style style:name="P70" style:family="paragraph" style:parent-style-name="Body">
      <style:text-properties officeooo:rsid="03435a2a" officeooo:paragraph-rsid="03435a2a"/>
    </style:style>
    <style:style style:name="P71" style:family="paragraph" style:parent-style-name="Body">
      <style:text-properties officeooo:rsid="0343ff7d" officeooo:paragraph-rsid="0343ff7d"/>
    </style:style>
    <style:style style:name="P72" style:family="paragraph" style:parent-style-name="Body">
      <style:text-properties officeooo:rsid="0346ad51" officeooo:paragraph-rsid="0346ad51"/>
    </style:style>
    <style:style style:name="P73" style:family="paragraph" style:parent-style-name="Body">
      <style:text-properties officeooo:rsid="035dfea9" officeooo:paragraph-rsid="035dfea9"/>
    </style:style>
    <style:style style:name="P74" style:family="paragraph" style:parent-style-name="Body">
      <style:text-properties officeooo:rsid="035dfea9" officeooo:paragraph-rsid="035eb393"/>
    </style:style>
    <style:style style:name="P75" style:family="paragraph" style:parent-style-name="Body">
      <style:text-properties officeooo:rsid="035dfea9" officeooo:paragraph-rsid="035fff6c"/>
    </style:style>
    <style:style style:name="P76" style:family="paragraph" style:parent-style-name="Body">
      <style:text-properties officeooo:rsid="035eb393" officeooo:paragraph-rsid="035eb393"/>
    </style:style>
    <style:style style:name="P77" style:family="paragraph" style:parent-style-name="Body">
      <style:text-properties officeooo:rsid="035eb393" officeooo:paragraph-rsid="035fff6c"/>
    </style:style>
    <style:style style:name="P78" style:family="paragraph" style:parent-style-name="Body">
      <style:text-properties officeooo:rsid="035fff6c" officeooo:paragraph-rsid="035fff6c"/>
    </style:style>
    <style:style style:name="P79" style:family="paragraph" style:parent-style-name="Body">
      <style:text-properties officeooo:rsid="036ae807" officeooo:paragraph-rsid="036cd8b6"/>
    </style:style>
    <style:style style:name="P80" style:family="paragraph" style:parent-style-name="Body">
      <style:text-properties officeooo:rsid="036ae807" officeooo:paragraph-rsid="036eb7c1"/>
    </style:style>
    <style:style style:name="P81" style:family="paragraph" style:parent-style-name="Body">
      <style:text-properties officeooo:rsid="036bf804" officeooo:paragraph-rsid="036cd8b6"/>
    </style:style>
    <style:style style:name="P82" style:family="paragraph" style:parent-style-name="Body">
      <style:text-properties officeooo:rsid="036bf804" officeooo:paragraph-rsid="036eb7c1"/>
    </style:style>
    <style:style style:name="P83" style:family="paragraph" style:parent-style-name="Body">
      <style:text-properties officeooo:rsid="036cd8b6" officeooo:paragraph-rsid="036cd8b6"/>
    </style:style>
    <style:style style:name="P84" style:family="paragraph" style:parent-style-name="Body">
      <style:text-properties officeooo:rsid="036cd8b6" officeooo:paragraph-rsid="036eb7c1"/>
    </style:style>
    <style:style style:name="P85" style:family="paragraph" style:parent-style-name="Body">
      <style:text-properties officeooo:rsid="036eb7c1" officeooo:paragraph-rsid="036eb7c1"/>
    </style:style>
    <style:style style:name="P86" style:family="paragraph" style:parent-style-name="Text_20_body">
      <style:text-properties officeooo:paragraph-rsid="033245b2"/>
    </style:style>
    <style:style style:name="P87" style:family="paragraph" style:parent-style-name="Text_20_body_20_indent">
      <style:text-properties style:font-name="Arial2" officeooo:paragraph-rsid="033245b2"/>
    </style:style>
    <style:style style:name="P88" style:family="paragraph" style:parent-style-name="Text_20_body_20_indent">
      <style:text-properties officeooo:paragraph-rsid="03426e3d"/>
    </style:style>
    <style:style style:name="P89" style:family="paragraph" style:parent-style-name="Table_20_Code">
      <style:text-properties officeooo:rsid="02fd8ae4" officeooo:paragraph-rsid="033245b2"/>
    </style:style>
    <style:style style:name="P90" style:family="paragraph" style:parent-style-name="Table_20_Code">
      <style:text-properties fo:font-style="normal" officeooo:rsid="02fd8ae4" officeooo:paragraph-rsid="033245b2" style:font-style-asian="normal" style:font-style-complex="normal"/>
    </style:style>
    <style:style style:name="P91" style:family="paragraph" style:parent-style-name="Table_20_Code">
      <style:text-properties fo:font-style="normal" officeooo:rsid="02ff72da" officeooo:paragraph-rsid="033245b2" style:font-style-asian="normal" style:font-style-complex="normal"/>
    </style:style>
    <style:style style:name="P92" style:family="paragraph" style:parent-style-name="Table_20_Code">
      <style:text-properties officeooo:rsid="03059c7b" officeooo:paragraph-rsid="033245b2"/>
    </style:style>
    <style:style style:name="P93" style:family="paragraph" style:parent-style-name="Table_20_Code">
      <style:text-properties officeooo:rsid="02ff72da" officeooo:paragraph-rsid="033245b2"/>
    </style:style>
    <style:style style:name="P94" style:family="paragraph" style:parent-style-name="Table_20_Code">
      <style:text-properties officeooo:paragraph-rsid="033245b2"/>
    </style:style>
    <style:style style:name="P95" style:family="paragraph" style:parent-style-name="Standard" style:master-page-name="Standard">
      <style:paragraph-properties fo:text-align="center" style:justify-single-word="false" style:page-number="auto"/>
      <style:text-properties officeooo:paragraph-rsid="0213e52b"/>
    </style:style>
    <style:style style:name="P9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100"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101"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102" style:family="paragraph" style:parent-style-name="Standard" style:master-page-name="">
      <style:paragraph-properties fo:margin-top="0in" fo:margin-bottom="0in" loext:contextual-spacing="false" style:page-number="auto" fo:keep-with-next="always"/>
      <style:text-properties officeooo:rsid="03442ac9" officeooo:paragraph-rsid="03442ac9"/>
    </style:style>
    <style:style style:name="P103" style:family="paragraph" style:parent-style-name="Standard">
      <style:text-properties officeooo:rsid="038c27ae" officeooo:paragraph-rsid="03920d2a"/>
    </style:style>
    <style:style style:name="P104" style:family="paragraph" style:parent-style-name="Standard">
      <style:text-properties officeooo:rsid="036ae807" officeooo:paragraph-rsid="03920d2a"/>
    </style:style>
    <style:style style:name="P105" style:family="paragraph" style:parent-style-name="Standard">
      <style:text-properties officeooo:rsid="02500929" officeooo:paragraph-rsid="03920d2a"/>
    </style:style>
    <style:style style:name="P106" style:family="paragraph" style:parent-style-name="Standard">
      <style:text-properties officeooo:rsid="0393bb16" officeooo:paragraph-rsid="0393bb16"/>
    </style:style>
    <style:style style:name="P107" style:family="paragraph" style:parent-style-name="Standard">
      <style:text-properties officeooo:rsid="0394a241" officeooo:paragraph-rsid="0394a241"/>
    </style:style>
    <style:style style:name="P108" style:family="paragraph" style:parent-style-name="Standard">
      <style:text-properties officeooo:rsid="03960add" officeooo:paragraph-rsid="03960add"/>
    </style:style>
    <style:style style:name="P109" style:family="paragraph" style:parent-style-name="Standard">
      <style:text-properties officeooo:rsid="0396e2e1" officeooo:paragraph-rsid="0396e2e1"/>
    </style:style>
    <style:style style:name="P110" style:family="paragraph" style:parent-style-name="Standard">
      <style:text-properties officeooo:rsid="03b06c05" officeooo:paragraph-rsid="03b06c05"/>
    </style:style>
    <style:style style:name="P111" style:family="paragraph" style:parent-style-name="Standard">
      <style:text-properties officeooo:rsid="03b0a408" officeooo:paragraph-rsid="03b0a408"/>
    </style:style>
    <style:style style:name="P112" style:family="paragraph" style:parent-style-name="Body">
      <style:text-properties officeooo:rsid="03645211" officeooo:paragraph-rsid="036cd8b6"/>
    </style:style>
    <style:style style:name="P113" style:family="paragraph" style:parent-style-name="Body">
      <style:text-properties officeooo:rsid="03645211" officeooo:paragraph-rsid="036eb7c1"/>
    </style:style>
    <style:style style:name="P114" style:family="paragraph" style:parent-style-name="Body">
      <style:text-properties officeooo:rsid="03645211" officeooo:paragraph-rsid="03920d2a"/>
    </style:style>
    <style:style style:name="P115" style:family="paragraph" style:parent-style-name="Body">
      <style:text-properties officeooo:rsid="03673a8e" officeooo:paragraph-rsid="03920d2a"/>
    </style:style>
    <style:style style:name="P116" style:family="paragraph" style:parent-style-name="Body">
      <style:text-properties officeooo:paragraph-rsid="033245b2"/>
    </style:style>
    <style:style style:name="P117" style:family="paragraph" style:parent-style-name="Body">
      <style:text-properties officeooo:rsid="033c283f" officeooo:paragraph-rsid="03775f36"/>
    </style:style>
    <style:style style:name="P118" style:family="paragraph" style:parent-style-name="Body">
      <style:text-properties officeooo:paragraph-rsid="03426e3d"/>
    </style:style>
    <style:style style:name="P119" style:family="paragraph" style:parent-style-name="Body">
      <style:text-properties officeooo:rsid="0379203b" officeooo:paragraph-rsid="0379203b"/>
    </style:style>
    <style:style style:name="P120" style:family="paragraph" style:parent-style-name="Body">
      <style:text-properties officeooo:rsid="0345e1c2" officeooo:paragraph-rsid="037d5dba"/>
    </style:style>
    <style:style style:name="P121" style:family="paragraph" style:parent-style-name="Body">
      <style:text-properties officeooo:rsid="0345e1c2" officeooo:paragraph-rsid="037deae6"/>
    </style:style>
    <style:style style:name="P122" style:family="paragraph" style:parent-style-name="Body">
      <style:text-properties officeooo:paragraph-rsid="0355fa90"/>
    </style:style>
    <style:style style:name="P123" style:family="paragraph" style:parent-style-name="Body">
      <style:text-properties officeooo:rsid="0381a751" officeooo:paragraph-rsid="0381a751"/>
    </style:style>
    <style:style style:name="P124" style:family="paragraph" style:parent-style-name="Body">
      <style:text-properties officeooo:rsid="035dfea9" officeooo:paragraph-rsid="03920d2a"/>
    </style:style>
    <style:style style:name="P125" style:family="paragraph" style:parent-style-name="Body">
      <style:text-properties officeooo:rsid="035dfea9" officeooo:paragraph-rsid="039a4726"/>
    </style:style>
    <style:style style:name="P126" style:family="paragraph" style:parent-style-name="Body">
      <style:text-properties officeooo:rsid="035fff6c" officeooo:paragraph-rsid="03920d2a"/>
    </style:style>
    <style:style style:name="P127" style:family="paragraph" style:parent-style-name="Body">
      <style:text-properties officeooo:rsid="036bf804" officeooo:paragraph-rsid="03920d2a"/>
    </style:style>
    <style:style style:name="P128" style:family="paragraph" style:parent-style-name="Body">
      <style:text-properties officeooo:paragraph-rsid="03920d2a"/>
    </style:style>
    <style:style style:name="P129" style:family="paragraph" style:parent-style-name="Body">
      <style:text-properties officeooo:paragraph-rsid="0393bb16"/>
    </style:style>
    <style:style style:name="P130" style:family="paragraph" style:parent-style-name="Body">
      <style:text-properties officeooo:paragraph-rsid="03960add"/>
    </style:style>
    <style:style style:name="P131" style:family="paragraph" style:parent-style-name="Body">
      <style:text-properties officeooo:paragraph-rsid="039948bf"/>
    </style:style>
    <style:style style:name="P132" style:family="paragraph" style:parent-style-name="Body">
      <style:text-properties officeooo:paragraph-rsid="039b7458"/>
    </style:style>
    <style:style style:name="P133" style:family="paragraph" style:parent-style-name="Body">
      <style:text-properties officeooo:rsid="039baff5" officeooo:paragraph-rsid="039baff5"/>
    </style:style>
    <style:style style:name="P134" style:family="paragraph" style:parent-style-name="Body">
      <style:text-properties officeooo:rsid="039baff5" officeooo:paragraph-rsid="039bea36"/>
    </style:style>
    <style:style style:name="P135" style:family="paragraph" style:parent-style-name="Body">
      <style:text-properties officeooo:rsid="039c5936" officeooo:paragraph-rsid="039c5936"/>
    </style:style>
    <style:style style:name="P136" style:family="paragraph" style:parent-style-name="Body">
      <style:text-properties officeooo:rsid="039c5936" officeooo:paragraph-rsid="03cbb844"/>
    </style:style>
    <style:style style:name="P137" style:family="paragraph" style:parent-style-name="Body">
      <style:text-properties officeooo:rsid="039ee466" officeooo:paragraph-rsid="039ee466"/>
    </style:style>
    <style:style style:name="P138" style:family="paragraph" style:parent-style-name="Body">
      <style:text-properties officeooo:paragraph-rsid="03a2b604"/>
    </style:style>
    <style:style style:name="P139" style:family="paragraph" style:parent-style-name="Body">
      <style:text-properties officeooo:rsid="03a3d4aa" officeooo:paragraph-rsid="03a3d4aa"/>
    </style:style>
    <style:style style:name="P140" style:family="paragraph" style:parent-style-name="Body">
      <style:text-properties officeooo:rsid="03a3ee42" officeooo:paragraph-rsid="03a3ee42"/>
    </style:style>
    <style:style style:name="P141" style:family="paragraph" style:parent-style-name="Body">
      <style:text-properties officeooo:paragraph-rsid="03a43e89"/>
    </style:style>
    <style:style style:name="P142" style:family="paragraph" style:parent-style-name="Body">
      <style:text-properties officeooo:paragraph-rsid="03a73d06"/>
    </style:style>
    <style:style style:name="P143" style:family="paragraph" style:parent-style-name="Body">
      <style:text-properties officeooo:rsid="02755b9d" officeooo:paragraph-rsid="033245b2"/>
    </style:style>
    <style:style style:name="P144" style:family="paragraph" style:parent-style-name="Body">
      <style:text-properties officeooo:rsid="03ac2884" officeooo:paragraph-rsid="03ac2884"/>
    </style:style>
    <style:style style:name="P145" style:family="paragraph" style:parent-style-name="Body">
      <style:text-properties officeooo:rsid="03245c8c" officeooo:paragraph-rsid="033245b2"/>
    </style:style>
    <style:style style:name="P146" style:family="paragraph" style:parent-style-name="Body">
      <style:text-properties officeooo:rsid="03b26179" officeooo:paragraph-rsid="03b26179"/>
    </style:style>
    <style:style style:name="P147" style:family="paragraph" style:parent-style-name="Body">
      <style:text-properties officeooo:rsid="03b26af5" officeooo:paragraph-rsid="03b26af5"/>
    </style:style>
    <style:style style:name="P148" style:family="paragraph" style:parent-style-name="Body">
      <style:text-properties officeooo:rsid="03b299c2" officeooo:paragraph-rsid="03b299c2"/>
    </style:style>
    <style:style style:name="P149" style:family="paragraph" style:parent-style-name="Body">
      <style:text-properties officeooo:rsid="03b4654b" officeooo:paragraph-rsid="03b4654b"/>
    </style:style>
    <style:style style:name="P150" style:family="paragraph" style:parent-style-name="Body">
      <style:text-properties officeooo:rsid="03b7e24a" officeooo:paragraph-rsid="03b7e24a"/>
    </style:style>
    <style:style style:name="P151" style:family="paragraph" style:parent-style-name="Body">
      <style:text-properties officeooo:rsid="03b8a2c6" officeooo:paragraph-rsid="03b8a2c6"/>
    </style:style>
    <style:style style:name="P152" style:family="paragraph" style:parent-style-name="Body">
      <style:text-properties officeooo:rsid="03b977f3" officeooo:paragraph-rsid="03b977f3"/>
    </style:style>
    <style:style style:name="P153" style:family="paragraph" style:parent-style-name="Body">
      <style:text-properties officeooo:rsid="03babe71" officeooo:paragraph-rsid="03babe71"/>
    </style:style>
    <style:style style:name="P154" style:family="paragraph" style:parent-style-name="Body">
      <style:text-properties officeooo:rsid="03be45b1" officeooo:paragraph-rsid="03be45b1"/>
    </style:style>
    <style:style style:name="P155" style:family="paragraph" style:parent-style-name="Body">
      <style:text-properties officeooo:paragraph-rsid="03c3ae66" style:language-asian="en" style:country-asian="US" style:language-complex="en" style:country-complex="US"/>
    </style:style>
    <style:style style:name="P156" style:family="paragraph" style:parent-style-name="Body">
      <style:text-properties officeooo:rsid="03cf40e1" officeooo:paragraph-rsid="03cf40e1"/>
    </style:style>
    <style:style style:name="P157"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15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920d2a" officeooo:paragraph-rsid="03920d2a"/>
    </style:style>
    <style:style style:name="P159" style:family="paragraph" style:parent-style-name="Body" style:master-page-name="">
      <style:paragraph-properties style:page-number="auto" fo:keep-with-next="always"/>
      <style:text-properties officeooo:paragraph-rsid="033245b2"/>
    </style:style>
    <style:style style:name="P160" style:family="paragraph" style:parent-style-name="Body" style:master-page-name="">
      <style:paragraph-properties style:page-number="auto" fo:keep-with-next="always"/>
      <style:text-properties officeooo:paragraph-rsid="033245b2"/>
    </style:style>
    <style:style style:name="P161" style:family="paragraph" style:parent-style-name="List_20_Bullet">
      <style:text-properties officeooo:paragraph-rsid="033245b2"/>
    </style:style>
    <style:style style:name="P162" style:family="paragraph" style:parent-style-name="List_20_Bullet">
      <style:text-properties officeooo:paragraph-rsid="03a43e89"/>
    </style:style>
    <style:style style:name="P163" style:family="paragraph" style:parent-style-name="List_20_Bullet">
      <style:text-properties officeooo:rsid="03a43e89" officeooo:paragraph-rsid="03a43e89"/>
    </style:style>
    <style:style style:name="P164"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165" style:family="paragraph" style:parent-style-name="List_20_Bullet_20_2" style:list-style-name="L1"/>
    <style:style style:name="P166" style:family="paragraph" style:parent-style-name="Contents_20_1">
      <style:paragraph-properties>
        <style:tab-stops>
          <style:tab-stop style:position="6.5in" style:type="right" style:leader-style="dotted" style:leader-text="."/>
        </style:tab-stops>
      </style:paragraph-properties>
    </style:style>
    <style:style style:name="P167" style:family="paragraph" style:parent-style-name="Contents_20_3">
      <style:paragraph-properties>
        <style:tab-stops>
          <style:tab-stop style:position="6.5in" style:type="right" style:leader-style="dotted" style:leader-text="."/>
        </style:tab-stops>
      </style:paragraph-properties>
    </style:style>
    <style:style style:name="P168" style:family="paragraph" style:parent-style-name="Contents_20_2">
      <style:paragraph-properties>
        <style:tab-stops>
          <style:tab-stop style:position="6.5in" style:type="right" style:leader-style="dotted" style:leader-text="."/>
        </style:tab-stops>
      </style:paragraph-properties>
    </style:style>
    <style:style style:name="P169" style:family="paragraph" style:parent-style-name="Table_20_Contents">
      <style:text-properties fo:font-size="11pt" officeooo:rsid="03262120" officeooo:paragraph-rsid="033245b2" style:font-size-asian="11pt" style:font-size-complex="11pt"/>
    </style:style>
    <style:style style:name="P170" style:family="paragraph" style:parent-style-name="Table_20_Heading">
      <style:text-properties fo:font-size="11pt" officeooo:rsid="03262120" officeooo:paragraph-rsid="033245b2" style:font-size-asian="11pt" style:font-size-complex="11pt"/>
    </style:style>
    <style:style style:name="P171" style:family="paragraph" style:parent-style-name="caption" style:master-page-name="">
      <style:paragraph-properties style:page-number="auto" fo:keep-with-next="always"/>
    </style:style>
    <style:style style:name="P172" style:family="paragraph" style:parent-style-name="caption" style:master-page-name="">
      <style:paragraph-properties style:page-number="auto" fo:keep-with-next="always"/>
      <style:text-properties officeooo:rsid="03a0e6bd" officeooo:paragraph-rsid="03a0e6bd"/>
    </style:style>
    <style:style style:name="P173" style:family="paragraph" style:parent-style-name="caption" style:master-page-name="">
      <style:paragraph-properties style:page-number="auto" fo:keep-with-next="always"/>
      <style:text-properties officeooo:rsid="03728a10" officeooo:paragraph-rsid="03728a10"/>
    </style:style>
    <style:style style:name="P174" style:family="paragraph" style:parent-style-name="caption" style:master-page-name="">
      <style:paragraph-properties style:page-number="auto" fo:keep-with-next="always"/>
      <style:text-properties officeooo:rsid="0372f2bd" officeooo:paragraph-rsid="0372f2bd"/>
    </style:style>
    <style:style style:name="P175" style:family="paragraph" style:parent-style-name="caption" style:master-page-name="">
      <style:paragraph-properties style:page-number="auto" fo:keep-with-next="always"/>
    </style:style>
    <style:style style:name="P176" style:family="paragraph" style:parent-style-name="caption" style:master-page-name="">
      <style:paragraph-properties style:page-number="auto" fo:keep-with-next="always"/>
      <style:text-properties officeooo:rsid="037cbbac" officeooo:paragraph-rsid="037cbbac"/>
    </style:style>
    <style:style style:name="P177" style:family="paragraph" style:parent-style-name="Code">
      <style:text-properties officeooo:rsid="03645211" officeooo:paragraph-rsid="03920d2a"/>
    </style:style>
    <style:style style:name="P178" style:family="paragraph" style:parent-style-name="Code">
      <style:text-properties officeooo:rsid="036ae807" officeooo:paragraph-rsid="036cd8b6"/>
    </style:style>
    <style:style style:name="P179" style:family="paragraph" style:parent-style-name="Code">
      <style:text-properties officeooo:rsid="036ae807" officeooo:paragraph-rsid="036eb7c1"/>
    </style:style>
    <style:style style:name="P180" style:family="paragraph" style:parent-style-name="Code">
      <style:text-properties officeooo:rsid="036ae807" officeooo:paragraph-rsid="03920d2a"/>
    </style:style>
    <style:style style:name="P181" style:family="paragraph" style:parent-style-name="Code">
      <style:text-properties officeooo:paragraph-rsid="03920d2a"/>
    </style:style>
    <style:style style:name="P182" style:family="paragraph" style:parent-style-name="Code">
      <style:text-properties officeooo:rsid="039baff5" officeooo:paragraph-rsid="039baff5"/>
    </style:style>
    <style:style style:name="P183" style:family="paragraph" style:parent-style-name="Code">
      <style:text-properties officeooo:rsid="039bea36" officeooo:paragraph-rsid="039bea36"/>
    </style:style>
    <style:style style:name="P184" style:family="paragraph" style:parent-style-name="Code">
      <style:text-properties officeooo:rsid="039c5936" officeooo:paragraph-rsid="039c5936"/>
    </style:style>
    <style:style style:name="P185" style:family="paragraph" style:parent-style-name="Code">
      <style:text-properties officeooo:paragraph-rsid="039ee466"/>
    </style:style>
    <style:style style:name="P186" style:family="paragraph" style:parent-style-name="Code">
      <style:text-properties officeooo:rsid="03babe71" officeooo:paragraph-rsid="03babe71"/>
    </style:style>
    <style:style style:name="P187" style:family="paragraph" style:parent-style-name="Code">
      <style:text-properties officeooo:rsid="03be45b1" officeooo:paragraph-rsid="03be45b1"/>
    </style:style>
    <style:style style:name="P188" style:family="paragraph" style:parent-style-name="Code">
      <style:text-properties officeooo:rsid="03c05df4" officeooo:paragraph-rsid="03c05df4"/>
    </style:style>
    <style:style style:name="P189" style:family="paragraph" style:parent-style-name="Table_20_Code">
      <style:text-properties fo:font-size="11pt" officeooo:rsid="03262120" officeooo:paragraph-rsid="033245b2" style:font-size-asian="11pt" style:font-size-complex="11pt"/>
    </style:style>
    <style:style style:name="P190" style:family="paragraph" style:parent-style-name="Heading_20_1">
      <style:text-properties officeooo:paragraph-rsid="033245b2"/>
    </style:style>
    <style:style style:name="P191" style:family="paragraph" style:parent-style-name="Heading_20_1">
      <style:text-properties officeooo:paragraph-rsid="033245b2" style:language-asian="en" style:country-asian="US" style:language-complex="en" style:country-complex="US"/>
    </style:style>
    <style:style style:name="P192" style:family="paragraph" style:parent-style-name="Heading_20_1">
      <style:text-properties officeooo:paragraph-rsid="033245b2" fo:background-color="transparent"/>
    </style:style>
    <style:style style:name="P193" style:family="paragraph" style:parent-style-name="Heading_20_1">
      <style:text-properties style:font-name="Times New Roman" fo:font-size="14pt" fo:font-weight="bold" officeooo:paragraph-rsid="033245b2" style:letter-kerning="true" style:font-name-asian="Arial3" style:font-size-asian="14pt" style:language-asian="en" style:country-asian="US" style:font-weight-asian="bold" style:font-name-complex="Times New Roman1" style:font-size-complex="12pt" style:language-complex="en" style:country-complex="US"/>
    </style:style>
    <style:style style:name="P194" style:family="paragraph" style:parent-style-name="Heading_20_1">
      <style:paragraph-properties fo:break-before="page"/>
      <style:text-properties officeooo:paragraph-rsid="033245b2"/>
    </style:style>
    <style:style style:name="P195" style:family="paragraph" style:parent-style-name="Heading_20_1" style:master-page-name="Standard">
      <style:paragraph-properties style:page-number="auto"/>
      <style:text-properties officeooo:paragraph-rsid="033245b2"/>
    </style:style>
    <style:style style:name="P196" style:family="paragraph" style:parent-style-name="Heading_20_3">
      <style:text-properties officeooo:paragraph-rsid="033245b2"/>
    </style:style>
    <style:style style:name="P197" style:family="paragraph" style:parent-style-name="Heading_20_3">
      <style:text-properties officeooo:paragraph-rsid="03426e3d"/>
    </style:style>
    <style:style style:name="P198" style:family="paragraph" style:parent-style-name="Heading_20_3">
      <style:text-properties officeooo:paragraph-rsid="03435a2a"/>
    </style:style>
    <style:style style:name="P199" style:family="paragraph" style:parent-style-name="Heading_20_3">
      <style:text-properties officeooo:rsid="03435a2a" officeooo:paragraph-rsid="03799383"/>
    </style:style>
    <style:style style:name="P200" style:family="paragraph" style:parent-style-name="Heading_20_3">
      <style:text-properties officeooo:paragraph-rsid="03507df8"/>
    </style:style>
    <style:style style:name="P201" style:family="paragraph" style:parent-style-name="Heading_20_3">
      <style:text-properties officeooo:rsid="02500929" officeooo:paragraph-rsid="03507df8"/>
    </style:style>
    <style:style style:name="P202" style:family="paragraph" style:parent-style-name="Heading_20_3">
      <style:text-properties officeooo:rsid="02500929" officeooo:paragraph-rsid="0346ad51"/>
    </style:style>
    <style:style style:name="P203" style:family="paragraph" style:parent-style-name="Heading_20_3">
      <style:text-properties officeooo:rsid="02515492" officeooo:paragraph-rsid="0355d1a1"/>
    </style:style>
    <style:style style:name="P204" style:family="paragraph" style:parent-style-name="Heading_20_3">
      <style:text-properties officeooo:rsid="024c20ef" officeooo:paragraph-rsid="035dfea9"/>
    </style:style>
    <style:style style:name="P205" style:family="paragraph" style:parent-style-name="Heading_20_3">
      <style:text-properties officeooo:rsid="0346ad51" officeooo:paragraph-rsid="0346d788"/>
    </style:style>
    <style:style style:name="P206" style:family="paragraph" style:parent-style-name="Heading_20_3">
      <style:text-properties officeooo:rsid="0346ad51" officeooo:paragraph-rsid="03920d2a"/>
    </style:style>
    <style:style style:name="P207" style:family="paragraph" style:parent-style-name="Heading_20_3">
      <style:text-properties officeooo:rsid="03672ada" officeooo:paragraph-rsid="03920d2a"/>
    </style:style>
    <style:style style:name="P208" style:family="paragraph" style:parent-style-name="Heading_20_3">
      <style:text-properties officeooo:rsid="03251980" officeooo:paragraph-rsid="033245b2"/>
    </style:style>
    <style:style style:name="P209" style:family="paragraph" style:parent-style-name="Heading_20_3">
      <style:text-properties officeooo:paragraph-rsid="033245b2" style:language-asian="en" style:country-asian="US" style:language-complex="en" style:country-complex="US"/>
    </style:style>
    <style:style style:name="P210" style:family="paragraph" style:parent-style-name="Heading_20_3">
      <style:text-properties officeooo:rsid="02755b9d" officeooo:paragraph-rsid="033245b2"/>
    </style:style>
    <style:style style:name="P211" style:family="paragraph" style:parent-style-name="Heading_20_3">
      <style:text-properties officeooo:rsid="03245c8c" officeooo:paragraph-rsid="033245b2"/>
    </style:style>
    <style:style style:name="P212" style:family="paragraph" style:parent-style-name="Heading_20_3">
      <style:text-properties officeooo:paragraph-rsid="03799383"/>
    </style:style>
    <style:style style:name="P213" style:family="paragraph" style:parent-style-name="Heading_20_3">
      <style:text-properties officeooo:paragraph-rsid="03920d2a"/>
    </style:style>
    <style:style style:name="P214" style:family="paragraph" style:parent-style-name="Heading_20_3">
      <style:text-properties officeooo:rsid="03ac2884" officeooo:paragraph-rsid="03ac2884"/>
    </style:style>
    <style:style style:name="P215" style:family="paragraph" style:parent-style-name="Heading_20_3">
      <style:text-properties officeooo:rsid="03b06c05" officeooo:paragraph-rsid="03b06c05"/>
    </style:style>
    <style:style style:name="P216" style:family="paragraph" style:parent-style-name="Heading_20_3" style:master-page-name="">
      <style:paragraph-properties style:page-number="auto" fo:break-before="auto" fo:break-after="auto"/>
      <style:text-properties officeooo:paragraph-rsid="033245b2"/>
    </style:style>
    <style:style style:name="P217" style:family="paragraph" style:parent-style-name="Heading_20_2">
      <style:text-properties officeooo:paragraph-rsid="033245b2"/>
    </style:style>
    <style:style style:name="P218" style:family="paragraph" style:parent-style-name="Heading_20_2">
      <style:text-properties officeooo:rsid="0343ff7d" officeooo:paragraph-rsid="0343ff7d"/>
    </style:style>
    <style:style style:name="P219" style:family="paragraph" style:parent-style-name="Heading_20_2">
      <style:text-properties officeooo:rsid="038b974d" officeooo:paragraph-rsid="038b974d"/>
    </style:style>
    <style:style style:name="P220" style:family="paragraph" style:parent-style-name="Heading_20_2">
      <style:text-properties officeooo:rsid="039baff5" officeooo:paragraph-rsid="039baff5"/>
    </style:style>
    <style:style style:name="P221" style:family="paragraph" style:parent-style-name="Heading_20_2">
      <style:text-properties officeooo:rsid="03a43e89" officeooo:paragraph-rsid="03a43e89"/>
    </style:style>
    <style:style style:name="P222" style:family="paragraph" style:parent-style-name="Heading_20_2">
      <style:text-properties officeooo:rsid="03251980" officeooo:paragraph-rsid="033245b2"/>
    </style:style>
    <style:style style:name="P223" style:family="paragraph" style:parent-style-name="Heading_20_2">
      <style:paragraph-properties fo:break-before="page"/>
      <style:text-properties officeooo:paragraph-rsid="033245b2"/>
    </style:style>
    <style:style style:name="P224" style:family="paragraph" style:parent-style-name="Heading_20_2">
      <style:paragraph-properties fo:break-before="page"/>
      <style:text-properties fo:font-style="italic" fo:font-weight="bold" officeooo:paragraph-rsid="033245b2" style:font-style-asian="italic" style:font-weight-asian="bold"/>
    </style:style>
    <style:style style:name="P225" style:family="paragraph" style:parent-style-name="Heading_20_2" style:master-page-name="">
      <style:paragraph-properties style:page-number="auto" fo:break-before="auto" fo:break-after="auto"/>
      <style:text-properties officeooo:rsid="03b26af5" officeooo:paragraph-rsid="03b26af5"/>
    </style:style>
    <style:style style:name="P226" style:family="paragraph" style:parent-style-name="Heading_20_4">
      <style:text-properties officeooo:paragraph-rsid="033245b2"/>
    </style:style>
    <style:style style:name="P227" style:family="paragraph" style:parent-style-name="Heading_20_4">
      <style:text-properties officeooo:paragraph-rsid="03426e3d"/>
    </style:style>
    <style:style style:name="P228" style:family="paragraph" style:parent-style-name="Heading_20_4">
      <style:text-properties officeooo:paragraph-rsid="03435a2a"/>
    </style:style>
    <style:style style:name="P229" style:family="paragraph" style:parent-style-name="Heading_20_4">
      <style:text-properties officeooo:paragraph-rsid="03507df8"/>
    </style:style>
    <style:style style:name="P230" style:family="paragraph" style:parent-style-name="Heading_20_4">
      <style:text-properties officeooo:rsid="02500929" officeooo:paragraph-rsid="03507df8"/>
    </style:style>
    <style:style style:name="P231" style:family="paragraph" style:parent-style-name="Heading_20_4">
      <style:text-properties officeooo:rsid="02500929" officeooo:paragraph-rsid="0346d788"/>
    </style:style>
    <style:style style:name="P232" style:family="paragraph" style:parent-style-name="Heading_20_4">
      <style:text-properties officeooo:rsid="02500929" officeooo:paragraph-rsid="0346ad51"/>
    </style:style>
    <style:style style:name="P233" style:family="paragraph" style:parent-style-name="Heading_20_4">
      <style:text-properties officeooo:rsid="02500929" officeooo:paragraph-rsid="035eb393"/>
    </style:style>
    <style:style style:name="P234" style:family="paragraph" style:parent-style-name="Heading_20_4">
      <style:text-properties officeooo:rsid="02500929" officeooo:paragraph-rsid="035fff6c"/>
    </style:style>
    <style:style style:name="P235" style:family="paragraph" style:parent-style-name="Heading_20_4">
      <style:text-properties officeooo:rsid="02500929" officeooo:paragraph-rsid="036cd8b6"/>
    </style:style>
    <style:style style:name="P236" style:family="paragraph" style:parent-style-name="Heading_20_4">
      <style:text-properties officeooo:rsid="02500929" officeooo:paragraph-rsid="036eb7c1"/>
    </style:style>
    <style:style style:name="P237" style:family="paragraph" style:parent-style-name="Heading_20_4">
      <style:text-properties officeooo:rsid="02500929" officeooo:paragraph-rsid="03920d2a"/>
    </style:style>
    <style:style style:name="P238" style:family="paragraph" style:parent-style-name="Heading_20_4">
      <style:text-properties officeooo:paragraph-rsid="0346d788"/>
    </style:style>
    <style:style style:name="P239" style:family="paragraph" style:parent-style-name="Heading_20_4">
      <style:text-properties officeooo:paragraph-rsid="0346ad51"/>
    </style:style>
    <style:style style:name="P240" style:family="paragraph" style:parent-style-name="Heading_20_4">
      <style:text-properties officeooo:paragraph-rsid="035eb393"/>
    </style:style>
    <style:style style:name="P241" style:family="paragraph" style:parent-style-name="Heading_20_4">
      <style:text-properties officeooo:paragraph-rsid="035fff6c"/>
    </style:style>
    <style:style style:name="P242" style:family="paragraph" style:parent-style-name="Heading_20_4">
      <style:text-properties officeooo:paragraph-rsid="036cd8b6"/>
    </style:style>
    <style:style style:name="P243" style:family="paragraph" style:parent-style-name="Heading_20_4">
      <style:text-properties officeooo:paragraph-rsid="036eb7c1"/>
    </style:style>
    <style:style style:name="P244" style:family="paragraph" style:parent-style-name="Heading_20_4">
      <style:text-properties officeooo:paragraph-rsid="03920d2a"/>
    </style:style>
    <style:style style:name="P245" style:family="paragraph" style:parent-style-name="Heading_20_4">
      <style:text-properties officeooo:paragraph-rsid="039b7458"/>
    </style:style>
    <style:style style:name="P2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45d30" style:font-weight-asian="bold" style:font-weight-complex="bold"/>
    </style:style>
    <style:style style:name="T5" style:family="text">
      <style:text-properties fo:font-weight="bold" officeooo:rsid="0374c27f" style:font-weight-asian="bold" style:font-weight-complex="bold"/>
    </style:style>
    <style:style style:name="T6" style:family="text">
      <style:text-properties fo:font-weight="bold" officeooo:rsid="03435a2a" style:font-weight-asian="bold" style:font-weight-complex="bold"/>
    </style:style>
    <style:style style:name="T7" style:family="text">
      <style:text-properties fo:font-weight="bold" officeooo:rsid="02500929" style:font-weight-asian="bold" style:font-weight-complex="bold"/>
    </style:style>
    <style:style style:name="T8" style:family="text">
      <style:text-properties fo:font-weight="bold" officeooo:rsid="035fff6c" style:font-weight-asian="bold" style:font-weight-complex="bold"/>
    </style:style>
    <style:style style:name="T9" style:family="text">
      <style:text-properties fo:font-weight="bold" officeooo:rsid="03628492" style:font-weight-asian="bold" style:font-weight-complex="bold"/>
    </style:style>
    <style:style style:name="T10" style:family="text">
      <style:text-properties fo:font-weight="bold" officeooo:rsid="03890af9" style:font-weight-asian="bold" style:font-weight-complex="bold"/>
    </style:style>
    <style:style style:name="T11" style:family="text">
      <style:text-properties fo:font-weight="bold" officeooo:rsid="035eb393" style:font-weight-asian="bold" style:font-weight-complex="bold"/>
    </style:style>
    <style:style style:name="T12" style:family="text">
      <style:text-properties fo:font-weight="bold" officeooo:rsid="038f22f4" style:font-weight-asian="bold" style:font-weight-complex="bold"/>
    </style:style>
    <style:style style:name="T13" style:family="text">
      <style:text-properties fo:font-weight="bold" officeooo:rsid="03920d2a" style:font-weight-asian="bold" style:font-weight-complex="bold"/>
    </style:style>
    <style:style style:name="T14" style:family="text">
      <style:text-properties fo:font-weight="bold" style:letter-kerning="true" style:font-weight-asian="bold"/>
    </style:style>
    <style:style style:name="T15" style:family="text">
      <style:text-properties fo:font-weight="bold" officeooo:rsid="02b4df57" style:letter-kerning="true" style:font-weight-asian="bold"/>
    </style:style>
    <style:style style:name="T16" style:family="text">
      <style:text-properties fo:font-weight="bold" officeooo:rsid="0170eb86" style:letter-kerning="true" style:font-weight-asian="bold"/>
    </style:style>
    <style:style style:name="T17" style:family="text">
      <style:text-properties fo:color="#000000" style:font-name="Arial2" fo:font-size="12pt" fo:background-color="transparent" loext:char-shading-value="0" style:font-name-asian="Arial3" style:font-size-asian="12pt" style:language-asian="en" style:country-asian="US" style:font-name-complex="Times New Roman1" style:font-size-complex="12pt" style:language-complex="en" style:country-complex="US"/>
    </style:style>
    <style:style style:name="T18" style:family="text">
      <style:text-properties fo:color="#000000" style:font-name-asian="Arial3" style:language-asian="en" style:country-asian="US" style:font-weight-asian="bold" style:font-name-complex="Times New Roman1" style:language-complex="en" style:country-complex="US"/>
    </style:style>
    <style:style style:name="T19" style:family="text">
      <style:text-properties fo:color="#000000" style:font-name-asian="Arial3" style:language-asian="en" style:country-asian="US" style:font-name-complex="Times New Roman1" style:language-complex="en" style:country-complex="US"/>
    </style:style>
    <style:style style:name="T20" style:family="text">
      <style:text-properties fo:font-size="28pt" fo:font-weight="bold" style:font-size-asian="28pt" style:font-weight-asian="bold" style:font-size-complex="28pt"/>
    </style:style>
    <style:style style:name="T21" style:family="text">
      <style:text-properties fo:font-size="28pt" fo:font-weight="bold" officeooo:rsid="0217c8b6" style:font-size-asian="28pt" style:font-weight-asian="bold" style:font-size-complex="28pt"/>
    </style:style>
    <style:style style:name="T22" style:family="text">
      <style:text-properties fo:font-size="28pt" fo:font-weight="bold" officeooo:rsid="033245b2" style:font-size-asian="28pt" style:font-weight-asian="bold" style:font-size-complex="28pt"/>
    </style:style>
    <style:style style:name="T23" style:family="text">
      <style:text-properties fo:font-style="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2717d12" style:font-style-asian="italic" style:font-style-complex="italic"/>
    </style:style>
    <style:style style:name="T27" style:family="text">
      <style:text-properties fo:font-style="italic" officeooo:rsid="0346d788" style:font-style-asian="italic" style:font-style-complex="italic"/>
    </style:style>
    <style:style style:name="T28" style:family="text">
      <style:text-properties fo:font-style="italic" officeooo:rsid="022d404f" style:font-style-asian="italic" style:font-style-complex="italic"/>
    </style:style>
    <style:style style:name="T29" style:family="text">
      <style:text-properties fo:font-style="italic" officeooo:rsid="03745d30" style:font-style-asian="italic" style:font-style-complex="italic"/>
    </style:style>
    <style:style style:name="T30" style:family="text">
      <style:text-properties fo:font-style="italic" officeooo:rsid="037cbbac" style:font-style-asian="italic" style:font-style-complex="italic"/>
    </style:style>
    <style:style style:name="T31" style:family="text">
      <style:text-properties fo:font-style="italic" officeooo:rsid="034ea627" style:font-style-asian="italic" style:font-style-complex="italic"/>
    </style:style>
    <style:style style:name="T32" style:family="text">
      <style:text-properties fo:font-style="italic" officeooo:rsid="037deae6" style:font-style-asian="italic" style:font-style-complex="italic"/>
    </style:style>
    <style:style style:name="T33" style:family="text">
      <style:text-properties fo:font-style="italic" officeooo:rsid="037fa00d" style:font-style-asian="italic" style:font-style-complex="italic"/>
    </style:style>
    <style:style style:name="T34" style:family="text">
      <style:text-properties fo:font-style="italic" officeooo:rsid="0383e379" style:font-style-asian="italic" style:font-style-complex="italic"/>
    </style:style>
    <style:style style:name="T35" style:family="text">
      <style:text-properties fo:font-style="italic" officeooo:rsid="03a2b604" style:font-style-asian="italic" style:font-style-complex="italic"/>
    </style:style>
    <style:style style:name="T36" style:family="text">
      <style:text-properties fo:font-style="italic" officeooo:rsid="02736634"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3573ced" style:font-style-asian="italic" style:font-weight-asian="bold" style:font-style-complex="italic" style:font-weight-complex="bold"/>
    </style:style>
    <style:style style:name="T39" style:family="text">
      <style:text-properties fo:font-style="italic" fo:font-weight="bold" officeooo:rsid="0355d1a1" style:font-style-asian="italic" style:font-weight-asian="bold" style:font-style-complex="italic" style:font-weight-complex="bold"/>
    </style:style>
    <style:style style:name="T40" style:family="text">
      <style:text-properties fo:font-style="italic" fo:font-weight="bold" officeooo:rsid="03745d30" style:font-style-asian="italic" style:font-weight-asian="bold" style:font-style-complex="italic" style:font-weight-complex="bold"/>
    </style:style>
    <style:style style:name="T41" style:family="text">
      <style:text-properties fo:font-style="italic" fo:font-weight="bold" officeooo:rsid="02500929" style:font-style-asian="italic" style:font-weight-asian="bold" style:font-style-complex="italic" style:font-weight-complex="bold"/>
    </style:style>
    <style:style style:name="T42" style:family="text">
      <style:text-properties fo:font-style="italic" fo:font-weight="bold" officeooo:rsid="024c20ef" style:font-style-asian="italic" style:font-weight-asian="bold" style:font-style-complex="italic" style:font-weight-complex="bold"/>
    </style:style>
    <style:style style:name="T43" style:family="text">
      <style:text-properties fo:font-style="italic" fo:font-weight="bold" officeooo:rsid="0383e379" style:font-style-asian="italic" style:font-weight-asian="bold" style:font-style-complex="italic" style:font-weight-complex="bold"/>
    </style:style>
    <style:style style:name="T44" style:family="text">
      <style:text-properties fo:font-style="italic" fo:font-weight="bold" style:font-style-asian="italic" style:font-weight-asian="bold" style:font-weight-complex="bold"/>
    </style:style>
    <style:style style:name="T45"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46"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47" style:family="text">
      <style:text-properties fo:font-style="italic" style:font-name-asian="Arial3" style:language-asian="en" style:country-asian="US" style:font-style-asian="italic" style:font-name-complex="Times New Roman1" style:language-complex="en" style:country-complex="US"/>
    </style:style>
    <style:style style:name="T48" style:family="text">
      <style:text-properties fo:font-style="italic" style:language-asian="en" style:country-asian="US" style:font-style-asian="italic" style:language-complex="en" style:country-complex="US" style:font-style-complex="italic"/>
    </style:style>
    <style:style style:name="T49" style:family="text">
      <style:text-properties fo:font-size="7pt" style:font-size-asian="7pt" style:font-size-complex="7pt"/>
    </style:style>
    <style:style style:name="T50" style:family="text">
      <style:text-properties fo:font-size="7pt" officeooo:rsid="02157b68" style:font-size-asian="7pt" style:font-size-complex="7pt"/>
    </style:style>
    <style:style style:name="T51" style:family="text">
      <style:text-properties fo:font-size="7pt" officeooo:rsid="033245b2" style:font-size-asian="7pt" style:font-size-complex="7pt"/>
    </style:style>
    <style:style style:name="T52" style:family="text">
      <style:text-properties fo:font-style="normal"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fo:font-style="normal" fo:font-weight="normal" officeooo:rsid="035150ab" style:font-style-asian="normal" style:font-weight-asian="normal" style:font-style-complex="normal" style:font-weight-complex="normal"/>
    </style:style>
    <style:style style:name="T55" style:family="text">
      <style:text-properties fo:font-style="normal" fo:font-weight="normal" officeooo:rsid="0355d1a1" style:font-style-asian="normal" style:font-weight-asian="normal" style:font-style-complex="normal" style:font-weight-complex="normal"/>
    </style:style>
    <style:style style:name="T56" style:family="text">
      <style:text-properties fo:font-style="normal" style:font-name-asian="Arial3" style:language-asian="en" style:country-asian="US" style:font-style-asian="normal" style:font-name-complex="Times New Roman1" style:language-complex="en" style:country-complex="US" style:font-style-complex="normal"/>
    </style:style>
    <style:style style:name="T57" style:family="text">
      <style:text-properties officeooo:rsid="026a8d24"/>
    </style:style>
    <style:style style:name="T58" style:family="text">
      <style:text-properties fo:font-size="11pt" fo:font-weight="bold"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59" style:family="text">
      <style:text-properties fo:font-size="11pt" fo:font-weight="bold" officeooo:rsid="03ab7e98"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60" style:family="text">
      <style:text-properties officeooo:rsid="02a51476"/>
    </style:style>
    <style:style style:name="T61" style:family="text">
      <style:text-properties style:font-name="Arial" fo:font-size="12pt" fo:language="en" fo:country="US" style:font-size-asian="12pt" style:language-asian="en" style:country-asian="US" style:font-name-complex="Times New Roman1" style:font-size-complex="12pt" style:language-complex="en" style:country-complex="US"/>
    </style:style>
    <style:style style:name="T62" style:family="text">
      <style:text-properties style:font-name="Arial" fo:font-size="12pt" fo:language="en" fo:country="US" officeooo:rsid="03325c6b" style:font-size-asian="12pt" style:language-asian="en" style:country-asian="US" style:font-name-complex="Times New Roman1" style:font-size-complex="12pt" style:language-complex="en" style:country-complex="US"/>
    </style:style>
    <style:style style:name="T63" style:family="text">
      <style:text-properties style:font-name="Arial" fo:font-size="12pt" fo:language="en" fo:country="US" officeooo:rsid="03702c27" style:font-size-asian="12pt" style:language-asian="en" style:country-asian="US" style:font-name-complex="Times New Roman1" style:font-size-complex="12pt" style:language-complex="en" style:country-complex="US"/>
    </style:style>
    <style:style style:name="T64" style:family="text">
      <style:text-properties style:font-name="Arial" fo:font-size="12pt" fo:language="en" fo:country="US" style:font-size-asian="12pt" style:language-asian="en" style:country-asian="US" style:font-name-complex="Times New Roman1" style:font-size-complex="8pt" style:language-complex="en" style:country-complex="US"/>
    </style:style>
    <style:style style:name="T65" style:family="text">
      <style:text-properties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66" style:family="text">
      <style:text-properties style:font-name="Arial" fo:font-size="12pt" fo:language="en" fo:country="US" fo:font-weight="bold" officeooo:rsid="03d2b6b7" style:font-size-asian="12pt" style:language-asian="en" style:country-asian="US" style:font-weight-asian="bold" style:font-name-complex="Times New Roman1" style:font-size-complex="12pt" style:language-complex="en" style:country-complex="US"/>
    </style:style>
    <style:style style:name="T67" style:family="text">
      <style:text-properties style:font-name="Arial" fo:language="en" fo:country="US" fo:font-style="italic" style:language-asian="en" style:country-asian="US" style:font-style-asian="italic" style:font-name-complex="Times New Roman1" style:language-complex="en" style:country-complex="US" style:font-style-complex="italic"/>
    </style:style>
    <style:style style:name="T68" style:family="text">
      <style:text-properties officeooo:rsid="02f6521f"/>
    </style:style>
    <style:style style:name="T69" style:family="text">
      <style:text-properties fo:color="#008080"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70" style:family="text">
      <style:text-properties fo:color="#0000ff" style:font-name="Arial" fo:font-size="12pt" fo:language="en" fo:country="US" style:text-underline-style="solid" style:text-underline-width="auto" style:text-underline-color="font-color" style:font-size-asian="12pt" style:language-asian="en" style:country-asian="US" style:font-name-complex="Times New Roman1" style:font-size-complex="12pt" style:language-complex="en" style:country-complex="US"/>
    </style:style>
    <style:style style:name="T71" style:family="text">
      <style:text-properties fo:color="#0000ff" style:font-name="Arial" fo:font-size="12pt" fo:language="en" fo:country="US" style:text-underline-style="solid" style:text-underline-width="auto" style:text-underline-color="font-color" style:font-size-asian="12pt" style:language-asian="en" style:country-asian="US" style:font-name-complex="Times New Roman1" style:font-size-complex="8pt" style:language-complex="en" style:country-complex="US"/>
    </style:style>
    <style:style style:name="T72" style:family="text">
      <style:text-properties fo:color="#0000ff" style:font-name="Arial" fo:font-size="12pt" fo:language="en" fo:country="US" style:text-underline-style="solid" style:text-underline-width="auto" style:text-underline-color="font-color" officeooo:rsid="0333881b" style:font-size-asian="12pt" style:language-asian="en" style:country-asian="US" style:font-name-complex="Times New Roman1" style:font-size-complex="8pt" style:language-complex="en" style:country-complex="US"/>
    </style:style>
    <style:style style:name="T73" style:family="text">
      <style:text-properties fo:color="#0000ff" style:font-name="Arial" fo:font-size="12pt" fo:language="en" fo:country="US" style:text-underline-style="solid" style:text-underline-width="auto" style:text-underline-color="font-color" officeooo:rsid="0371b583" style:font-size-asian="12pt" style:language-asian="en" style:country-asian="US" style:font-name-complex="Times New Roman1" style:font-size-complex="8pt" style:language-complex="en" style:country-complex="US"/>
    </style:style>
    <style:style style:name="T74" style:family="text">
      <style:text-properties officeooo:rsid="02afbf8e"/>
    </style:style>
    <style:style style:name="T75" style:family="text">
      <style:text-properties officeooo:rsid="02b19c25"/>
    </style:style>
    <style:style style:name="T76" style:family="text">
      <style:text-properties officeooo:rsid="022a5562"/>
    </style:style>
    <style:style style:name="T77" style:family="text">
      <style:text-properties fo:font-size="12pt" style:font-name-asian="Arial3" style:font-size-asian="12pt" style:language-asian="en" style:country-asian="US" style:font-name-complex="Times New Roman1" style:font-size-complex="12pt" style:language-complex="en" style:country-complex="US"/>
    </style:style>
    <style:style style:name="T78" style:family="text">
      <style:text-properties fo:font-size="12pt" officeooo:rsid="02f934de" style:font-name-asian="Arial3" style:font-size-asian="12pt" style:language-asian="en" style:country-asian="US" style:font-name-complex="Times New Roman1" style:font-size-complex="12pt" style:language-complex="en" style:country-complex="US"/>
    </style:style>
    <style:style style:name="T79" style:family="text">
      <style:text-properties fo:font-size="12pt" officeooo:rsid="03051d1a" style:font-name-asian="Arial3" style:font-size-asian="12pt" style:language-asian="en" style:country-asian="US" style:font-name-complex="Times New Roman1" style:font-size-complex="12pt" style:language-complex="en" style:country-complex="US"/>
    </style:style>
    <style:style style:name="T80" style:family="text">
      <style:text-properties fo:font-size="12pt" officeooo:rsid="0357f9a4" style:font-name-asian="Arial3" style:font-size-asian="12pt" style:language-asian="en" style:country-asian="US" style:font-name-complex="Times New Roman1" style:font-size-complex="12pt" style:language-complex="en" style:country-complex="US"/>
    </style:style>
    <style:style style:name="T81" style:family="text">
      <style:text-properties fo:font-size="12pt" officeooo:rsid="030692e3" style:font-name-asian="Arial3" style:font-size-asian="12pt" style:language-asian="en" style:country-asian="US" style:font-name-complex="Times New Roman1" style:font-size-complex="12pt" style:language-complex="en" style:country-complex="US"/>
    </style:style>
    <style:style style:name="T82" style:family="text">
      <style:text-properties fo:font-size="12pt" officeooo:rsid="02308e08" style:font-name-asian="Arial3" style:font-size-asian="12pt" style:language-asian="en" style:country-asian="US" style:font-name-complex="Times New Roman1" style:font-size-complex="12pt" style:language-complex="en" style:country-complex="US"/>
    </style:style>
    <style:style style:name="T83" style:family="text">
      <style:text-properties fo:font-size="12pt" officeooo:rsid="0232df43" style:font-name-asian="Arial3" style:font-size-asian="12pt" style:language-asian="en" style:country-asian="US" style:font-name-complex="Times New Roman1" style:font-size-complex="12pt" style:language-complex="en" style:country-complex="US"/>
    </style:style>
    <style:style style:name="T84" style:family="text">
      <style:text-properties fo:font-size="12pt" officeooo:rsid="026bc2ef" style:font-name-asian="Arial3" style:font-size-asian="12pt" style:language-asian="en" style:country-asian="US" style:font-name-complex="Times New Roman1" style:font-size-complex="12pt" style:language-complex="en" style:country-complex="US"/>
    </style:style>
    <style:style style:name="T85" style:family="text">
      <style:text-properties fo:font-size="12pt" officeooo:rsid="02755b9d" style:font-name-asian="Arial3" style:font-size-asian="12pt" style:language-asian="en" style:country-asian="US" style:font-name-complex="Times New Roman1" style:font-size-complex="12pt" style:language-complex="en" style:country-complex="US"/>
    </style:style>
    <style:style style:name="T86" style:family="text">
      <style:text-properties fo:font-size="12pt" officeooo:rsid="0333881b" style:font-name-asian="Arial3" style:font-size-asian="12pt" style:language-asian="en" style:country-asian="US" style:font-name-complex="Times New Roman1" style:font-size-complex="12pt" style:language-complex="en" style:country-complex="US"/>
    </style:style>
    <style:style style:name="T87" style:family="text">
      <style:text-properties fo:font-size="12pt" officeooo:rsid="0334a306" style:font-name-asian="Arial3" style:font-size-asian="12pt" style:language-asian="en" style:country-asian="US" style:font-name-complex="Times New Roman1" style:font-size-complex="12pt" style:language-complex="en" style:country-complex="US"/>
    </style:style>
    <style:style style:name="T88" style:family="text">
      <style:text-properties fo:font-size="12pt" officeooo:rsid="0335f8b9" style:font-name-asian="Arial3" style:font-size-asian="12pt" style:language-asian="en" style:country-asian="US" style:font-name-complex="Times New Roman1" style:font-size-complex="12pt" style:language-complex="en" style:country-complex="US"/>
    </style:style>
    <style:style style:name="T89" style:family="text">
      <style:text-properties fo:font-size="12pt" officeooo:rsid="033605fe" style:font-name-asian="Arial3" style:font-size-asian="12pt" style:language-asian="en" style:country-asian="US" style:font-name-complex="Times New Roman1" style:font-size-complex="12pt" style:language-complex="en" style:country-complex="US"/>
    </style:style>
    <style:style style:name="T90" style:family="text">
      <style:text-properties fo:font-size="12pt" officeooo:rsid="03375bf9" style:font-name-asian="Arial3" style:font-size-asian="12pt" style:language-asian="en" style:country-asian="US" style:font-name-complex="Times New Roman1" style:font-size-complex="12pt" style:language-complex="en" style:country-complex="US"/>
    </style:style>
    <style:style style:name="T91" style:family="text">
      <style:text-properties fo:font-size="12pt" officeooo:rsid="0337c768" style:font-name-asian="Arial3" style:font-size-asian="12pt" style:language-asian="en" style:country-asian="US" style:font-name-complex="Times New Roman1" style:font-size-complex="12pt" style:language-complex="en" style:country-complex="US"/>
    </style:style>
    <style:style style:name="T92" style:family="text">
      <style:text-properties fo:font-size="12pt" officeooo:rsid="0338a1d2" style:font-name-asian="Arial3" style:font-size-asian="12pt" style:language-asian="en" style:country-asian="US" style:font-name-complex="Times New Roman1" style:font-size-complex="12pt" style:language-complex="en" style:country-complex="US"/>
    </style:style>
    <style:style style:name="T93" style:family="text">
      <style:text-properties fo:font-size="12pt" officeooo:rsid="03728a10" style:font-name-asian="Arial3" style:font-size-asian="12pt" style:language-asian="en" style:country-asian="US" style:font-name-complex="Times New Roman1" style:font-size-complex="12pt" style:language-complex="en" style:country-complex="US"/>
    </style:style>
    <style:style style:name="T94" style:family="text">
      <style:text-properties fo:font-size="12pt" officeooo:rsid="03745d30" style:font-name-asian="Arial3" style:font-size-asian="12pt" style:language-asian="en" style:country-asian="US" style:font-name-complex="Times New Roman1" style:font-size-complex="12pt" style:language-complex="en" style:country-complex="US"/>
    </style:style>
    <style:style style:name="T95" style:family="text">
      <style:text-properties fo:font-size="12pt" officeooo:rsid="0374c27f" style:font-name-asian="Arial3" style:font-size-asian="12pt" style:language-asian="en" style:country-asian="US" style:font-name-complex="Times New Roman1" style:font-size-complex="12pt" style:language-complex="en" style:country-complex="US"/>
    </style:style>
    <style:style style:name="T96" style:family="text">
      <style:text-properties fo:font-size="12pt" officeooo:rsid="03759977" style:font-name-asian="Arial3" style:font-size-asian="12pt" style:language-asian="en" style:country-asian="US" style:font-name-complex="Times New Roman1" style:font-size-complex="12pt" style:language-complex="en" style:country-complex="US"/>
    </style:style>
    <style:style style:name="T97" style:family="text">
      <style:text-properties fo:font-size="12pt" officeooo:rsid="03aaa740" style:font-name-asian="Arial3" style:font-size-asian="12pt" style:language-asian="en" style:country-asian="US" style:font-name-complex="Times New Roman1" style:font-size-complex="12pt" style:language-complex="en" style:country-complex="US"/>
    </style:style>
    <style:style style:name="T98" style:family="text">
      <style:text-properties fo:font-size="12pt" officeooo:rsid="03c589bf" style:font-name-asian="Arial3" style:font-size-asian="12pt" style:language-asian="en" style:country-asian="US" style:font-name-complex="Times New Roman1" style:font-size-complex="12pt" style:language-complex="en" style:country-complex="US"/>
    </style:style>
    <style:style style:name="T99"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style>
    <style:style style:name="T100" style:family="text">
      <style:text-properties fo:font-size="12pt" fo:font-style="italic" officeooo:rsid="022edc95" style:font-name-asian="Arial3" style:font-size-asian="12pt" style:language-asian="en" style:country-asian="US" style:font-style-asian="italic" style:font-name-complex="Times New Roman1" style:font-size-complex="12pt" style:language-complex="en" style:country-complex="US"/>
    </style:style>
    <style:style style:name="T101" style:family="text">
      <style:text-properties fo:font-size="12pt" fo:font-style="italic" officeooo:rsid="03051d1a" style:font-name-asian="Arial3" style:font-size-asian="12pt" style:language-asian="en" style:country-asian="US" style:font-style-asian="italic" style:font-name-complex="Times New Roman1" style:font-size-complex="12pt" style:language-complex="en" style:country-complex="US"/>
    </style:style>
    <style:style style:name="T102" style:family="text">
      <style:text-properties fo:font-size="12pt" fo:font-style="italic" officeooo:rsid="026bc2ef" style:font-name-asian="Arial3" style:font-size-asian="12pt" style:language-asian="en" style:country-asian="US" style:font-style-asian="italic" style:font-name-complex="Times New Roman1" style:font-size-complex="12pt" style:language-complex="en" style:country-complex="US"/>
    </style:style>
    <style:style style:name="T103" style:family="text">
      <style:text-properties fo:font-size="12pt" fo:font-style="italic" officeooo:rsid="03342dda" style:font-name-asian="Arial3" style:font-size-asian="12pt" style:language-asian="en" style:country-asian="US" style:font-style-asian="italic" style:font-name-complex="Times New Roman1" style:font-size-complex="12pt" style:language-complex="en" style:country-complex="US"/>
    </style:style>
    <style:style style:name="T104"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05" style:family="text">
      <style:text-properties fo:font-size="12pt" fo:font-style="italic" officeooo:rsid="0337c768"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06" style:family="text">
      <style:text-properties fo:font-size="12pt" fo:font-style="italic" officeooo:rsid="0374c27f"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07"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style>
    <style:style style:name="T108"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09"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weight-complex="bold"/>
    </style:style>
    <style:style style:name="T110" style:family="text">
      <style:text-properties fo:font-size="12pt" fo:font-weight="bold" style:font-name-asian="Arial3" style:font-size-asian="12pt" style:language-asian="en" style:country-asian="US" style:font-weight-asian="bold" style:font-name-complex="Times New Roman1" style:font-size-complex="12pt" style:language-complex="en" style:country-complex="US" style:font-weight-complex="bold"/>
    </style:style>
    <style:style style:name="T111" style:family="text">
      <style:text-properties fo:font-size="12pt" fo:background-color="transparent" loext:char-shading-value="0" style:font-size-asian="12pt" style:font-size-complex="12pt"/>
    </style:style>
    <style:style style:name="T112" style:family="text">
      <style:text-properties fo:font-size="12pt" officeooo:rsid="02cd2e94" fo:background-color="transparent" loext:char-shading-value="0" style:font-size-asian="12pt" style:font-size-complex="12pt"/>
    </style:style>
    <style:style style:name="T113" style:family="text">
      <style:text-properties fo:font-size="12pt" officeooo:rsid="01b71a4c" fo:background-color="transparent" loext:char-shading-value="0" style:font-size-asian="12pt" style:font-size-complex="12pt"/>
    </style:style>
    <style:style style:name="T114" style:family="text">
      <style:text-properties fo:font-size="12pt" officeooo:rsid="02798471" fo:background-color="transparent" loext:char-shading-value="0" style:font-size-asian="12pt" style:font-size-complex="12pt"/>
    </style:style>
    <style:style style:name="T115" style:family="text">
      <style:text-properties fo:font-size="12pt" style:text-underline-style="solid" style:text-underline-width="auto" style:text-underline-color="font-color" fo:font-weight="bold" style:font-name-asian="Arial3" style:font-size-asian="12pt" style:language-asian="en" style:country-asian="US" style:font-weight-asian="bold" style:font-name-complex="Times New Roman1" style:font-size-complex="12pt" style:language-complex="en" style:country-complex="US"/>
    </style:style>
    <style:style style:name="T116" style:family="text">
      <style:text-properties fo:font-size="12pt" fo:font-style="normal" style:font-name-asian="Arial3" style:font-size-asian="12pt" style:language-asian="en" style:country-asian="US" style:font-style-asian="normal" style:font-name-complex="Times New Roman1" style:font-size-complex="12pt" style:language-complex="en" style:country-complex="US" style:font-style-complex="normal"/>
    </style:style>
    <style:style style:name="T117" style:family="text">
      <style:text-properties officeooo:rsid="02b3f991"/>
    </style:style>
    <style:style style:name="T118" style:family="text">
      <style:text-properties officeooo:rsid="01ab03cb"/>
    </style:style>
    <style:style style:name="T119" style:family="text">
      <style:text-properties style:font-name-asian="Arial3" style:language-asian="en" style:country-asian="US" style:font-name-complex="Times New Roman1" style:language-complex="en" style:country-complex="US"/>
    </style:style>
    <style:style style:name="T120" style:family="text">
      <style:text-properties officeooo:rsid="022d404f" style:font-name-asian="Arial3" style:language-asian="en" style:country-asian="US" style:font-name-complex="Times New Roman1" style:language-complex="en" style:country-complex="US"/>
    </style:style>
    <style:style style:name="T121" style:family="text">
      <style:text-properties officeooo:rsid="03728a10" style:font-name-asian="Arial3" style:language-asian="en" style:country-asian="US" style:font-name-complex="Times New Roman1" style:language-complex="en" style:country-complex="US"/>
    </style:style>
    <style:style style:name="T122" style:family="text">
      <style:text-properties officeooo:rsid="03c589bf" style:font-name-asian="Arial3" style:language-asian="en" style:country-asian="US" style:font-name-complex="Times New Roman1" style:language-complex="en" style:country-complex="US"/>
    </style:style>
    <style:style style:name="T123" style:family="text">
      <style:text-properties style:font-name-asian="Arial3" style:language-asian="en" style:country-asian="US" style:font-weight-asian="normal" style:font-name-complex="Times New Roman1" style:language-complex="en" style:country-complex="US" style:font-weight-complex="normal"/>
    </style:style>
    <style:style style:name="T124" style:family="text">
      <style:text-properties officeooo:rsid="022d404f"/>
    </style:style>
    <style:style style:name="T125" style:family="text">
      <style:text-properties officeooo:rsid="02b4df57"/>
    </style:style>
    <style:style style:name="T126" style:family="text">
      <style:text-properties officeooo:rsid="022edc95"/>
    </style:style>
    <style:style style:name="T127" style:family="text">
      <style:text-properties officeooo:rsid="02308e08"/>
    </style:style>
    <style:style style:name="T128" style:family="text">
      <style:text-properties officeooo:rsid="02f934de"/>
    </style:style>
    <style:style style:name="T129" style:family="text">
      <style:text-properties style:font-name="Courier New1"/>
    </style:style>
    <style:style style:name="T130" style:family="text">
      <style:text-properties style:font-name="Courier New1" fo:font-style="italic" fo:font-weight="bold"/>
    </style:style>
    <style:style style:name="T131" style:family="text">
      <style:text-properties officeooo:rsid="01aa9de2"/>
    </style:style>
    <style:style style:name="T132" style:family="text">
      <style:text-properties officeooo:rsid="03051d1a"/>
    </style:style>
    <style:style style:name="T133" style:family="text">
      <style:text-properties officeooo:rsid="02b6c957"/>
    </style:style>
    <style:style style:name="T134" style:family="text">
      <style:text-properties officeooo:rsid="03059c7b"/>
    </style:style>
    <style:style style:name="T135" style:family="text">
      <style:text-properties officeooo:rsid="02b7c5fd"/>
    </style:style>
    <style:style style:name="T136" style:family="text">
      <style:text-properties officeooo:rsid="030641b1"/>
    </style:style>
    <style:style style:name="T137" style:family="text">
      <style:text-properties officeooo:rsid="02fceca3"/>
    </style:style>
    <style:style style:name="T138" style:family="text">
      <style:text-properties officeooo:rsid="0357f9a4"/>
    </style:style>
    <style:style style:name="T139" style:family="text">
      <style:text-properties officeooo:rsid="03017ccc"/>
    </style:style>
    <style:style style:name="T140" style:family="text">
      <style:text-properties style:font-name="Droid Sans"/>
    </style:style>
    <style:style style:name="T141" style:family="text">
      <style:text-properties officeooo:rsid="026e3e29"/>
    </style:style>
    <style:style style:name="T142" style:family="text">
      <style:text-properties officeooo:rsid="02fd8ae4"/>
    </style:style>
    <style:style style:name="T143" style:family="text">
      <style:text-properties officeooo:rsid="02b9b88c"/>
    </style:style>
    <style:style style:name="T144" style:family="text">
      <style:text-properties officeooo:rsid="02ff72da"/>
    </style:style>
    <style:style style:name="T145" style:family="text">
      <style:text-properties officeooo:rsid="0184f2dc"/>
    </style:style>
    <style:style style:name="T146" style:family="text">
      <style:text-properties style:language-asian="en" style:country-asian="US" style:language-complex="en" style:country-complex="US"/>
    </style:style>
    <style:style style:name="T147" style:family="text">
      <style:text-properties officeooo:rsid="02308e08" style:language-asian="en" style:country-asian="US" style:language-complex="en" style:country-complex="US"/>
    </style:style>
    <style:style style:name="T148" style:family="text">
      <style:text-properties officeooo:rsid="02c5dc30" style:language-asian="en" style:country-asian="US" style:language-complex="en" style:country-complex="US"/>
    </style:style>
    <style:style style:name="T149" style:family="text">
      <style:text-properties officeooo:rsid="03ac8bfc" style:language-asian="en" style:country-asian="US" style:language-complex="en" style:country-complex="US"/>
    </style:style>
    <style:style style:name="T150" style:family="text">
      <style:text-properties officeooo:rsid="03d2b6b7" style:language-asian="en" style:country-asian="US" style:language-complex="en" style:country-complex="US"/>
    </style:style>
    <style:style style:name="T151" style:family="text">
      <style:text-properties style:font-name="Arial2" fo:font-size="12pt" style:font-name-asian="Arial3" style:font-size-asian="12pt" style:language-asian="en" style:country-asian="US" style:font-name-complex="Times New Roman1" style:font-size-complex="12pt" style:language-complex="en" style:country-complex="US"/>
    </style:style>
    <style:style style:name="T152" style:family="text">
      <style:text-properties style:font-name="Arial2" fo:font-size="12pt" officeooo:rsid="0307d197" style:font-name-asian="Arial3" style:font-size-asian="12pt" style:language-asian="en" style:country-asian="US" style:font-name-complex="Times New Roman1" style:font-size-complex="12pt" style:language-complex="en" style:country-complex="US"/>
    </style:style>
    <style:style style:name="T153" style:family="text">
      <style:text-properties style:font-name="Arial2" fo:font-size="12pt" officeooo:rsid="0311cc89" style:font-name-asian="Arial3" style:font-size-asian="12pt" style:language-asian="en" style:country-asian="US" style:font-name-complex="Times New Roman1" style:font-size-complex="12pt" style:language-complex="en" style:country-complex="US"/>
    </style:style>
    <style:style style:name="T154" style:family="text">
      <style:text-properties style:font-name="Arial2" fo:font-size="12pt" officeooo:rsid="0237e5d5" style:font-name-asian="Arial3" style:font-size-asian="12pt" style:language-asian="en" style:country-asian="US" style:font-name-complex="Times New Roman1" style:font-size-complex="12pt" style:language-complex="en" style:country-complex="US"/>
    </style:style>
    <style:style style:name="T155" style:family="text">
      <style:text-properties style:font-name="Arial2" fo:font-size="12pt" officeooo:rsid="0240423f" style:font-name-asian="Arial3" style:font-size-asian="12pt" style:language-asian="en" style:country-asian="US" style:font-name-complex="Times New Roman1" style:font-size-complex="12pt" style:language-complex="en" style:country-complex="US"/>
    </style:style>
    <style:style style:name="T156" style:family="text">
      <style:text-properties style:font-name="Arial2" fo:font-size="12pt" officeooo:rsid="0338a1d2" style:font-name-asian="Arial3" style:font-size-asian="12pt" style:language-asian="en" style:country-asian="US" style:font-name-complex="Times New Roman1" style:font-size-complex="12pt" style:language-complex="en" style:country-complex="US"/>
    </style:style>
    <style:style style:name="T157" style:family="text">
      <style:text-properties style:font-name="Arial2" fo:font-size="12pt" officeooo:rsid="033a55ef" style:font-name-asian="Arial3" style:font-size-asian="12pt" style:language-asian="en" style:country-asian="US" style:font-name-complex="Times New Roman1" style:font-size-complex="12pt" style:language-complex="en" style:country-complex="US"/>
    </style:style>
    <style:style style:name="T158" style:family="text">
      <style:text-properties style:font-name="Arial2" fo:font-size="12pt" officeooo:rsid="0374c27f" style:font-name-asian="Arial3" style:font-size-asian="12pt" style:language-asian="en" style:country-asian="US" style:font-name-complex="Times New Roman1" style:font-size-complex="12pt" style:language-complex="en" style:country-complex="US"/>
    </style:style>
    <style:style style:name="T159" style:family="text">
      <style:text-properties style:font-name="Arial2" fo:font-size="12pt" officeooo:rsid="03759977" style:font-name-asian="Arial3" style:font-size-asian="12pt" style:language-asian="en" style:country-asian="US" style:font-name-complex="Times New Roman1" style:font-size-complex="12pt" style:language-complex="en" style:country-complex="US"/>
    </style:style>
    <style:style style:name="T160" style:family="text">
      <style:text-properties style:font-name="Arial2"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61"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2"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3"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4"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5" style:family="text">
      <style:text-properties officeooo:rsid="02ba71f6"/>
    </style:style>
    <style:style style:name="T166" style:family="text">
      <style:text-properties officeooo:rsid="02bb07b7"/>
    </style:style>
    <style:style style:name="T167" style:family="text">
      <style:text-properties officeooo:rsid="015db03f"/>
    </style:style>
    <style:style style:name="T168" style:family="text">
      <style:text-properties officeooo:rsid="0307838e"/>
    </style:style>
    <style:style style:name="T169" style:family="text">
      <style:text-properties officeooo:rsid="0307d197"/>
    </style:style>
    <style:style style:name="T170" style:family="text">
      <style:text-properties officeooo:rsid="01c8fcfb"/>
    </style:style>
    <style:style style:name="T171" style:family="text">
      <style:text-properties officeooo:rsid="023e7dce"/>
    </style:style>
    <style:style style:name="T172" style:family="text">
      <style:text-properties officeooo:rsid="030e9c3f"/>
    </style:style>
    <style:style style:name="T173" style:family="text">
      <style:text-properties officeooo:rsid="02485bbf"/>
    </style:style>
    <style:style style:name="T174" style:family="text">
      <style:text-properties officeooo:rsid="03194d71"/>
    </style:style>
    <style:style style:name="T175" style:family="text">
      <style:text-properties officeooo:rsid="024c20ef"/>
    </style:style>
    <style:style style:name="T176" style:family="text">
      <style:text-properties officeooo:rsid="024ffedd"/>
    </style:style>
    <style:style style:name="T177" style:family="text">
      <style:text-properties officeooo:rsid="02bf1899"/>
    </style:style>
    <style:style style:name="T178" style:family="text">
      <style:text-properties officeooo:rsid="015443c9"/>
    </style:style>
    <style:style style:name="T179" style:family="text">
      <style:text-properties officeooo:rsid="02500929"/>
    </style:style>
    <style:style style:name="T180" style:family="text">
      <style:text-properties officeooo:rsid="02bf52c6"/>
    </style:style>
    <style:style style:name="T181" style:family="text">
      <style:text-properties officeooo:rsid="031af40d"/>
    </style:style>
    <style:style style:name="T182" style:family="text">
      <style:text-properties officeooo:rsid="03195540"/>
    </style:style>
    <style:style style:name="T183" style:family="text">
      <style:text-properties officeooo:rsid="02514d7b"/>
    </style:style>
    <style:style style:name="T184" style:family="text">
      <style:text-properties officeooo:rsid="025175c6"/>
    </style:style>
    <style:style style:name="T185" style:family="text">
      <style:text-properties officeooo:rsid="031bb101"/>
    </style:style>
    <style:style style:name="T186" style:family="text">
      <style:text-properties officeooo:rsid="025394ee"/>
    </style:style>
    <style:style style:name="T187" style:family="text">
      <style:text-properties officeooo:rsid="02c10344"/>
    </style:style>
    <style:style style:name="T188" style:family="text">
      <style:text-properties officeooo:rsid="031daf40"/>
    </style:style>
    <style:style style:name="T189" style:family="text">
      <style:text-properties officeooo:rsid="02567069"/>
    </style:style>
    <style:style style:name="T190" style:family="text">
      <style:text-properties officeooo:rsid="031e5b64"/>
    </style:style>
    <style:style style:name="T191" style:family="text">
      <style:text-properties officeooo:rsid="02c3cd64"/>
    </style:style>
    <style:style style:name="T192" style:family="text">
      <style:text-properties officeooo:rsid="032c3059"/>
    </style:style>
    <style:style style:name="T193" style:family="text">
      <style:text-properties officeooo:rsid="02717d12"/>
    </style:style>
    <style:style style:name="T194" style:family="text">
      <style:text-properties officeooo:rsid="0320ed50"/>
    </style:style>
    <style:style style:name="T195" style:family="text">
      <style:text-properties officeooo:rsid="0273473e"/>
    </style:style>
    <style:style style:name="T196" style:family="text">
      <style:text-properties officeooo:rsid="02736634"/>
    </style:style>
    <style:style style:name="T197" style:family="text">
      <style:text-properties officeooo:rsid="02c41401"/>
    </style:style>
    <style:style style:name="T198" style:family="text">
      <style:text-properties officeooo:rsid="02755b9d"/>
    </style:style>
    <style:style style:name="T199" style:family="text">
      <style:text-properties officeooo:rsid="02c5dc30"/>
    </style:style>
    <style:style style:name="T200" style:family="text">
      <style:text-properties officeooo:rsid="02c8e1d9"/>
    </style:style>
    <style:style style:name="T201" style:family="text">
      <style:text-properties officeooo:rsid="02c7c61d"/>
    </style:style>
    <style:style style:name="T202" style:family="text">
      <style:text-properties officeooo:rsid="02cacb4f"/>
    </style:style>
    <style:style style:name="T203" style:family="text">
      <style:text-properties officeooo:rsid="032349a2"/>
    </style:style>
    <style:style style:name="T204" style:family="text">
      <style:text-properties officeooo:rsid="02cc4d5e"/>
    </style:style>
    <style:style style:name="T205" style:family="text">
      <style:text-properties officeooo:rsid="02cdb40d"/>
    </style:style>
    <style:style style:name="T206" style:family="text">
      <style:text-properties officeooo:rsid="01b71a4c"/>
    </style:style>
    <style:style style:name="T207" style:family="text">
      <style:text-properties officeooo:rsid="02cdef1a"/>
    </style:style>
    <style:style style:name="T208" style:family="text">
      <style:text-properties style:font-name="Courier" fo:font-size="10pt" fo:language="en" fo:country="US" style:font-size-asian="10pt" style:language-asian="en" style:country-asian="US" style:font-name-complex="Times New Roman1" style:font-size-complex="12pt" style:language-complex="en" style:country-complex="US" style:font-weight-complex="bold"/>
    </style:style>
    <style:style style:name="T209" style:family="text">
      <style:text-properties style:font-name="Courier" fo:font-size="10pt" fo:language="en" fo:country="US" fo:font-style="italic" style:font-size-asian="10pt" style:language-asian="en" style:country-asian="US" style:font-style-asian="italic" style:font-name-complex="Times New Roman1" style:font-size-complex="12pt" style:language-complex="en" style:country-complex="US" style:font-weight-complex="bold"/>
    </style:style>
    <style:style style:name="T210"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weight-complex="bold"/>
    </style:style>
    <style:style style:name="T211"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12"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13" style:family="text">
      <style:text-properties style:font-name="Courier" fo:font-size="10pt" fo:language="en" fo:country="US" fo:font-weight="bold" style:font-size-asian="10pt" style:language-asian="en" style:country-asian="US" style:font-weight-asian="bold" style:font-name-complex="Times New Roman1" style:font-size-complex="12pt" style:language-complex="en" style:country-complex="US" style:font-weight-complex="bold"/>
    </style:style>
    <style:style style:name="T214" style:family="text">
      <style:text-properties officeooo:rsid="015e5265"/>
    </style:style>
    <style:style style:name="T215" style:family="text">
      <style:text-properties officeooo:rsid="02145c1a"/>
    </style:style>
    <style:style style:name="T216" style:family="text">
      <style:text-properties officeooo:rsid="03325c6b"/>
    </style:style>
    <style:style style:name="T217" style:family="text">
      <style:text-properties officeooo:rsid="0332ffec"/>
    </style:style>
    <style:style style:name="T218" style:family="text">
      <style:text-properties officeooo:rsid="0333881b"/>
    </style:style>
    <style:style style:name="T219" style:family="text">
      <style:text-properties officeooo:rsid="03342dda"/>
    </style:style>
    <style:style style:name="T220" style:family="text">
      <style:text-properties officeooo:rsid="033605fe"/>
    </style:style>
    <style:style style:name="T221" style:family="text">
      <style:text-properties officeooo:rsid="03375bf9"/>
    </style:style>
    <style:style style:name="T222" style:family="text">
      <style:text-properties officeooo:rsid="0337c768"/>
    </style:style>
    <style:style style:name="T223" style:family="text">
      <style:text-properties officeooo:rsid="033a55ef"/>
    </style:style>
    <style:style style:name="T224" style:family="text">
      <style:text-properties officeooo:rsid="033c283f"/>
    </style:style>
    <style:style style:name="T225" style:family="text">
      <style:text-properties officeooo:rsid="033fe723"/>
    </style:style>
    <style:style style:name="T226" style:family="text">
      <style:text-properties officeooo:rsid="03435a2a"/>
    </style:style>
    <style:style style:name="T227" style:family="text">
      <style:text-properties officeooo:rsid="0343ff7d"/>
    </style:style>
    <style:style style:name="T228" style:family="text">
      <style:text-properties style:font-name="Courier New2" fo:font-weight="bold" style:font-weight-asian="bold" style:font-name-complex="Courier New4"/>
    </style:style>
    <style:style style:name="T229" style:family="text">
      <style:text-properties officeooo:rsid="0346ad51"/>
    </style:style>
    <style:style style:name="T230" style:family="text">
      <style:text-properties officeooo:rsid="0346b507"/>
    </style:style>
    <style:style style:name="T231" style:family="text">
      <style:text-properties officeooo:rsid="0346d788"/>
    </style:style>
    <style:style style:name="T232" style:family="text">
      <style:text-properties officeooo:rsid="03499074"/>
    </style:style>
    <style:style style:name="T233" style:family="text">
      <style:text-properties officeooo:rsid="034b3f09"/>
    </style:style>
    <style:style style:name="T234" style:family="text">
      <style:text-properties officeooo:rsid="034cb59b"/>
    </style:style>
    <style:style style:name="T235" style:family="text">
      <style:text-properties officeooo:rsid="034ea627"/>
    </style:style>
    <style:style style:name="T236" style:family="text">
      <style:text-properties officeooo:rsid="035150ab"/>
    </style:style>
    <style:style style:name="T237" style:family="text">
      <style:text-properties officeooo:rsid="03527a8f"/>
    </style:style>
    <style:style style:name="T238" style:family="text">
      <style:text-properties officeooo:rsid="03536a7d"/>
    </style:style>
    <style:style style:name="T239" style:family="text">
      <style:text-properties officeooo:rsid="0354dd04"/>
    </style:style>
    <style:style style:name="T240" style:family="text">
      <style:text-properties officeooo:rsid="0355d1a1"/>
    </style:style>
    <style:style style:name="T241" style:family="text">
      <style:text-properties officeooo:rsid="0355fa90"/>
    </style:style>
    <style:style style:name="T242" style:family="text">
      <style:text-properties officeooo:rsid="03573ced"/>
    </style:style>
    <style:style style:name="T243" style:family="text">
      <style:text-properties officeooo:rsid="03589c72"/>
    </style:style>
    <style:style style:name="T244" style:family="text">
      <style:text-properties officeooo:rsid="035d21e6"/>
    </style:style>
    <style:style style:name="T245" style:family="text">
      <style:text-properties officeooo:rsid="035dfea9"/>
    </style:style>
    <style:style style:name="T246" style:family="text">
      <style:text-properties officeooo:rsid="035eb393"/>
    </style:style>
    <style:style style:name="T247" style:family="text">
      <style:text-properties officeooo:rsid="035fff6c"/>
    </style:style>
    <style:style style:name="T248" style:family="text">
      <style:text-properties officeooo:rsid="0361817c"/>
    </style:style>
    <style:style style:name="T249" style:family="text">
      <style:text-properties officeooo:rsid="03628492"/>
    </style:style>
    <style:style style:name="T250" style:family="text">
      <style:text-properties officeooo:rsid="036eb7c1"/>
    </style:style>
    <style:style style:name="T251" style:family="text">
      <style:text-properties officeooo:rsid="03700f27"/>
    </style:style>
    <style:style style:name="T252" style:family="text">
      <style:text-properties officeooo:rsid="03702c27"/>
    </style:style>
    <style:style style:name="T253" style:family="text">
      <style:text-properties officeooo:rsid="0371b583"/>
    </style:style>
    <style:style style:name="T254" style:family="text">
      <style:text-properties officeooo:rsid="03723c83"/>
    </style:style>
    <style:style style:name="T255" style:family="text">
      <style:text-properties officeooo:rsid="03728a10"/>
    </style:style>
    <style:style style:name="T256" style:family="text">
      <style:text-properties officeooo:rsid="0372f2bd"/>
    </style:style>
    <style:style style:name="T257" style:family="text">
      <style:text-properties officeooo:rsid="03745d30"/>
    </style:style>
    <style:style style:name="T258" style:family="text">
      <style:text-properties officeooo:rsid="0374c27f"/>
    </style:style>
    <style:style style:name="T259" style:family="text">
      <style:text-properties officeooo:rsid="03759977"/>
    </style:style>
    <style:style style:name="T260" style:family="text">
      <style:text-properties officeooo:rsid="03775f36"/>
    </style:style>
    <style:style style:name="T261" style:family="text">
      <style:text-properties officeooo:rsid="03799383"/>
    </style:style>
    <style:style style:name="T262" style:family="text">
      <style:text-properties officeooo:rsid="037cbbac"/>
    </style:style>
    <style:style style:name="T263" style:family="text">
      <style:text-properties officeooo:rsid="037deae6"/>
    </style:style>
    <style:style style:name="T264" style:family="text">
      <style:text-properties officeooo:rsid="037fa00d"/>
    </style:style>
    <style:style style:name="T265" style:family="text">
      <style:text-properties officeooo:rsid="0380fa2c"/>
    </style:style>
    <style:style style:name="T266" style:family="text">
      <style:text-properties officeooo:rsid="03828d18"/>
    </style:style>
    <style:style style:name="T267" style:family="text">
      <style:text-properties officeooo:rsid="0383e379"/>
    </style:style>
    <style:style style:name="T268" style:family="text">
      <style:text-properties officeooo:rsid="03843611"/>
    </style:style>
    <style:style style:name="T269" style:family="text">
      <style:text-properties officeooo:rsid="0385786a"/>
    </style:style>
    <style:style style:name="T270" style:family="text">
      <style:text-properties officeooo:rsid="0385ed5c"/>
    </style:style>
    <style:style style:name="T271" style:family="text">
      <style:text-properties officeooo:rsid="03876eee"/>
    </style:style>
    <style:style style:name="T272" style:family="text">
      <style:text-properties officeooo:rsid="03890af9"/>
    </style:style>
    <style:style style:name="T273" style:family="text">
      <style:text-properties officeooo:rsid="0389d414"/>
    </style:style>
    <style:style style:name="T274" style:family="text">
      <style:text-properties officeooo:rsid="038b974d"/>
    </style:style>
    <style:style style:name="T275" style:family="text">
      <style:text-properties officeooo:rsid="038f1d08"/>
    </style:style>
    <style:style style:name="T276" style:family="text">
      <style:text-properties officeooo:rsid="03920d2a"/>
    </style:style>
    <style:style style:name="T277" style:family="text">
      <style:text-properties officeooo:rsid="03937bb4"/>
    </style:style>
    <style:style style:name="T278" style:family="text">
      <style:text-properties officeooo:rsid="0393bb16"/>
    </style:style>
    <style:style style:name="T279" style:family="text">
      <style:text-properties officeooo:rsid="0394a241"/>
    </style:style>
    <style:style style:name="T280" style:family="text">
      <style:text-properties officeooo:rsid="03960add"/>
    </style:style>
    <style:style style:name="T281" style:family="text">
      <style:text-properties officeooo:rsid="0396e0d0"/>
    </style:style>
    <style:style style:name="T282" style:family="text">
      <style:text-properties officeooo:rsid="039948bf"/>
    </style:style>
    <style:style style:name="T283" style:family="text">
      <style:text-properties officeooo:rsid="039a4726"/>
    </style:style>
    <style:style style:name="T284" style:family="text">
      <style:text-properties officeooo:rsid="039b7458"/>
    </style:style>
    <style:style style:name="T285" style:family="text">
      <style:text-properties officeooo:rsid="039bea36"/>
    </style:style>
    <style:style style:name="T286" style:family="text">
      <style:text-properties officeooo:rsid="039d7e09"/>
    </style:style>
    <style:style style:name="T287" style:family="text">
      <style:text-properties officeooo:rsid="039ee466"/>
    </style:style>
    <style:style style:name="T288" style:family="text">
      <style:text-properties officeooo:rsid="03a0e6bd"/>
    </style:style>
    <style:style style:name="T289" style:family="text">
      <style:text-properties officeooo:rsid="03a2b604"/>
    </style:style>
    <style:style style:name="T290" style:family="text">
      <style:text-properties officeooo:rsid="03a3d4aa"/>
    </style:style>
    <style:style style:name="T291" style:family="text">
      <style:text-properties officeooo:rsid="03a3ee42"/>
    </style:style>
    <style:style style:name="T292" style:family="text">
      <style:text-properties officeooo:rsid="03a43e89"/>
    </style:style>
    <style:style style:name="T293" style:family="text">
      <style:text-properties officeooo:rsid="03a520a3"/>
    </style:style>
    <style:style style:name="T294" style:family="text">
      <style:text-properties officeooo:rsid="03a73d06"/>
    </style:style>
    <style:style style:name="T295" style:family="text">
      <style:text-properties officeooo:rsid="03a7d66a"/>
    </style:style>
    <style:style style:name="T296" style:family="text">
      <style:text-properties officeooo:rsid="03a99fdc"/>
    </style:style>
    <style:style style:name="T297" style:family="text">
      <style:text-properties officeooo:rsid="03aaa740"/>
    </style:style>
    <style:style style:name="T298" style:family="text">
      <style:text-properties officeooo:rsid="03ac8bfc"/>
    </style:style>
    <style:style style:name="T299" style:family="text">
      <style:text-properties officeooo:rsid="03adcf68"/>
    </style:style>
    <style:style style:name="T300" style:family="text">
      <style:text-properties officeooo:rsid="03af95aa"/>
    </style:style>
    <style:style style:name="T301" style:family="text">
      <style:text-properties officeooo:rsid="03b0a408"/>
    </style:style>
    <style:style style:name="T302" style:family="text">
      <style:text-properties officeooo:rsid="03b139d1"/>
    </style:style>
    <style:style style:name="T303" style:family="text">
      <style:text-properties officeooo:rsid="03b2006d"/>
    </style:style>
    <style:style style:name="T304" style:family="text">
      <style:text-properties officeooo:rsid="03b299c2"/>
    </style:style>
    <style:style style:name="T305" style:family="text">
      <style:text-properties officeooo:rsid="03b4654b"/>
    </style:style>
    <style:style style:name="T306" style:family="text">
      <style:text-properties officeooo:rsid="03b633e5"/>
    </style:style>
    <style:style style:name="T307" style:family="text">
      <style:text-properties officeooo:rsid="03b8a2c6"/>
    </style:style>
    <style:style style:name="T308" style:family="text">
      <style:text-properties officeooo:rsid="03b977f3"/>
    </style:style>
    <style:style style:name="T309" style:family="text">
      <style:text-properties officeooo:rsid="03babe71"/>
    </style:style>
    <style:style style:name="T310" style:family="text">
      <style:text-properties officeooo:rsid="03bc87e9"/>
    </style:style>
    <style:style style:name="T311" style:family="text">
      <style:text-properties officeooo:rsid="03be45b1"/>
    </style:style>
    <style:style style:name="T312" style:family="text">
      <style:text-properties officeooo:rsid="03c03d57"/>
    </style:style>
    <style:style style:name="T313" style:family="text">
      <style:text-properties officeooo:rsid="03c05df4"/>
    </style:style>
    <style:style style:name="T314" style:family="text">
      <style:text-properties officeooo:rsid="03c0edab"/>
    </style:style>
    <style:style style:name="T315" style:family="text">
      <style:text-properties officeooo:rsid="03c24234"/>
    </style:style>
    <style:style style:name="T316" style:family="text">
      <style:text-properties officeooo:rsid="03c3ae66"/>
    </style:style>
    <style:style style:name="T317" style:family="text">
      <style:text-properties officeooo:rsid="03c589bf"/>
    </style:style>
    <style:style style:name="T318" style:family="text">
      <style:text-properties officeooo:rsid="03c6f918"/>
    </style:style>
    <style:style style:name="T319" style:family="text">
      <style:text-properties officeooo:rsid="03c861b9"/>
    </style:style>
    <style:style style:name="T320" style:family="text">
      <style:text-properties officeooo:rsid="03c9e0af"/>
    </style:style>
    <style:style style:name="T321" style:family="text">
      <style:text-properties officeooo:rsid="03cbb844"/>
    </style:style>
    <style:style style:name="T322" style:family="text">
      <style:text-properties officeooo:rsid="03cd79f4"/>
    </style:style>
    <style:style style:name="T323" style:family="text">
      <style:text-properties officeooo:rsid="03cf40e1"/>
    </style:style>
    <style:style style:name="T324" style:family="text">
      <style:text-properties officeooo:rsid="03cfc493"/>
    </style:style>
    <style:style style:name="T325" style:family="text">
      <style:text-properties officeooo:rsid="03d0b717"/>
    </style:style>
    <style:style style:name="T32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95"><text:span text:style-name="T20">OpenCPI<text:line-break/></text:span><text:span text:style-name="T22">RCC</text:span><text:span text:style-name="T21"> Development<text:line-break/>Guide</text:span></text:p>
      <text:p text:style-name="P1"/>
      <text:p text:style-name="P2"/>
      <text:p text:style-name="P6"/>
      <text:p text:style-name="P6"/>
      <text:p text:style-name="P6"/>
      <text:p text:style-name="P6"/>
      <text:p text:style-name="P5">DRAFT/<text:span text:style-name="T57">Incomplete for review</text:span></text:p>
      <text:p text:style-name="P4"/>
      <text:p text:style-name="P4"/>
      <text:p text:style-name="P3"/>
      <text:p text:style-name="P3"/>
      <text:p text:style-name="P6"/>
      <text:p text:style-name="P6"/>
      <text:p text:style-name="P6"/>
      <text:p text:style-name="P6"/>
      <text:p text:style-name="P6"/>
      <text:p text:style-name="P6"/>
      <text:p text:style-name="P1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9">0.1</text:p>
          </table:table-cell>
          <table:table-cell table:style-name="Table1.A1" office:value-type="string">
            <text:p text:style-name="P12"><text:span text:style-name="T50">I</text:span><text:span text:style-name="T49">nitial, </text:span><text:span text:style-name="T51">from earlier doc sources</text:span></text:p>
          </table:table-cell>
          <table:table-cell table:style-name="Table1.A1" office:value-type="string">
            <text:p text:style-name="P11"><text:span text:style-name="T49">201</text:span><text:span text:style-name="T51">5</text:span><text:span text:style-name="T49">-</text:span><text:span text:style-name="T50">1</text:span><text:span text:style-name="T51">0</text:span><text:span text:style-name="T49">-</text:span><text:span text:style-name="T51">31</text:span></text:p>
          </table:table-cell>
        </table:table-row>
        <table:table-row table:style-name="Table1.2">
          <table:table-cell table:style-name="Table1.A3" office:value-type="string">
            <text:p text:style-name="P100">0.9</text:p>
          </table:table-cell>
          <table:table-cell table:style-name="Table1.A3" office:value-type="string">
            <text:p text:style-name="P100">Add all C++ content slave/proxy content, references to CDG</text:p>
          </table:table-cell>
          <table:table-cell table:style-name="Table1.A3" office:value-type="string">
            <text:p text:style-name="P101">2016-01-27</text:p>
          </table:table-cell>
        </table:table-row>
      </table:table>
      <text:p text:style-name="P10"/>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66"><text:a xlink:type="simple" xlink:href="#__RefHeading__1015_1060509377" text:style-name="Index_20_Link" text:visited-style-name="Index_20_Link">1 <text:s/>Introduction<text:tab/>5</text:a></text:p>
          <text:p text:style-name="P168"><text:a xlink:type="simple" xlink:href="#__RefHeading__11068_1972665394" text:style-name="Index_20_Link" text:visited-style-name="Index_20_Link">1.1 <text:s/>References<text:tab/>6</text:a></text:p>
          <text:p text:style-name="P166"><text:a xlink:type="simple" xlink:href="#__RefHeading___Toc5318_1067000368" text:style-name="Index_20_Link" text:visited-style-name="Index_20_Link">2 <text:s/>Overview<text:tab/>7</text:a></text:p>
          <text:p text:style-name="P168"><text:a xlink:type="simple" xlink:href="#__RefHeading__10572_140039662" text:style-name="Index_20_Link" text:visited-style-name="Index_20_Link">2.1 <text:s/>Descriptive XML for RCC Workers.<text:tab/>8</text:a></text:p>
          <text:p text:style-name="P166"><text:a xlink:type="simple" xlink:href="#__RefHeading__15951_517827571" text:style-name="Index_20_Link" text:visited-style-name="Index_20_Link">3 <text:s/>XML description files (OWD) for RCC workers.<text:tab/>9</text:a></text:p>
          <text:p text:style-name="P168"><text:a xlink:type="simple" xlink:href="#__RefHeading__15953_517827571" text:style-name="Index_20_Link" text:visited-style-name="Index_20_Link">3.1 <text:s/>Attributes of a top-level RCCWorker element<text:tab/>10</text:a></text:p>
          <text:p text:style-name="P167"><text:a xlink:type="simple" xlink:href="#__RefHeading__15955_517827571" text:style-name="Index_20_Link" text:visited-style-name="Index_20_Link">3.1.1 <text:s/>Name attribute<text:tab/>10</text:a></text:p>
          <text:p text:style-name="P167"><text:a xlink:type="simple" xlink:href="#__RefHeading__10632_140039662" text:style-name="Index_20_Link" text:visited-style-name="Index_20_Link">3.1.2 <text:s/>Language attribute<text:tab/>10</text:a></text:p>
          <text:p text:style-name="P167"><text:a xlink:type="simple" xlink:href="#__RefHeading__10634_140039662" text:style-name="Index_20_Link" text:visited-style-name="Index_20_Link">3.1.3 <text:s/>ControlOperations attribute<text:tab/>10</text:a></text:p>
          <text:p text:style-name="P167"><text:a xlink:type="simple" xlink:href="#__RefHeading___Toc8035_1067000368" text:style-name="Index_20_Link" text:visited-style-name="Index_20_Link">3.1.4 <text:s/>Slave attribute<text:tab/>10</text:a></text:p>
          <text:p text:style-name="P167"><text:a xlink:type="simple" xlink:href="#__RefHeading__57792_638251233" text:style-name="Index_20_Link" text:visited-style-name="Index_20_Link">3.1.5 <text:s/>ExternMethods attribute (C language)<text:tab/>10</text:a></text:p>
          <text:p text:style-name="P168"><text:a xlink:type="simple" xlink:href="#__RefHeading__10636_140039662" text:style-name="Index_20_Link" text:visited-style-name="Index_20_Link">3.2 <text:s/>Attributes of Port Elements in the OWD.<text:tab/>11</text:a></text:p>
          <text:p text:style-name="P167"><text:a xlink:type="simple" xlink:href="#__RefHeading__10638_140039662" text:style-name="Index_20_Link" text:visited-style-name="Index_20_Link">3.2.1 <text:s/>Name attribute<text:tab/>11</text:a></text:p>
          <text:p text:style-name="P167"><text:a xlink:type="simple" xlink:href="#__RefHeading__10640_140039662" text:style-name="Index_20_Link" text:visited-style-name="Index_20_Link">3.2.2 <text:s/>MinBufferCount attribute<text:tab/>11</text:a></text:p>
          <text:p text:style-name="P166"><text:a xlink:type="simple" xlink:href="#__RefHeading__10574_140039662" text:style-name="Index_20_Link" text:visited-style-name="Index_20_Link">4 <text:s/>The RCC Worker Interface<text:tab/>12</text:a></text:p>
          <text:p text:style-name="P168"><text:a xlink:type="simple" xlink:href="#__RefHeading__10576_140039662" text:style-name="Index_20_Link" text:visited-style-name="Index_20_Link">4.1 <text:s/>Worker methods: called by the container, implemented by the worker.<text:tab/>14</text:a></text:p>
          <text:p text:style-name="P167"><text:a xlink:type="simple" xlink:href="#__RefHeading__8692_1123303156" text:style-name="Index_20_Link" text:visited-style-name="Index_20_Link">4.1.1 <text:s/>RCCWorker Structure Type – C language only<text:tab/>14</text:a></text:p>
          <text:p text:style-name="P167"><text:a xlink:type="simple" xlink:href="#__RefHeading__10578_140039662" text:style-name="Index_20_Link" text:visited-style-name="Index_20_Link">4.1.2 <text:s/>RCCResult Enumeration Type (C and C++)<text:tab/>15</text:a></text:p>
          <text:p text:style-name="P167"><text:a xlink:type="simple" xlink:href="#__RefHeading__10580_140039662" text:style-name="Index_20_Link" text:visited-style-name="Index_20_Link">4.1.3 <text:s/>initialize — worker method<text:tab/>16</text:a></text:p>
          <text:p text:style-name="P167"><text:a xlink:type="simple" xlink:href="#__RefHeading__10582_140039662" text:style-name="Index_20_Link" text:visited-style-name="Index_20_Link">4.1.4 <text:s/></text:a><text:a xlink:type="simple" xlink:href="#__RefHeading__10582_140039662" text:style-name="Index_20_Link" text:visited-style-name="Index_20_Link"><text:span text:style-name="T25">s</text:span></text:a><text:a xlink:type="simple" xlink:href="#__RefHeading__10582_140039662" text:style-name="Index_20_Link" text:visited-style-name="Index_20_Link"><text:span text:style-name="T25">tart</text:span></text:a><text:a xlink:type="simple" xlink:href="#__RefHeading__10582_140039662" text:style-name="Index_20_Link" text:visited-style-name="Index_20_Link"> — worker method<text:tab/>17</text:a></text:p>
          <text:p text:style-name="P167"><text:a xlink:type="simple" xlink:href="#__RefHeading__10584_140039662" text:style-name="Index_20_Link" text:visited-style-name="Index_20_Link">4.1.5 <text:s/>stop — worker method<text:tab/>17</text:a></text:p>
          <text:p text:style-name="P167"><text:a xlink:type="simple" xlink:href="#__RefHeading__10586_140039662" text:style-name="Index_20_Link" text:visited-style-name="Index_20_Link">4.1.6 <text:s/>release — worker method<text:tab/>18</text:a></text:p>
          <text:p text:style-name="P167"><text:a xlink:type="simple" xlink:href="#__RefHeading__10588_140039662" text:style-name="Index_20_Link" text:visited-style-name="Index_20_Link">4.1.7 <text:s/>afterConfigure — worker method<text:tab/>18</text:a></text:p>
          <text:p text:style-name="P167"><text:a xlink:type="simple" xlink:href="#__RefHeading__10590_140039662" text:style-name="Index_20_Link" text:visited-style-name="Index_20_Link">4.1.8 <text:s/>beforeQuery — worker method<text:tab/>19</text:a></text:p>
          <text:p text:style-name="P167"><text:a xlink:type="simple" xlink:href="#__RefHeading__10592_140039662" text:style-name="Index_20_Link" text:visited-style-name="Index_20_Link">4.1.9 <text:s/>run — worker method<text:tab/>19</text:a></text:p>
          <text:p text:style-name="P168"><text:a xlink:type="simple" xlink:href="#__RefHeading__10596_140039662" text:style-name="Index_20_Link" text:visited-style-name="Index_20_Link">4.2 <text:s/>Container methods, called by the worker.<text:tab/>22</text:a></text:p>
          <text:p text:style-name="P167"><text:a xlink:type="simple" xlink:href="#__RefHeading___Toc5320_1067000368" text:style-name="Index_20_Link" text:visited-style-name="Index_20_Link">4.2.1 <text:s/>time/getTime — container method<text:tab/>22</text:a></text:p>
          <text:p text:style-name="P167"><text:a xlink:type="simple" xlink:href="#__RefHeading___Toc5322_1067000368" text:style-name="Index_20_Link" text:visited-style-name="Index_20_Link">4.2.2 <text:s/>setError — container method<text:tab/>22</text:a></text:p>
          <text:p text:style-name="P167"><text:a xlink:type="simple" xlink:href="#__RefHeading___Toc5324_1067000368" text:style-name="Index_20_Link" text:visited-style-name="Index_20_Link">4.2.3 <text:s/>getRunCondition — container method — C++ Language only<text:tab/>23</text:a></text:p>
          <text:p text:style-name="P167"><text:a xlink:type="simple" xlink:href="#__RefHeading___Toc5326_1067000368" text:style-name="Index_20_Link" text:visited-style-name="Index_20_Link">4.2.4 <text:s/>setRunCondition — container method — C++ Language only<text:tab/>23</text:a></text:p>
          <text:p text:style-name="P167"><text:a xlink:type="simple" xlink:href="#__RefHeading___Toc5328_1067000368" text:style-name="Index_20_Link" text:visited-style-name="Index_20_Link">4.2.5 <text:s/>The RCC::RunCondition C++ class<text:tab/>23</text:a></text:p>
          <text:p text:style-name="P168"><text:a xlink:type="simple" xlink:href="#__RefHeading___Toc5330_1067000368" text:style-name="Index_20_Link" text:visited-style-name="Index_20_Link">4.3 <text:s/>Port Management Data Members and Methods<text:tab/>26</text:a></text:p>
          <text:p text:style-name="P167"><text:a xlink:type="simple" xlink:href="#__RefHeading___Toc5332_1067000368" text:style-name="Index_20_Link" text:visited-style-name="Index_20_Link">4.3.1 <text:s/>advance — port method (C++), container method (C)<text:tab/>26</text:a></text:p>
          <text:p text:style-name="P167"><text:a xlink:type="simple" xlink:href="#__RefHeading___Toc5342_1067000368" text:style-name="Index_20_Link" text:visited-style-name="Index_20_Link">4.3.2 <text:s/>hasBuffer — query a port for whether it has a current buffer-to-release<text:tab/>27</text:a></text:p>
          <text:p text:style-name="P167"><text:a xlink:type="simple" xlink:href="#__RefHeading___Toc8037_1067000368" text:style-name="Index_20_Link" text:visited-style-name="Index_20_Link">4.3.3 <text:s/>isConnected — query a port for being connected<text:tab/>27</text:a></text:p>
          <text:p text:style-name="P167"><text:a xlink:type="simple" xlink:href="#__RefHeading___Toc5334_1067000368" text:style-name="Index_20_Link" text:visited-style-name="Index_20_Link">4.3.4 <text:s/>request — port method (C++), container method (C)<text:tab/>27</text:a></text:p>
          <text:p text:style-name="P167"><text:a xlink:type="simple" xlink:href="#__RefHeading___Toc5336_1067000368" text:style-name="Index_20_Link" text:visited-style-name="Index_20_Link">4.3.5 <text:s/>send — send an input buffer on a output port<text:tab/>28</text:a></text:p>
          <text:p text:style-name="P167"><text:a xlink:type="simple" xlink:href="#__RefHeading___Toc5348_1067000368" text:style-name="Index_20_Link" text:visited-style-name="Index_20_Link">4.3.6 <text:s/>setDefaultLength — set the default message length at an output port<text:tab/>28</text:a></text:p>
          <text:p text:style-name="P167"><text:a xlink:type="simple" xlink:href="#__RefHeading___Toc5350_1067000368" text:style-name="Index_20_Link" text:visited-style-name="Index_20_Link">4.3.7 <text:s/>setDefaultOpCode — set the default opcode at an output port<text:tab/>29</text:a></text:p>
          <text:p text:style-name="P167"><text:a xlink:type="simple" xlink:href="#__RefHeading__8712_1123303156" text:style-name="Index_20_Link" text:visited-style-name="Index_20_Link">4.3.8 <text:s/></text:a><text:a xlink:type="simple" xlink:href="#__RefHeading__8712_1123303156" text:style-name="Index_20_Link" text:visited-style-name="Index_20_Link"><text:span text:style-name="T25">take</text:span></text:a><text:a xlink:type="simple" xlink:href="#__RefHeading__8712_1123303156" text:style-name="Index_20_Link" text:visited-style-name="Index_20_Link"> — port method (C++), container method (C)<text:tab/>29</text:a></text:p>
          <text:p text:style-name="P168"><text:a xlink:type="simple" xlink:href="#__RefHeading___Toc5352_1067000368" text:style-name="Index_20_Link" text:visited-style-name="Index_20_Link">4.4 <text:s/>Buffer Management Data Members and Methods<text:tab/>30</text:a></text:p>
          <text:p text:style-name="P167"><text:a xlink:type="simple" xlink:href="#__RefHeading___Toc8039_1067000368" text:style-name="Index_20_Link" text:visited-style-name="Index_20_Link">4.4.1 <text:s/>checkLength — check size of the buffer<text:tab/>30</text:a></text:p>
          <text:p text:style-name="P167"><text:a xlink:type="simple" xlink:href="#__RefHeading___Toc8041_1067000368" text:style-name="Index_20_Link" text:visited-style-name="Index_20_Link">4.4.2 <text:s/>data — access the raw contents of the buffer<text:tab/>30</text:a></text:p>
          <text:p text:style-name="P167"><text:a xlink:type="simple" xlink:href="#__RefHeading___Toc8043_1067000368" text:style-name="Index_20_Link" text:visited-style-name="Index_20_Link">4.4.3 <text:s/>length — retrieve the length of the message in a buffer – C++ only<text:tab/>31</text:a></text:p>
          <text:p text:style-name="P167"><text:soft-page-break/><text:a xlink:type="simple" xlink:href="#__RefHeading___Toc8045_1067000368" text:style-name="Index_20_Link" text:visited-style-name="Index_20_Link">4.4.4 <text:s/>maxLength — retrieve the maximum available space in the buffer.<text:tab/>31</text:a></text:p>
          <text:p text:style-name="P167"><text:a xlink:type="simple" xlink:href="#__RefHeading___Toc8047_1067000368" text:style-name="Index_20_Link" text:visited-style-name="Index_20_Link">4.4.5 <text:s/>opCode — retrieve the opCode of the message in a buffer — C++ only<text:tab/>31</text:a></text:p>
          <text:p text:style-name="P167"><text:a xlink:type="simple" xlink:href="#__RefHeading___Toc8049_1067000368" text:style-name="Index_20_Link" text:visited-style-name="Index_20_Link">4.4.6 <text:s/>release — release a buffer<text:tab/>31</text:a></text:p>
          <text:p text:style-name="P167"><text:a xlink:type="simple" xlink:href="#__RefHeading___Toc8051_1067000368" text:style-name="Index_20_Link" text:visited-style-name="Index_20_Link">4.4.7 <text:s/>setInfo — set the metadata associated with a buffer — C++ only<text:tab/>32</text:a></text:p>
          <text:p text:style-name="P167"><text:a xlink:type="simple" xlink:href="#__RefHeading___Toc8053_1067000368" text:style-name="Index_20_Link" text:visited-style-name="Index_20_Link">4.4.8 <text:s/>setLength — set the length of the message in a buffer — C++ only<text:tab/>32</text:a></text:p>
          <text:p text:style-name="P167"><text:a xlink:type="simple" xlink:href="#__RefHeading___Toc8055_1067000368" text:style-name="Index_20_Link" text:visited-style-name="Index_20_Link">4.4.9 <text:s/>setOpCode — release a buffer — C++ only<text:tab/>32</text:a></text:p>
          <text:p text:style-name="P167"><text:a xlink:type="simple" xlink:href="#__RefHeading___Toc8057_1067000368" text:style-name="Index_20_Link" text:visited-style-name="Index_20_Link">4.4.10 <text:s/>topLength — retrieve the size of the single sequence in a message ‑ C++ only<text:tab/>33</text:a></text:p>
          <text:p text:style-name="P168"><text:a xlink:type="simple" xlink:href="#__RefHeading___Toc8059_1067000368" text:style-name="Index_20_Link" text:visited-style-name="Index_20_Link">4.5 <text:s/>Accessing the Contents of Messages<text:tab/>34</text:a></text:p>
          <text:p text:style-name="P168"><text:a xlink:type="simple" xlink:href="#__RefHeading___Toc8061_1067000368" text:style-name="Index_20_Link" text:visited-style-name="Index_20_Link">4.6 <text:s/>Property Access Notifications<text:tab/>35</text:a></text:p>
          <text:p text:style-name="P168"><text:a xlink:type="simple" xlink:href="#__RefHeading___Toc8063_1067000368" text:style-name="Index_20_Link" text:visited-style-name="Index_20_Link">4.7 <text:s/>Controlling Slave Workers from Proxies (C++ only)<text:tab/>37</text:a></text:p>
          <text:p text:style-name="P168"><text:a xlink:type="simple" xlink:href="#__RefHeading__15986_2129872468" text:style-name="Index_20_Link" text:visited-style-name="Index_20_Link">4.8 <text:s/>Worker Dispatch Structures — C Language only<text:tab/>38</text:a></text:p>
          <text:p text:style-name="P167"><text:a xlink:type="simple" xlink:href="#__RefHeading__15988_2129872468" text:style-name="Index_20_Link" text:visited-style-name="Index_20_Link">4.8.1 <text:s/>RCCDispatch Structure Type<text:tab/>38</text:a></text:p>
          <text:p text:style-name="P166"><text:a xlink:type="simple" xlink:href="#__RefHeading__10618_140039662" text:style-name="Index_20_Link" text:visited-style-name="Index_20_Link">5 <text:s/>Code Generation for RCC Workers<text:tab/>40</text:a></text:p>
          <text:p text:style-name="P168"><text:a xlink:type="simple" xlink:href="#__RefHeading___Toc8065_1067000368" text:style-name="Index_20_Link" text:visited-style-name="Index_20_Link">5.1 <text:s/>Namespace Management<text:tab/>41</text:a></text:p>
          <text:p text:style-name="P168"><text:a xlink:type="simple" xlink:href="#__RefHeading___Toc8067_1067000368" text:style-name="Index_20_Link" text:visited-style-name="Index_20_Link">5.2 <text:s/>Generated Data Types<text:tab/>42</text:a></text:p>
          <text:p text:style-name="P167"><text:a xlink:type="simple" xlink:href="#__RefHeading__10620_140039662" text:style-name="Index_20_Link" text:visited-style-name="Index_20_Link">5.2.1 <text:s/>The enumeration constants for the worker’s ports<text:tab/>42</text:a></text:p>
          <text:p text:style-name="P167"><text:a xlink:type="simple" xlink:href="#__RefHeading__10622_140039662" text:style-name="Index_20_Link" text:visited-style-name="Index_20_Link">5.2.2 <text:s/>The properties structure type<text:tab/>42</text:a></text:p>
          <text:p text:style-name="P167"><text:a xlink:type="simple" xlink:href="#__RefHeading__8714_1123303156" text:style-name="Index_20_Link" text:visited-style-name="Index_20_Link">5.2.3 <text:s/>Structures for Message Payloads (C only)<text:tab/>43</text:a></text:p>
          <text:p text:style-name="P167"><text:a xlink:type="simple" xlink:href="#__RefHeading___Toc16848_576511445" text:style-name="Index_20_Link" text:visited-style-name="Index_20_Link">5.2.4 <text:s/>Worker Base Class (C++ only)<text:tab/>44</text:a></text:p>
          <text:p text:style-name="P166"><text:a xlink:type="simple" xlink:href="#__RefHeading__10774_474132946" text:style-name="Index_20_Link" text:visited-style-name="Index_20_Link">6 <text:s/>RCC Local Services<text:tab/>45</text:a></text:p>
          <text:p text:style-name="P168"><text:a xlink:type="simple" xlink:href="#__RefHeading__10778_474132946" text:style-name="Index_20_Link" text:visited-style-name="Index_20_Link">6.1 <text:s/>RCC Local Services AEP as a small subset of POSIX and ISO-C.<text:tab/>46</text:a></text:p>
          <text:p text:style-name="P166"><text:a xlink:type="simple" xlink:href="#__RefHeading__11901_1972665394" text:style-name="Index_20_Link" text:visited-style-name="Index_20_Link">7 <text:s/>Summary of OpenCPI RCC authoring model<text:tab/>48</text:a></text:p>
          <text:p text:style-name="P168"><text:a xlink:type="simple" xlink:href="#__RefHeading__10780_474132946" text:style-name="Index_20_Link" text:visited-style-name="Index_20_Link">7.1 <text:s/>Worker code example<text:tab/>49</text:a></text:p>
          <text:p text:style-name="P166"><text:a xlink:type="simple" xlink:href="#__RefHeading__11907_1972665394" text:style-name="Index_20_Link" text:visited-style-name="Index_20_Link">8 <text:s/>Glossary<text:tab/>55</text:a></text:p>
          <text:p text:style-name="P166"><text:a xlink:type="simple" xlink:href="#__RefHeading___Toc16850_576511445" text:style-name="Index_20_Link" text:visited-style-name="Index_20_Link">9 <text:s/>References<text:tab/>56</text:a></text:p>
          <text:p text:style-name="P166"><text:a xlink:type="simple" xlink:href="#__RefHeading__10658_140039662" text:style-name="Index_20_Link" text:visited-style-name="Index_20_Link">10 <text:s/>List of Abbreviations and Acronyms<text:tab/>57</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54">This document <text:span text:style-name="T60">specifies the OpenCPI RCC authoring model and describes how to write RCC workers, in C or C++. <text:s/>The </text:span><text:span text:style-name="T61">term “RCC” is defined as “Resource-</text:span><text:span text:style-name="T63">C</text:span><text:span text:style-name="T61">onstrained C Language”. <text:s/>This model is based on the C language and makes most design choices to minimize resources and thus to be appropriate for resource-constrained embedded systems. <text:s/>DSP processors with on-chip memories, micro-controllers, and some multi-core processors are natural targets for this authoring model. <text:s/>Of course the RCC model is a perfectly appropriate model for any general-purpose processor with a C compiler, when the developer is comfortable with the constraints of the C language.</text:span></text:p>
      <text:p text:style-name="P36">This document also described a C++ variant of this authoring model that takes advantage of the expressive power of the C++ language (which usually results in fewer SLOC – <text:span text:style-name="T252">Source Lines of Code</text:span>), at a modest cost of increased memory footprint. <text:s/>Both the C and C++ language variants are considered to be based on this one (RCC) authoring model since so many concepts and details are common.</text:p>
      <text:p text:style-name="P54"><text:span text:style-name="T62">T</text:span><text:span text:style-name="T61">his specification is </text:span><text:span text:style-name="T62">based on the authoring model concept as defined in the OpenCPI Component Development Guide. <text:s/>That document introduces key concepts for all authoring models, including the configuration and lifecycle model of components, and the software execution model for most authoring models targeting </text:span><text:span text:style-name="T63">general purpose </text:span><text:span text:style-name="T62">software </text:span><text:span text:style-name="T63">platforms </text:span><text:span text:style-name="T62">(rather than FPGA or similar).</text:span></text:p>
      <text:p text:style-name="P37">That document is a prerequisite for this one.</text:p>
      <text:p text:style-name="P53">A<text:span text:style-name="T216">s with all authoring models, t</text:span>his model is intended to coexist and interoperate with the other existing models that are more appropriate for other processing technologies such as GP<text:span text:style-name="T68">U</text:span>s <text:span text:style-name="T216">(the OCL authoring model)</text:span>, <text:span text:style-name="T216">and </text:span>FPGAs <text:span text:style-name="T216">(the HDL authoring model)</text:span>. <text:s/><text:span text:style-name="T216">Other models and any unique aspects to their associated development workflow, are described in their own documents.</text:span></text:p>
      <text:h text:style-name="P217" text:outline-level="2"><text:bookmark-start text:name="__RefHeading__11068_1972665394"/>References<text:bookmark-end text:name="__RefHeading__11068_1972665394"/></text:h>
      <text:p text:style-name="P35">This document depends on several others. <text:s/>Primarily, it depends on the “OpenCPI <text:span text:style-name="T253">Component Development Guide</text:span>”, which describes concepts and definitions common to all OpenCPI authoring models. <text:s/>Since this RCC authoring model is based on the C language (specifically C90: ISO/IEC 9899:1990), it also depends on the ISO-C language reference manual and associated libraries. <text:s/>The exceptions to the C90 basis are the use of &lt;stdint.h&gt; from C99. <text:s/><text:span text:style-name="T253">The C++ authoring model is based on the language as defined in XXX, prior to Cxx11.</text:span></text:p>
      <text:p text:style-name="P22"><text:bookmark-start text:name="_Ref58813963"/><text:span text:style-name="T69">Table </text:span><text:span text:style-name="T69"><text:sequence text:ref-name="refTable0" text:name="Table" text:formula="ooow:1 " style:num-format="1">1</text:sequence></text:span><text:bookmark-end text:name="_Ref58813963"/><text:span text:style-name="T69"> - Table of Reference Documen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itle</text:p>
          </table:table-cell>
          <table:table-cell table:style-name="Table2.A1" office:value-type="string">
            <text:p text:style-name="P21">Published By</text:p>
          </table:table-cell>
          <table:table-cell table:style-name="Table2.A1" office:value-type="string">
            <text:p text:style-name="P21">Link</text:p>
          </table:table-cell>
        </table:table-row>
        <table:table-row table:style-name="Table2.1">
          <table:table-cell table:style-name="Table2.A1" office:value-type="string">
            <text:p text:style-name="P19">OpenCPI <text:span text:style-name="T217">Component Development Guide</text:span></text:p>
          </table:table-cell>
          <table:table-cell table:style-name="Table2.A1" office:value-type="string">
            <text:p text:style-name="P19"><text:a xlink:type="simple" xlink:href="http://opencpi.org/" text:style-name="Internet_20_link" text:visited-style-name="Visited_20_Internet_20_Link"><text:span text:style-name="T70">OpenCPI</text:span></text:a></text:p>
          </table:table-cell>
          <table:table-cell table:style-name="Table2.A1" office:value-type="string">
            <text:p text:style-name="P19"><text:span text:style-name="T73">githubURL</text:span></text:p>
          </table:table-cell>
        </table:table-row>
        <table:table-row table:style-name="Table2.1">
          <table:table-cell table:style-name="Table2.A1" office:value-type="string">
            <text:p text:style-name="P19">ISO C Language Specification</text:p>
          </table:table-cell>
          <table:table-cell table:style-name="Table2.A1" office:value-type="string">
            <text:p text:style-name="P19"><text:a xlink:type="simple" xlink:href="http://www.iso.org/c90" text:style-name="Internet_20_link" text:visited-style-name="Visited_20_Internet_20_Link"><text:span text:style-name="T70">C Language</text:span></text:a></text:p>
          </table:table-cell>
          <table:table-cell table:style-name="Table2.A1" office:value-type="string">
            <text:p text:style-name="P19"><text:span text:style-name="T64">Public URL: </text:span><text:a xlink:type="simple" xlink:href="http://www.iso.org/" text:style-name="Internet_20_link" text:visited-style-name="Visited_20_Internet_20_Link">http://www.iso.org</text:a><text:span text:style-name="T71">/</text:span><text:span text:style-name="T72">c90</text:span><text:span text:style-name="T64"> <text:s text:c="2"/></text:span></text:p>
          </table:table-cell>
        </table:table-row>
        <table:table-row table:style-name="Table2.1">
          <table:table-cell table:style-name="Table2.A4" office:value-type="string">
            <text:p text:style-name="P20">ISO C++ Language Specification</text:p>
          </table:table-cell>
          <table:table-cell table:style-name="Table2.A4" office:value-type="string">
            <text:p text:style-name="P20">C++</text:p>
          </table:table-cell>
          <table:table-cell table:style-name="Table2.A4" office:value-type="string">
            <text:p text:style-name="P20">Pre cxx11 C++</text:p>
          </table:table-cell>
        </table:table-row>
      </table:table>
      <text:h text:style-name="Heading_20_1" text:outline-level="1"><text:bookmark text:name="_Toc270018416"/><text:bookmark-start text:name="__RefHeading___Toc5318_1067000368"/>Overview<text:bookmark-end text:name="__RefHeading___Toc5318_1067000368"/></text:h>
      <text:p text:style-name="P53"><text:span text:style-name="T74">RCC</text:span> workers are hosted in a <text:span text:style-name="T23">container</text:span>, which is responsible for (1) loading, executing, controlling, and configuring the worker, (2) effecting data movement to and from the data ports of the worker, and (3) providing interfaces for the local services available to <text:span text:style-name="T74">RCC</text:span> workers. </text:p>
      <text:p text:style-name="P53">When <text:span text:style-name="T75">RCC</text:span> workers are collocated, the container can make use of <text:span text:style-name="T76">local </text:span>zero-copy <text:span text:style-name="T254">approaches </text:span>to move data between them. <text:s/>For connections between workers in <text:span text:style-name="T25">different</text:span> containers, the containers move data between each other using some common data transport mechanism. <text:s/>Containers make use of <text:span text:style-name="T254">a default</text:span> data transport between the two devices <text:span text:style-name="T254">unless explicitly configured to do otherwise</text:span>. </text:p>
      <text:p text:style-name="P53">The <text:span text:style-name="T218">OpenCPI Component Development Guide contains</text:span> sections <text:span text:style-name="T218">for the general introduction to the control plane functionality of workers and containers, followed by the general execution model of software-based workers. <text:s/>The specifics of the RCC authoring model are included here, consisting of:</text:span></text:p>
      <text:list xml:id="list7634919568890074841" text:style-name="WWNum32">
        <text:list-item>
          <text:p text:style-name="P161"><text:span text:style-name="T37">container-to-worker interfaces:</text:span> <text:s/>how the container calls the worker’s entry points</text:p>
        </text:list-item>
        <text:list-item>
          <text:p text:style-name="P161"><text:span text:style-name="T37">worker-to-container interfaces:</text:span> <text:s/>how the worker calls the container’s entry points</text:p>
        </text:list-item>
        <text:list-item>
          <text:p text:style-name="P161"><text:span text:style-name="T37">the local services:</text:span> <text:s/>how the worker uses local services and which ones are available.</text:p>
        </text:list-item>
      </text:list>
      <text:h text:style-name="P217" text:outline-level="2"><text:bookmark-start text:name="__RefHeading__10572_140039662"/><text:bookmark-start text:name="_Toc270018429"/>Descriptive XML for <text:span text:style-name="T254">RCC Workers</text:span>.<text:bookmark-end text:name="__RefHeading__10572_140039662"/><text:bookmark-end text:name="_Toc270018429"/></text:h>
      <text:p text:style-name="P53"><text:span text:style-name="T77">As with other authoring models, the act of creating a component implementation (a.k.a. authoring a worker), includes writing source code as well as specifying certain characteristics of the implementation in a separate XML file. <text:s/>This </text:span><text:span text:style-name="T78">XML </text:span><text:span text:style-name="T77">file is called the OWD (for </text:span><text:span text:style-name="T115">O</text:span><text:span text:style-name="T77">penCPI </text:span><text:span text:style-name="T115">W</text:span><text:span text:style-name="T77">orker </text:span><text:span text:style-name="T115">D</text:span><text:span text:style-name="T77">escription). <text:s/>It describes any non-default, constraints or behavior of this particular component implementation, and has attributes and information that are specific to the authoring model. <text:s/>The two items that all OWDs must specify is the component specification (OCS) being implemented, and the authoring model being used. <text:s/></text:span><text:span text:style-name="T86">The OWD aspects that are common to all authoring models are described in the OpenCPI Component Development Guide.</text:span></text:p>
      <text:p text:style-name="Body">The model name for the <text:span text:style-name="T117">RCC</text:span> <text:span text:style-name="T118">authoring </text:span>model is “<text:span text:style-name="T117">RCC</text:span>”. <text:s/><text:span text:style-name="T218">The languages supported are C and C++. <text:s/>The top level XML element for the OWD for RCC workers is </text:span><text:span text:style-name="Code">RCCWorker</text:span><text:span text:style-name="T218">. <text:s/>The details of the OWD for RCC workers is described below in section 4.</text:span></text:p>
      <text:h text:style-name="P191" text:outline-level="1"><text:bookmark-start text:name="_Toc270018448"/><text:bookmark-start text:name="__RefHeading__15951_517827571"/>XML description files (OWD) for <text:span text:style-name="T197">RCC</text:span> workers.<text:bookmark-end text:name="_Toc270018448"/><text:bookmark-end text:name="__RefHeading__15951_517827571"/></text:h>
      <text:p text:style-name="P53">This section describes the format and structure of the <text:span text:style-name="T197">RCC</text:span> OWD: <text:s/>the XML document that refers to or includes a Component Specification (OCS), and which specifies the implementation-specific aspects of the worker. <text:s/><text:span text:style-name="T298">The OpenCPI Component Development Guide </text:span>define<text:span text:style-name="T298">s</text:span> aspects common to all OWDs. <text:s/>This section defines the aspects of the <text:span text:style-name="T197">RCC</text:span> OWD – specific to <text:span text:style-name="T199">RCC</text:span> workers. <text:s/>The top level XML element for a <text:span text:style-name="T199">RCC </text:span>worker is <text:span text:style-name="T199">RCC</text:span>Worker. <text:s/><text:span text:style-name="T313">If all defaults are used, the entire OWD for an RCC worker can be:</text:span></text:p>
      <text:p text:style-name="P188">&lt;RCCWorker spec='myspec'/&gt;</text:p>
      <text:p text:style-name="P52">The <text:span text:style-name="T199">RCC</text:span>Worker XML element contains information provided by someone creating an <text:span text:style-name="T199">RCC</text:span> worker based on a component specification (OCS). <text:s/>This OWD includes or references an OCS, and then describes implementation information about this particular <text:span text:style-name="T199">RCC</text:span> implementation of that OCS. <text:s/>Thus the <text:span text:style-name="T199">RCC</text:span>Worker element must either include as a child element a complete ComponentSpec, or include one by reference, using the “spec” attribute of the top-level element. <text:s/>For example, if the “vsadd” implementation of the “vsadd-spec” <text:span text:style-name="T313">OCS would</text:span> referenc<text:span text:style-name="T313">e</text:span> the component specification <text:span text:style-name="T313">this way:</text:span></text:p>
      <text:p text:style-name="P24"><text:span text:style-name="T146">&lt;</text:span><text:span text:style-name="T148">RCC</text:span><text:span text:style-name="T146">Worker spec=”</text:span><text:span text:style-name="T149">vsadd-spec</text:span><text:span text:style-name="T146">”</text:span><text:line-break/><text:span text:style-name="T146"><text:tab/>---other attributes---</text:span><text:line-break/><text:span text:style-name="T146"><text:tab/>&gt;</text:span><text:line-break/><text:span text:style-name="T146"><text:tab/>---other child elements---</text:span><text:line-break/><text:span text:style-name="T146">&lt;/</text:span><text:span text:style-name="T148">RCC</text:span><text:span text:style-name="T146">Worker&gt;</text:span></text:p>
      <text:p text:style-name="P53">The <text:span text:style-name="T199">RCC</text:span>Worker follows the specification of OWDs in general as specified elsewhere. <text:s/>This section only defines the aspects of the <text:span text:style-name="T199">RCC</text:span> OWD (<text:span text:style-name="T199">RCC</text:span>Worker) that <text:span text:style-name="T200">are</text:span> <text:span text:style-name="T25">not</text:span> common to all OWDs.</text:p>
      <text:h text:style-name="P223" text:outline-level="2"><text:bookmark-start text:name="_Toc211781115"/><text:bookmark-start text:name="_Toc211780966"/><text:bookmark-start text:name="__RefHeading__15953_517827571"/><text:bookmark-start text:name="_Toc270018449"/>Attributes of a top-level <text:span text:style-name="T200">RCC</text:span>Worker element<text:bookmark-end text:name="_Toc211781115"/><text:bookmark-end text:name="_Toc211780966"/><text:bookmark-end text:name="__RefHeading__15953_517827571"/><text:bookmark-end text:name="_Toc270018449"/></text:h>
      <text:h text:style-name="P196" text:outline-level="3"><text:bookmark-start text:name="_Toc270018450"/><text:bookmark-start text:name="_Toc211781120"/><text:bookmark-start text:name="__RefHeading__15955_517827571"/><text:bookmark-start text:name="_Toc211781116"/>Name attribute<text:bookmark-end text:name="_Toc270018450"/><text:bookmark-end text:name="__RefHeading__15955_517827571"/><text:bookmark-end text:name="_Toc211781116"/></text:h>
      <text:p text:style-name="P53">The “Name” attribute of the component implementation is used to generate the programming language name of the worker (e.g. used in the name of and the contents of the <text:span text:style-name="T201">RCC-specific</text:span> generated header file). <text:s/>When not specified <text:span text:style-name="T313">(the common case) </text:span>the implementation name defaults to the name of the OWD file <text:span text:style-name="T314">itself, </text:span>without directories or extensions.</text:p>
      <text:h text:style-name="P196" text:outline-level="3"><text:bookmark-start text:name="__RefHeading__10632_140039662"/><text:bookmark-start text:name="_Toc270018451"/>Language attribute<text:bookmark-end text:name="__RefHeading__10632_140039662"/><text:bookmark-end text:name="_Toc270018451"/></text:h>
      <text:p text:style-name="P53">The “Language” attribute of the component implementation for <text:span text:style-name="T202">RCC</text:span> workers <text:span text:style-name="T203">should</text:span> have the value “<text:span text:style-name="T299">c</text:span>” <text:span text:style-name="T299">or “c++”</text:span>. <text:s/><text:span text:style-name="T299">The default is “c”.</text:span></text:p>
      <text:h text:style-name="P196" text:outline-level="3"><text:bookmark-end text:name="_Toc211781120"/><text:bookmark-start text:name="__RefHeading__10634_140039662"/><text:bookmark-start text:name="_Toc270018452"/>ControlOperations attribute<text:bookmark-end text:name="__RefHeading__10634_140039662"/><text:bookmark-end text:name="_Toc270018452"/></text:h>
      <text:p text:style-name="P53">If not specified, no control operation methods are implemented by the worker (only the <text:span text:style-name="Code">run</text:span> method). <text:s/>This information is used in the generation <text:span text:style-name="T300">of the </text:span>implementation skeleton to provide stubs for the specified control operation implementations. <text:s/>It is also stored in the runtime metadata associated with the worker, which allows the runtime system to avoid invoking control operations that have no implementation. <text:s/><text:span text:style-name="T315">This attribute is common to all OWDs.</text:span></text:p>
      <text:h text:style-name="P215" text:outline-level="3"><text:bookmark-start text:name="__RefHeading___Toc8035_1067000368"/>Slave attribute<text:bookmark-end text:name="__RefHeading___Toc8035_1067000368"/></text:h>
      <text:p text:style-name="P110">This attribute indicates that this worker is a proxy for another worker, and that other worker is named as the string value of this attribute. <text:s/><text:span text:style-name="T301">This attribute is only supported for C++. <text:s/>The name of the slave worker may have a package prefix (with periods) if the slave worker is not in the same namespace as this worker. <text:s/>The slave worker name must include the authoring model suffix. <text:s/>An example is:</text:span></text:p>
      <text:p text:style-name="Code">&lt;RCCWorker language='c++' slave='ocpi.devices.xyz_adc.hdl'/&gt;</text:p>
      <text:p text:style-name="P111">This would indicate that this worker is a proxy for the HDL worker named <text:span text:style-name="Code">xyz_adc</text:span>, in the <text:span text:style-name="Code">ocpi.devices</text:span> package name scope.</text:p>
      <text:h text:style-name="P211" text:outline-level="3"><text:bookmark-start text:name="__RefHeading__57792_638251233"/>ExternMethods attribute <text:span text:style-name="T315">(C language)</text:span><text:bookmark-end text:name="__RefHeading__57792_638251233"/></text:h>
      <text:p text:style-name="P145">This String attribute is used (<text:span text:style-name="T300">when </text:span>set to true), in the cases where the methods of the worker (whose addresses are placed in the RCCDispatch structure) should have external linkage scope rather than be local to the file (i.e. declared “static”). <text:s/>In this case the string value of this attribute is used as the prefix to those external function names, rather than just being file-scoped static functions whose names are simply the method names (i.e. “initialize”, “start”, “run”, etc.).</text:p>
      <text:h text:style-name="P223"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53"><text:bookmark-end text:name="_Toc211780968"/><text:bookmark-end text:name="_Toc211781121"/>The <text:span text:style-name="Code">port</text:span> child element of the <text:span text:style-name="Code">RCCWorker</text:span> specifies information about a data <text:span text:style-name="T302">port</text:span> specified in the OCS. <text:s/>It references a<text:span text:style-name="T302">n OCS </text:span><text:span text:style-name="Code">port</text:span><text:span text:style-name="T302"> (or </text:span><text:span text:style-name="Code">dataInterfaceSpec</text:span><text:span text:style-name="T302">) element</text:span> by its <text:span text:style-name="Code">Name</text:span> attribute. <text:s/>Thus the <text:span text:style-name="Code">Name</text:span> attribute of the <text:span text:style-name="Code">Port</text:span> element must match the <text:span text:style-name="Code">Name</text:span> attribute of a <text:span text:style-name="Code">Port</text:span><text:span text:style-name="T302"> or </text:span><text:span text:style-name="Code">DataInterfaceSpec</text:span> element of the <text:span text:style-name="Code">ComponentSpec</text:span>. <text:s/>The <text:span text:style-name="Code">Port</text:span> element adds implementation-specific information about the <text:span text:style-name="T316">port</text:span> initially defined in that <text:span text:style-name="T302">Component</text:span>Spec.</text:p>
      <text:p text:style-name="P146">A number of attributes available for the <text:span text:style-name="Code">port</text:span> element are common to all authoring models and are described in the Component Development Guide. <text:s/>These are usually used to override attributes inferred from the protocol associated with the data port.</text:p>
      <text:h text:style-name="P196" text:outline-level="3"><text:bookmark-start text:name="_Toc270018454"/><text:bookmark-start text:name="__RefHeading__10638_140039662"/>Name attribute<text:bookmark-end text:name="_Toc270018454"/><text:bookmark-end text:name="__RefHeading__10638_140039662"/></text:h>
      <text:p text:style-name="P53">This attribute specifies the name used to reference the <text:span text:style-name="Code">Port</text:span><text:span text:style-name="T302"> or </text:span><text:span text:style-name="Code">DataInterfaceSpec</text:span> <text:span text:style-name="T302">element </text:span>in the <text:span text:style-name="Code">ComponentSpec</text:span> (OCS).</text:p>
      <text:h text:style-name="P196" text:outline-level="3"><text:bookmark-start text:name="__RefHeading__10640_140039662"/><text:bookmark-start text:name="_Toc270018455"/>MinBuffer<text:span text:style-name="T303">Count</text:span> attribute<text:bookmark-end text:name="__RefHeading__10640_140039662"/><text:bookmark-end text:name="_Toc270018455"/></text:h>
      <text:p text:style-name="P155">This numeric attribute specifies the minimum number of message buffers required by the worker for a port. <text:s/>The Worker Interface allows the worker code (typically in the <text:span text:style-name="Code">run</text:span> method) to “take” a buffer from a port, and ask for a new buffer for that port while retaining ownership of the previous buffer from that port. <text:s/>This behavior requires that the infrastructure provide at least 2 buffers for that port.</text:p>
      <text:p text:style-name="P155">Thus this attribute informs the infrastructure as to the minimum buffering requirements of the worker implementation for that port. <text:s/>The default is 1. <text:s/>This attribute should not be used to “tune” the buffer count for performance but only specify the actual minimum requirements for the correct functioning of the worker.</text:p>
      <text:h text:style-name="P190" text:outline-level="1"><text:bookmark-start text:name="__RefHeading__10574_140039662"/><text:bookmark-start text:name="_Toc270018430"/><text:span text:style-name="T14">The </text:span><text:span text:style-name="T15">RCC</text:span><text:span text:style-name="T16"> </text:span><text:span text:style-name="T14">Worker Interface</text:span><text:bookmark-end text:name="__RefHeading__10574_140039662"/><text:bookmark-end text:name="_Toc270018430"/></text:h>
      <text:p text:style-name="P53"><text:span text:style-name="T119"/></text:p>
      <text:p text:style-name="P53"><text:span text:style-name="T122">This section defines the interface between the worker and its container: <text:s/>the API for this authoring model. <text:s/></text:span><text:span text:style-name="T119">This document uses the term “</text:span><text:span text:style-name="T120">worker </text:span><text:span text:style-name="T119">method” as a short hand and language-neutral term for </text:span><text:span text:style-name="T120">what is a </text:span><text:span text:style-name="T119">“member function” </text:span><text:span text:style-name="T120">in C++ or a worker entry point </text:span><text:span text:style-name="T121">function </text:span><text:span text:style-name="T120">in C</text:span><text:span text:style-name="T119">. <text:s/></text:span>The methods in<text:span text:style-name="T124"> C++ have an implicit “</text:span><text:span text:style-name="Code">this</text:span><text:span text:style-name="T124">” argument that is hidden by the language. <text:s/>In RCC C language workers, <text:s/>the first argument to all worker methods is an explicit “</text:span><text:span text:style-name="Code">self</text:span><text:span text:style-name="T124">” argument that is a pointer to a structure that contains context and state information for the worker. <text:s/>When discussing a worker's runtime behavior, the term “</text:span><text:span text:style-name="T28">worker</text:span><text:span text:style-name="T124">” is sometimes used as a runtime </text:span><text:span text:style-name="T28">instance</text:span><text:span text:style-name="T124"> of the worker rather than the source code that is written for the worker as a component implementation.</text:span></text:p>
      <text:p text:style-name="P53"><text:span text:style-name="T125">RCC</text:span> <text:span text:style-name="T317">w</text:span>orkers <text:span text:style-name="T126">must</text:span> <text:span text:style-name="T317">avoid</text:span> the prefix<text:span text:style-name="T127">es “OCPI” and</text:span> “<text:span text:style-name="T125">RCC</text:span>” for compile-time constants and types <text:span text:style-name="T317">since they are used automatically</text:span> <text:span text:style-name="T126">by this authoring model</text:span>. <text:s/>All defined data types <text:span text:style-name="T118">for the RCC authoring model </text:span>use the common prefix “<text:span text:style-name="T125">RCC</text:span>”. <text:s/><text:span text:style-name="T128">All macros are upper case, and all data types are capitalized and mixed (camel) case.</text:span></text:p>
      <text:p text:style-name="P55">The <text:span text:style-name="T317">w</text:span>orker interface <text:span text:style-name="T219">(its methods) </text:span>consists of control operation methods whose behavior is defined <text:span text:style-name="T219">in the “Control Plane Introduction” section of the OpenCPI Component Development Guide</text:span>, plus an additional <text:span text:style-name="T130">run</text:span> method that supports the event-driven execution model defined <text:span text:style-name="T219">in the “Software Execution Model” of that same document</text:span>. <text:s/>The <text:span text:style-name="T130">run</text:span> method is the only required method. <text:s/>All the other methods are optional. <text:s/>All processing of the worker occurs in the context of these <text:span text:style-name="T131">methods</text:span>.</text:p>
      <text:p text:style-name="P55">All <text:span text:style-name="T219">C language worker methods </text:span>take a pointer to an <text:span text:style-name="Code"><text:span text:style-name="T52">RCCWorker</text:span></text:span> structure <text:span text:style-name="T132">as its first argument, called </text:span><text:span text:style-name="Code">self</text:span><text:span text:style-name="T132"> and are dispatched through function pointers in the </text:span><text:span text:style-name="Code">RCCDispatch</text:span><text:span text:style-name="T132"> structure, which is statically initialized in the worker source code. <text:s/>C++ methods each have the implicit </text:span><text:span text:style-name="Code">this</text:span><text:span text:style-name="T132"> argument.</text:span></text:p>
      <text:p text:style-name="P53">The interface uses several basic integer types consistent with their CORBA C/C++<office:annotation><dc:creator>Arlan Pool</dc:creator><dc:date>2014-09-25T17:38:45</dc:date><text:p text:style-name="P246"><text:span text:style-name="T326">I changed RCCBoolean and RCCOrdinal types to be consistent with previous RC doc – rather than the OCL doc.</text:span></text:p><text:p text:style-name="P246"><text:span text:style-name="T326">OCLBoolean and OCLOrdinal are unint32_t</text:span></text:p></office:annotation> language mapping, to provide some compiler independence. <text:s/>The integer types are defined using the ISO C 99 <text:span text:style-name="Code">&lt;stdint.h&gt;</text:span> types. <text:s/>These basic types are: <text:s/><text:span text:style-name="Code">uint16_t</text:span> and <text:span text:style-name="Code">uint32_t</text:span>. <text:s/>The type <text:span text:style-name="Code">RCCBoolean</text:span> is aliased to <text:span text:style-name="Code">uint8_t</text:span>, to <text:span text:style-name="T133">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159"><text:soft-page-break/>The<text:span text:style-name="T118">re are two </text:span>categories of methods:</text:p>
      <text:list xml:id="list3277663130893478124" text:style-name="WWNum18">
        <text:list-item>
          <text:p text:style-name="P164"><text:span text:style-name="T107">Worker methods</text:span><text:span text:style-name="T99"> that represent functionality of the worker, to be called by the container, and which may have default implementations. <text:s/>These include the “run” method, and the lifecycle control operation </text:span><text:span text:style-name="T103">methods</text:span><text:span text:style-name="T99">.</text:span></text:p>
        </text:list-item>
        <text:list-item>
          <text:p text:style-name="P164"><text:span text:style-name="T107">Container methods</text:span><text:span text:style-name="T99"> that represent functionality of the container, to be called by the worker, such as changing run conditions, </text:span><text:span text:style-name="T100">and accessing ports and buffers</text:span><text:span text:style-name="T99">. <text:s/></text:span><text:span text:style-name="T101">All </text:span><text:span text:style-name="T103">C language </text:span><text:span text:style-name="T101">container methods are dispatched through function pointers in the </text:span><text:span text:style-name="Code"><text:span text:style-name="T47">container</text:span></text:span><text:span text:style-name="T101"> member of the </text:span><text:span text:style-name="Code"><text:span text:style-name="T47">RCCWorker</text:span></text:span><text:span text:style-name="T101"> structure.</text:span></text:p>
        </text:list-item>
      </text:list>
      <text:p text:style-name="P53">Worker methods are described first, followed by container methods. <text:s/><text:span text:style-name="T134">V</text:span>arious data types used in worker and container methods <text:span text:style-name="T134">are described in their respective sections. <text:s/>The concept of a “default” method for C-language workers is indicated by NULL pointers for those methods in the RCCDispatch structure. <text:s/>For C++, then are simply the methods in the base class.</text:span></text:p>
      <text:h text:style-name="P223" text:outline-level="2"><text:bookmark-start text:name="_Toc270018431"/><text:bookmark-start text:name="__RefHeading__10576_140039662"/>Worker methods: <text:s/>called by the container, implemented by the worker.<text:bookmark-end text:name="_Toc270018431"/><text:bookmark-end text:name="__RefHeading__10576_140039662"/></text:h>
      <text:p text:style-name="P53"><text:span text:style-name="T77">This section describes the methods that a worker may implement. <text:s/></text:span><text:span text:style-name="T79">O</text:span><text:span text:style-name="T77">ne is mandatory: </text:span><text:span text:style-name="T107">run</text:span><text:span text:style-name="T77">. <text:s/>All others are optional, and have default behavior. <text:s/>Other than “</text:span><text:span text:style-name="Code"><text:span text:style-name="T119">run</text:span></text:span><text:span text:style-name="T77">”, the other methods are </text:span><text:span text:style-name="T104">control operations</text:span><text:span text:style-name="T77"> that perform lifecycle state transitions described </text:span><text:span text:style-name="T87">in the control plane introduction section of the OpenCPI Component Development Guide</text:span><text:span text:style-name="T77">. <text:s/>All processing of the worker occurs in the context of these </text:span><text:span text:style-name="T93">worker </text:span><text:span text:style-name="T77">method</text:span><text:span text:style-name="T80">s</text:span><text:span text:style-name="T81">.</text:span></text:p>
      <text:p text:style-name="P56"><text:span text:style-name="T81">F</text:span><text:span text:style-name="T88">or C++, </text:span><text:span text:style-name="T77"><office:annotation><dc:date>2015-11-03T10:09:50</dc:date><text:p>&lt;!--[if gte mso 9]&gt;&lt;xml&gt;</text:p><text:p><text:s/>&lt;o:DocumentProperties&gt;</text:p><text:p><text:s text:c="2"/>&lt;o:Revision&gt;0&lt;/o:Revision&gt;</text:p><text:p><text:s text:c="2"/>&lt;o:TotalTime&gt;0&lt;/o:TotalTime&gt;</text:p><text:p><text:s text:c="2"/>&lt;o:Pages&gt;1&lt;/o:Pages&gt;</text:p><text:p><text:s text:c="2"/>&lt;o:Words&gt;71&lt;/o:Words&gt;</text:p><text:p><text:s text:c="2"/>&lt;o:Characters&gt;384&lt;/o:Characters&gt;</text:p><text:p><text:s text:c="2"/>&lt;o:Company&gt;Parera Information Services, Inc.&lt;/o:Company&gt;</text:p><text:p><text:s text:c="2"/>&lt;o:Lines&gt;9&lt;/o:Lines&gt;</text:p><text:p><text:s text:c="2"/>&lt;o:Paragraphs&gt;4&lt;/o:Paragraphs&gt;</text:p><text:p><text:s text:c="2"/>&lt;o:CharactersWithSpaces&gt;451&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text:span><text:span text:style-name="T77"><office:annotation><dc:date>2015-11-03T10:09:5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77"><office:annotation><dc:date>2015-11-03T10:09:5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77"><office:annotation><dc:date>2015-11-03T10:09:5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text:span><text:span text:style-name="T77"><office:annotation><dc:date>2015-11-03T10:09:50</dc:date><text:p>&lt;!--StartFragment--&gt;</text:p></office:annotation></text:span><text:span text:style-name="T93">t</text:span><text:span text:style-name="T77">he code generation tools create a custom base class that the actual worker class inherit</text:span><text:span text:style-name="T93">s</text:span><text:span text:style-name="T77">.  Thus the derived class that implements the worker is declared by the worker author directly in their source code.  This derived class inherit</text:span><text:span text:style-name="T93">s</text:span><text:span text:style-name="T77"> the custom base class, but can otherwise contain any </text:span><text:span text:style-name="T98">other </text:span><text:span text:style-name="T77">member functions and data members as long as they do not shadow certain members in the generated custom base class (which are specifically mentioned below).</text:span></text:p>
      <text:h text:style-name="P216" text:outline-level="3"><text:bookmark-start text:name="__RefHeading__8692_1123303156"/><text:span text:style-name="T135">RCC</text:span>Worker <text:span text:style-name="T136">Structure Type – C language only</text:span><text:bookmark-end text:name="__RefHeading__8692_1123303156"/></text:h>
      <text:p text:style-name="P53">This structure type (typedef <text:span text:style-name="T317">name</text:span>) represents the visible state of a worker. <text:s/>The container define<text:span text:style-name="T137">s</text:span> this structure (in <text:span text:style-name="Code">RCC_Worker.h</text:span>) with any content <text:span text:style-name="T138">or</text:span> member ordering as long as the documented members are supported. <text:s/>The <text:span text:style-name="T317">structure </text:span>members are written by either the container or the worker, but not both. <text:s/>Members written by the container are declared "const" to enhance error checking when compiling worker <text:span text:style-name="T255">code</text:span>. <text:s/><text:span text:style-name="T139">A pointer to this structure is the first argument to all C language worker methods.</text:span></text:p>
      <text:p text:style-name="P173"><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Member Name</text:p>
          </table:table-cell>
          <table:table-cell table:style-name="Table4.A1" office:value-type="string">
            <text:p text:style-name="P21"><text:span text:style-name="T255">M</text:span>ember<text:line-break/>Data Type</text:p>
          </table:table-cell>
          <table:table-cell table:style-name="Table4.A1" office:value-type="string">
            <text:p text:style-name="P21">Written by</text:p>
          </table:table-cell>
          <table:table-cell table:style-name="Table4.D1" office:value-type="string">
            <text:p text:style-name="P21">Member<text:line-break/>Description</text:p>
          </table:table-cell>
        </table:table-row>
        <table:table-row>
          <table:table-cell table:style-name="Table4.A2" office:value-type="string">
            <text:p text:style-name="P94">properties</text:p>
          </table:table-cell>
          <table:table-cell table:style-name="Table4.A2" office:value-type="string">
            <text:p text:style-name="P89">void *const</text:p>
          </table:table-cell>
          <table:table-cell table:style-name="Table4.A2" office:value-type="string">
            <text:p text:style-name="P19">container</text:p>
          </table:table-cell>
          <table:table-cell table:style-name="Table4.D2" office:value-type="string">
            <text:p text:style-name="P19">A <text:span text:style-name="T140">const</text:span> pointer to the properties structure for the worker, whose layout is implied by the properties <text:span text:style-name="T141">declared in the OCS and OWD</text:span>. <text:s/>The value <text:span text:style-name="T141">is</text:span> NULL if there are no such properties.</text:p>
          </table:table-cell>
        </table:table-row>
        <table:table-row>
          <table:table-cell table:style-name="Table4.A2" office:value-type="string">
            <text:p text:style-name="P90">memories</text:p>
          </table:table-cell>
          <table:table-cell table:style-name="Table4.A2" office:value-type="string">
            <text:p text:style-name="P94"><text:span text:style-name="T142">v</text:span>oid *const<text:line-break/>*<text:span text:style-name="T142">const</text:span></text:p>
          </table:table-cell>
          <table:table-cell table:style-name="Table4.A2" office:value-type="string">
            <text:p text:style-name="P19">container</text:p>
          </table:table-cell>
          <table:table-cell table:style-name="Table4.D2" office:value-type="string">
            <text:p text:style-name="P19"><text:span text:style-name="T142">An array of const pointers to the memory resources requested by the worker in the </text:span><text:span text:style-name="Code">memSizes</text:span><text:span text:style-name="T142"> member of the </text:span><text:span text:style-name="Code">RCCDispatch</text:span><text:span text:style-name="T142"> structure. <text:s/>Any memories that are not read-only are initialized to zero before a worker executes any method.</text:span></text:p>
          </table:table-cell>
        </table:table-row>
        <table:table-row>
          <table:table-cell table:style-name="Table4.A2" office:value-type="string">
            <text:p text:style-name="P90">memory</text:p>
          </table:table-cell>
          <table:table-cell table:style-name="Table4.A2" office:value-type="string">
            <text:p text:style-name="P89">void *const</text:p>
          </table:table-cell>
          <table:table-cell table:style-name="Table4.A2" office:value-type="string">
            <text:p text:style-name="P16">container</text:p>
          </table:table-cell>
          <table:table-cell table:style-name="Table4.D2" office:value-type="string">
            <text:p text:style-name="P16">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92">container</text:p>
          </table:table-cell>
          <table:table-cell table:style-name="Table4.A2" office:value-type="string">
            <text:p text:style-name="P92"><text:span text:style-name="T255">c</text:span>onst RCCContainer</text:p>
          </table:table-cell>
          <table:table-cell table:style-name="Table4.A2" office:value-type="string">
            <text:p text:style-name="P17">container</text:p>
          </table:table-cell>
          <table:table-cell table:style-name="Table4.D2" office:value-type="string">
            <text:p text:style-name="P17">A dispatch table of container method/function pointers.</text:p>
          </table:table-cell>
        </table:table-row>
        <table:table-row>
          <table:table-cell table:style-name="Table4.A2" office:value-type="string">
            <text:p text:style-name="P94">runCondition</text:p>
          </table:table-cell>
          <table:table-cell table:style-name="Table4.A2" office:value-type="string">
            <text:p text:style-name="P94"><text:span text:style-name="T143">RCC</text:span>RunCondition*</text:p>
          </table:table-cell>
          <table:table-cell table:style-name="Table4.A2" office:value-type="string">
            <text:p text:style-name="P19">worker</text:p>
          </table:table-cell>
          <table:table-cell table:style-name="Table4.D2" office:value-type="string">
            <text:p text:style-name="P19">Initialized from the <text:span text:style-name="Code"><text:span text:style-name="T143">RCCDispatch</text:span></text:span><text:span text:style-name="Code"> runCondition</text:span> member. <text:s/><text:span text:style-name="T144">C</text:span>hecked by container after calling the start method.</text:p>
          </table:table-cell>
        </table:table-row>
        <table:table-row>
          <table:table-cell table:style-name="Table4.A2" office:value-type="string">
            <text:p text:style-name="P91">connectedPorts</text:p>
          </table:table-cell>
          <table:table-cell table:style-name="Table4.A2" office:value-type="string">
            <text:p text:style-name="P93">RCCPortMask</text:p>
          </table:table-cell>
          <table:table-cell table:style-name="Table4.A2" office:value-type="string">
            <text:p text:style-name="P18">container</text:p>
          </table:table-cell>
          <table:table-cell table:style-name="Table4.D2" office:value-type="string">
            <text:p text:style-name="P18">A mask indicating which ports are connected. <text:s/>A worker can check this to see if an optional port is connected.</text:p>
          </table:table-cell>
        </table:table-row>
        <table:table-row>
          <table:table-cell table:style-name="Table4.A2" office:value-type="string">
            <text:p text:style-name="P94">ports</text:p>
          </table:table-cell>
          <table:table-cell table:style-name="Table4.A2" office:value-type="string">
            <text:p text:style-name="P94"><text:span text:style-name="T143">RCC</text:span>Port<text:span text:style-name="T144">[]</text:span></text:p>
          </table:table-cell>
          <table:table-cell table:style-name="Table4.A2" office:value-type="string">
            <text:p text:style-name="P19">varies by<text:line-break/>member</text:p>
          </table:table-cell>
          <table:table-cell table:style-name="Table4.D2" office:value-type="string">
            <text:p text:style-name="P18">An array of RCCPort structures, indexed by port ordinals.</text:p>
          </table:table-cell>
        </table:table-row>
      </table:table>
      <text:h text:style-name="P196" text:outline-level="3"><text:bookmark-start text:name="__RefHeading__10578_140039662"/><text:span text:style-name="T145">RCC</text:span><text:bookmark-start text:name="_Toc270018432"/>Result <text:span text:style-name="T132">E</text:span>numeration <text:span text:style-name="T132">T</text:span>ype<text:bookmark-end text:name="_Toc270018432"/> <text:span text:style-name="T256">(C and C++)</text:span><text:bookmark-end text:name="__RefHeading__10578_140039662"/></text:h>
      <text:p text:style-name="P53">The <text:span text:style-name="T145">RCC</text:span>Result type is an enumeration type used as the return value for all worker methods. <text:s/>It indicates to the container what to do when the worker method returns, as described in the following table:</text:p>
      <text:p text:style-name="P174"><text:soft-page-break/>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21">Enumeration Identifier</text:p>
          </table:table-cell>
          <table:table-cell table:style-name="Table5.B1" office:value-type="string">
            <text:p text:style-name="P21">Description</text:p>
          </table:table-cell>
        </table:table-row>
        <table:table-row table:style-name="Table5.1">
          <table:table-cell table:style-name="Table5.A2" office:value-type="string">
            <text:p text:style-name="P19"><text:span text:style-name="Code">RCC_OK</text:span></text:p>
          </table:table-cell>
          <table:table-cell table:style-name="Table5.B2" office:value-type="string">
            <text:p text:style-name="P19">The worker method succeeded without error.</text:p>
          </table:table-cell>
        </table:table-row>
        <table:table-row table:style-name="Table5.1">
          <table:table-cell table:style-name="Table5.A3" office:value-type="string">
            <text:p text:style-name="P19"><text:span text:style-name="Code">RCC_ERROR</text:span></text:p>
          </table:table-cell>
          <table:table-cell table:style-name="Table5.B3" office:value-type="string">
            <text:p text:style-name="P19">The worker method did not succeed, but the error is not fatal to worker or container, thus the method may be retried if defined to allow this.</text:p>
          </table:table-cell>
        </table:table-row>
        <table:table-row table:style-name="Table5.1">
          <table:table-cell table:style-name="Table5.A3" office:value-type="string">
            <text:p text:style-name="P19"><text:span text:style-name="Code">RCC_FATAL</text:span></text:p>
          </table:table-cell>
          <table:table-cell table:style-name="Table5.B3" office:value-type="string">
            <text:p text:style-name="P19"><text:span text:style-name="T146">The worker should never run again. It is non-functional. <text:s/>The container or other workers may be damaged. <text:s/>The worker is in an </text:span><text:span text:style-name="T46">u</text:span><text:span text:style-name="T45">nusable</text:span><text:span text:style-name="T146">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19"><text:span text:style-name="Code">RCC_DONE</text:span></text:p>
          </table:table-cell>
          <table:table-cell table:style-name="Table5.B3" office:value-type="string">
            <text:p text:style-name="P19"><text:span text:style-name="T146">The worker needs no more execution; a normal completion. <text:s/>The worker is entering the </text:span><text:span text:style-name="T45">finished</text:span><text:span text:style-name="T146"> state.</text:span></text:p>
          </table:table-cell>
        </table:table-row>
        <table:table-row table:style-name="Table5.1">
          <table:table-cell table:style-name="Table5.A3" office:value-type="string">
            <text:p text:style-name="P19"><text:span text:style-name="Code">RCC_ADVANCE</text:span></text:p>
          </table:table-cell>
          <table:table-cell table:style-name="Table5.B3" office:value-type="string">
            <text:p text:style-name="P19"><text:span text:style-name="T146">The worker is requesting that all ports </text:span><text:span text:style-name="T147">that were ready when the run method was entered </text:span><text:span text:style-name="T146">be </text:span><text:span text:style-name="T48">advanced</text:span><text:span text:style-name="T146"> (applies only to the run method).</text:span></text:p>
          </table:table-cell>
        </table:table-row>
        <table:table-row table:style-name="Table5.1">
          <table:table-cell table:style-name="Table5.A3" office:value-type="string">
            <text:p text:style-name="P19"><text:span text:style-name="Code">RCC_ADVANCE_DONE</text:span></text:p>
          </table:table-cell>
          <table:table-cell table:style-name="Table5.B3" office:value-type="string">
            <text:p text:style-name="P19"><text:span text:style-name="T146">The worker is requesting that all ports be advanced (run method only) and declaring that it is also “done”. The worker is entering the </text:span><text:span text:style-name="T45">finished</text:span><text:span text:style-name="T146"> state.</text:span></text:p>
          </table:table-cell>
        </table:table-row>
      </table:table>
      <text:p text:style-name="P53"><text:span text:style-name="T151">These return values apply to each method as defined in their specific behavior. <text:s/>Some values are not valid results for all methods. </text:span><text:span text:style-name="T17"><text:s/>When the result is </text:span><text:span text:style-name="Code"><text:span text:style-name="T19">RCC_ERROR</text:span></text:span><text:span text:style-name="T17"> or </text:span><text:span text:style-name="Code"><text:span text:style-name="T19">RCC_FATAL</text:span></text:span><text:span text:style-name="T17">, the worker may have also set a descriptive error message via the </text:span><text:span text:style-name="Code"><text:span text:style-name="T18">setError</text:span></text:span><text:span text:style-name="T17"> container method</text:span><text:span text:style-name="T146"> described below.</text:span></text:p>
      <text:h text:style-name="P212" text:outline-level="3"><text:bookmark-start text:name="__RefHeading__10580_140039662"/><text:span text:style-name="T4">i</text:span><text:bookmark-start text:name="_Toc211780947"/><text:bookmark-start text:name="_Toc211781070"/><text:span text:style-name="T3">nitialize</text:span><text:bookmark-end text:name="_Toc211780947"/><text:bookmark-end text:name="_Toc211781070"/> — <text:span text:style-name="T257">worker method</text:span><text:bookmark-end text:name="__RefHeading__10580_140039662"/></text:h>
      <text:p text:style-name="P53"><text:span text:style-name="T77">This </text:span><text:span text:style-name="T82">worker </text:span><text:span text:style-name="T77">method implements the </text:span><text:span text:style-name="T99">initialize</text:span><text:span text:style-name="T77"> control operation as </text:span><text:span text:style-name="T89">defined in [CDG]</text:span><text:span text:style-name="T77">. <text:s/>It is optional. <text:s/>A worker author should implement this method under any of the following conditions:</text:span></text:p>
      <text:list xml:id="list103749851536722" text:continue-list="list7634919568890074841" text:style-name="WWNum32">
        <text:list-item>
          <text:p text:style-name="P161">There are initialization errors that can be reported to the container.</text:p>
        </text:list-item>
        <text:list-item>
          <text:p text:style-name="P161">There is significant processing work involved in the initialization.</text:p>
        </text:list-item>
        <text:list-item>
          <text:p text:style-name="P161">There are significant resource allocations performed during initialization.</text:p>
        </text:list-item>
      </text:list>
      <text:p text:style-name="P53">If none of the above are true, this method can be unimplemented (and thus the default implementation will be used). <text:s/><text:span text:style-name="T257">Note that initial property settings are </text:span><text:span text:style-name="T29">not</text:span><text:span text:style-name="T257"> available when the </text:span><text:span text:style-name="Code">initialize</text:span><text:span text:style-name="T257"> method is called.</text:span></text:p>
      <text:p text:style-name="P53"><text:soft-page-break/>Using the <text:span text:style-name="Code"><text:span text:style-name="T53">initialize</text:span></text:span> method will allow the <text:span text:style-name="Code"><text:span text:style-name="T53">run</text:span></text:span> <text:span text:style-name="T257">or </text:span><text:span text:style-name="Code">start</text:span><text:span text:style-name="T257"> </text:span>method<text:span text:style-name="T257">s</text:span> to be more consistent in execution time, since without an <text:span text:style-name="Code"><text:span text:style-name="T53">initialize</text:span></text:span>, all <text:span text:style-name="T257">one-time </text:span>initialization <text:span text:style-name="T257">must be</text:span> done on the first invocation of <text:span text:style-name="Code">start</text:span><text:span text:style-name="T257">, or if </text:span><text:span text:style-name="Code">start</text:span><text:span text:style-name="T257"> is unimplemented, the first invocation of </text:span><text:span text:style-name="Code"><text:span text:style-name="T53">run</text:span></text:span>.</text:p>
      <text:h text:style-name="P226" text:outline-level="4"><text:bookmark-start text:name="_Toc211781071"/><text:bookmark-start text:name="__RefHeading__10660_140039662"/>Synopsis.<text:bookmark-end text:name="_Toc211781071"/><text:bookmark-end text:name="__RefHeading__10660_140039662"/></text:h>
      <text:p text:style-name="P24"><text:span text:style-name="T318">static RCC</text:span>Result initialize(<text:span text:style-name="T165">RCC</text:span>Worker *self); <text:s/>// <text:span text:style-name="T220">C language<text:line-break/>RCCResult initialize(); <text:s text:c="23"/>// C++ language</text:span></text:p>
      <text:h text:style-name="P226" text:outline-level="4"><text:bookmark-start text:name="__RefHeading__10662_140039662"/><text:bookmark-start text:name="_Toc211781072"/>Returns.<text:bookmark-end text:name="__RefHeading__10662_140039662"/><text:bookmark-end text:name="_Toc211781072"/></text:h>
      <text:p text:style-name="P53">This method shall return a <text:span text:style-name="Code">RCCResult</text:span> value.</text:p>
      <text:p text:style-name="P53">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P212" text:outline-level="3"><text:bookmark-start text:name="__RefHeading__10582_140039662"/><text:span text:style-name="T40">s</text:span><text:bookmark-start text:name="_Toc211780948"/><text:bookmark-start text:name="_Toc211781074"/><text:span text:style-name="T37">tart</text:span><text:bookmark-end text:name="_Toc211780948"/><text:bookmark-end text:name="_Toc211781074"/> — <text:span text:style-name="T257">worker method</text:span><text:bookmark-end text:name="__RefHeading__10582_140039662"/></text:h>
      <text:p text:style-name="P53"><text:span text:style-name="T77">This method implements the </text:span><text:span text:style-name="T99">start</text:span><text:span text:style-name="T77"> control operation as defined </text:span><text:span text:style-name="T89">in [CDG]</text:span><text:span text:style-name="T77">. <text:s/>It is optional. <text:s/>Upon successful completion, the worker is in the </text:span><text:span text:style-name="T107">operating</text:span><text:span text:style-name="T77"> state or the </text:span><text:span text:style-name="T107">finished</text:span><text:span text:style-name="T77"> state. <text:s text:c="2"/>This operation is called for the first time after initialization, and also may be called after a successful </text:span><text:span text:style-name="T107">stop</text:span><text:span text:style-name="T77"> operation, to </text:span><text:span text:style-name="T104">resume</text:span><text:span text:style-name="T77"> execution.</text:span></text:p>
      <text:h text:style-name="P226" text:outline-level="4"><text:bookmark-start text:name="__RefHeading__10664_140039662"/><text:bookmark-start text:name="_Toc211781075"/>Synopsis.<text:bookmark-end text:name="__RefHeading__10664_140039662"/><text:bookmark-end text:name="_Toc211781075"/></text:h>
      <text:p text:style-name="P24"><text:span text:style-name="T318">static RCC</text:span>Result start(<text:span text:style-name="T165">RCC</text:span>Worker *self); <text:s/>// <text:span text:style-name="T220">C language<text:line-break/>RCCResult start(); <text:s text:c="23"/>// C++ language</text:span></text:p>
      <text:h text:style-name="P226" text:outline-level="4"><text:bookmark-start text:name="__RefHeading__10666_140039662"/><text:bookmark-start text:name="_Toc211781076"/>Returns.<text:bookmark-end text:name="__RefHeading__10666_140039662"/><text:bookmark-end text:name="_Toc211781076"/></text:h>
      <text:p text:style-name="P53">This method shall return a <text:span text:style-name="Code">RCCResult</text:span> value.</text:p>
      <text:p text:style-name="P53"><text:span text:style-name="T77">If the </text:span><text:span text:style-name="T109">start</text:span><text:span text:style-name="T77"> method cannot succeed, it shall return </text:span><text:span text:style-name="Code"><text:span text:style-name="T119">RCC_ERROR</text:span></text:span><text:span text:style-name="T77">. <text:s/>If the worker detects an error that would disable the implementation or its environment, it shall return </text:span><text:span text:style-name="Code"><text:span text:style-name="T119">RCC_FATAL</text:span></text:span><text:span text:style-name="T77">. <text:s/>It shall return </text:span><text:span text:style-name="Code"><text:span text:style-name="T119">RCC_DONE</text:span></text:span><text:span text:style-name="T77"> if no worker execution should proceed, to indicate that it </text:span><text:span text:style-name="T89">is</text:span><text:span text:style-name="T77"> enter</text:span><text:span text:style-name="T89">ing</text:span><text:span text:style-name="T77"> the </text:span><text:span text:style-name="T107">finished</text:span><text:span text:style-name="T77"> state. <text:s/>Otherwise it shall return </text:span><text:span text:style-name="Code"><text:span text:style-name="T119">RCC_OK</text:span></text:span><text:span text:style-name="T77"> if normal worker execution should proceed.</text:span></text:p>
      <text:p text:style-name="P53">Returning <text:span text:style-name="Code">RCC_DONE</text:span> indicates to the container that the worker will never require <text:span text:style-name="T257">further </text:span>execution, and provides this advice to the container to allow the container to take advantage of this fact and possibly release resources (such as I/O buffers) prior to the worker <text:span text:style-name="T257">instance </text:span>being destroyed or reused.</text:p>
      <text:h text:style-name="P212" text:outline-level="3"><text:bookmark-start text:name="__RefHeading__10584_140039662"/><text:span text:style-name="T4">s</text:span><text:bookmark-start text:name="_Toc211780949"/><text:bookmark-start text:name="_Toc211781078"/><text:span text:style-name="T3">top</text:span><text:bookmark-end text:name="_Toc211780949"/><text:bookmark-end text:name="_Toc211781078"/> — <text:span text:style-name="T257">worker method</text:span><text:bookmark-end text:name="__RefHeading__10584_140039662"/></text:h>
      <text:p text:style-name="P53"><text:span text:style-name="T77">This method implements the </text:span><text:span text:style-name="T109">stop</text:span><text:span text:style-name="T77"> control operation as described </text:span><text:span text:style-name="T89">in [CDG]</text:span><text:span text:style-name="T77">. <text:s/>Upon successful completion, the worker is in the </text:span><text:span text:style-name="T107">suspended</text:span><text:span text:style-name="T77"> state. <text:s/>It will be </text:span><text:span text:style-name="T94">also </text:span><text:span text:style-name="T77">called before the </text:span><text:span text:style-name="T107">release</text:span><text:span text:style-name="T77"> method, and before destruction, i</text:span><text:span text:style-name="T89">f</text:span><text:span text:style-name="T77"> the worker is in the </text:span><text:span text:style-name="T107">operating</text:span><text:span text:style-name="T77"> state.</text:span></text:p>
      <text:h text:style-name="P226" text:outline-level="4"><text:bookmark-start text:name="__RefHeading__10668_140039662"/><text:bookmark-start text:name="_Toc211781079"/><text:soft-page-break/>Synopsis.<text:bookmark-end text:name="__RefHeading__10668_140039662"/><text:bookmark-end text:name="_Toc211781079"/></text:h>
      <text:p text:style-name="P24"><text:span text:style-name="T318">static RCC</text:span>Result stop(<text:span text:style-name="T165">RCC</text:span>Worker *self); <text:s/>// <text:span text:style-name="T220">C language<text:line-break/>RCCResult stop(); <text:s text:c="23"/>// C++ language</text:span></text:p>
      <text:h text:style-name="P226" text:outline-level="4"><text:bookmark-start text:name="__RefHeading__10670_140039662"/><text:bookmark-start text:name="_Toc211781080"/>Returns.<text:bookmark-end text:name="__RefHeading__10670_140039662"/><text:bookmark-end text:name="_Toc211781080"/></text:h>
      <text:p text:style-name="P53">This method shall return a <text:span text:style-name="Code">RCCResult</text:span> value.</text:p>
      <text:p text:style-name="P53"><text:span text:style-name="T77">If the </text:span><text:span text:style-name="T109">stop</text:span><text:span text:style-name="T77"> method cannot succeed, it shall return </text:span><text:span text:style-name="Code"><text:span text:style-name="T119">RCC_ERROR</text:span></text:span><text:span text:style-name="T77">. <text:s/>If the worker detects an error that would disable the implementation or its environment, it shall return </text:span><text:span text:style-name="Code"><text:span text:style-name="T119">RCC_FATAL</text:span></text:span><text:span text:style-name="T77">. <text:s/>Otherwise it shall return </text:span><text:span text:style-name="Code"><text:span text:style-name="T119">RCC_OK</text:span></text:span><text:span text:style-name="T77">.</text:span></text:p>
      <text:h text:style-name="P212" text:outline-level="3"><text:bookmark-start text:name="__RefHeading__10586_140039662"/><text:span text:style-name="T4">r</text:span><text:bookmark-start text:name="_Toc211780950"/><text:bookmark-start text:name="_Toc211781082"/><text:span text:style-name="T3">elease</text:span><text:bookmark-end text:name="_Toc211780950"/><text:bookmark-end text:name="_Toc211781082"/> — <text:span text:style-name="T257">worker method</text:span><text:bookmark-end text:name="__RefHeading__10586_140039662"/></text:h>
      <text:p text:style-name="P87"><text:span text:style-name="T77">This method implements the </text:span><text:span text:style-name="T99">release</text:span><text:span text:style-name="T77"> control operation as described </text:span><text:span text:style-name="T89">in [CDG]</text:span><text:span text:style-name="T77">. <text:s/>After successful completion, the worker </text:span><text:span text:style-name="T94">instance </text:span><text:span text:style-name="T77">is in the </text:span><text:span text:style-name="T107">exists</text:span><text:span text:style-name="T77"> state.</text:span></text:p>
      <text:h text:style-name="P226" text:outline-level="4"><text:bookmark-start text:name="_Toc211781083"/><text:bookmark-start text:name="__RefHeading__10672_140039662"/>Synopsis.<text:bookmark-end text:name="_Toc211781083"/><text:bookmark-end text:name="__RefHeading__10672_140039662"/></text:h>
      <text:p text:style-name="P24"><text:span text:style-name="T318">static RCC</text:span>Result release<text:span text:style-name="T318">(RCC</text:span>Worker *self<text:span text:style-name="T167">)</text:span>; <text:s/>// <text:span text:style-name="T220">C language<text:line-break/>RCCResult release(); <text:s text:c="23"/>// C++ language</text:span></text:p>
      <text:h text:style-name="P226" text:outline-level="4"><text:bookmark-start text:name="_Toc211781084"/><text:bookmark-start text:name="__RefHeading__10674_140039662"/>Returns.<text:bookmark-end text:name="_Toc211781084"/><text:bookmark-end text:name="__RefHeading__10674_140039662"/></text:h>
      <text:p text:style-name="P53">This method shall return a <text:span text:style-name="Code">RCCResult</text:span> value.</text:p>
      <text:p text:style-name="P53"><text:span text:style-name="T77">If the </text:span><text:span text:style-name="T99">release</text:span><text:span text:style-name="T77"> method cannot succeed, it shall return </text:span><text:span text:style-name="Code"><text:span text:style-name="T119">RCC_ERROR</text:span></text:span><text:span text:style-name="T77">. <text:s/>If the worker detects an error that would disable the implementation or its environment, or it is unable to return resources it allocated, it shall return </text:span><text:span text:style-name="Code"><text:span text:style-name="T119">RCC_FATAL</text:span></text:span><text:span text:style-name="T77">. <text:s/>Otherwise it shall return </text:span><text:span text:style-name="Code"><text:span text:style-name="T119">RCC_OK</text:span></text:span><text:span text:style-name="T77">.</text:span></text:p>
      <text:h text:style-name="P212" text:outline-level="3"><text:bookmark-start text:name="__RefHeading__10588_140039662"/><text:span text:style-name="T5">a</text:span><text:bookmark-start text:name="_Toc211780951"/><text:bookmark-start text:name="_Toc211781086"/><text:span text:style-name="T3">fterConfigure</text:span><text:bookmark-end text:name="_Toc211780951"/><text:bookmark-end text:name="_Toc211781086"/> — <text:span text:style-name="T258">worker method</text:span><text:bookmark-end text:name="__RefHeading__10588_140039662"/></text:h>
      <text:p text:style-name="P53"><text:span text:style-name="T77">This optional method implements the </text:span><text:span text:style-name="T99">afterConfigure</text:span><text:span text:style-name="T77"> control operation. <text:s/>It is called by the container after properties have been changed that have been specified in the OWD as requiring synchronization with the worker </text:span><text:span text:style-name="T90">(using the </text:span><text:span text:style-name="Code"><text:span text:style-name="T119">writeSync</text:span></text:span><text:span text:style-name="T90"> attribute).</text:span></text:p>
      <text:h text:style-name="P226" text:outline-level="4"><text:bookmark-start text:name="__RefHeading__10676_140039662"/><text:bookmark-start text:name="_Toc211781087"/>Synopsis.<text:bookmark-end text:name="__RefHeading__10676_140039662"/><text:bookmark-end text:name="_Toc211781087"/></text:h>
      <text:p text:style-name="Code"><text:span text:style-name="T318">static RCC</text:span>Result afterConfigure(<text:span text:style-name="T166">RCC</text:span>Worker* self); <text:s/>// <text:span text:style-name="T221">C language<text:line-break/>RCCResult afterConfigure(); <text:s text:c="23"/>// C++ language</text:span></text:p>
      <text:h text:style-name="P226" text:outline-level="4"><text:bookmark-start text:name="_Toc211781088"/><text:bookmark-start text:name="__RefHeading__10678_140039662"/>Returns.<text:bookmark-end text:name="_Toc211781088"/><text:bookmark-end text:name="__RefHeading__10678_140039662"/></text:h>
      <text:p text:style-name="P53"><text:span text:style-name="T77">This method shall return a </text:span><text:span text:style-name="Code"><text:span text:style-name="T119">RCC</text:span></text:span><text:span text:style-name="Code"><text:span text:style-name="T56">Result</text:span></text:span><text:span text:style-name="T116"> </text:span><text:span text:style-name="T77">value.</text:span></text:p>
      <text:p text:style-name="P53"><text:span text:style-name="T77">If the </text:span><text:span text:style-name="T99">afterConfigure</text:span><text:span text:style-name="T77"> method cannot succeed, it shall return </text:span><text:span text:style-name="Code"><text:span text:style-name="T119">RCC_ERROR</text:span></text:span><text:span text:style-name="T77">. <text:s/>If the worker detects an error that would disable the implementation or its environment, it shall return </text:span><text:span text:style-name="Code"><text:span text:style-name="T119">RCC_FATAL</text:span></text:span><text:span text:style-name="T77">. <text:s/>Otherwise it shall return </text:span><text:span text:style-name="Code"><text:span text:style-name="T119">RCC_OK</text:span></text:span><text:span text:style-name="T77">.</text:span></text:p>
      <text:h text:style-name="P212" text:outline-level="3"><text:bookmark-start text:name="__RefHeading__10590_140039662"/><text:soft-page-break/><text:span text:style-name="T5">b</text:span><text:bookmark-start text:name="_Toc211780952"/><text:bookmark-start text:name="_Toc211781090"/><text:span text:style-name="T3">eforeQuery</text:span><text:bookmark-end text:name="_Toc211780952"/><text:bookmark-end text:name="_Toc211781090"/> — <text:span text:style-name="T258">worker method</text:span><text:bookmark-end text:name="__RefHeading__10590_140039662"/></text:h>
      <text:p text:style-name="P53"><text:span text:style-name="T77">This optional method implements the </text:span><text:span text:style-name="T99">beforeQuery</text:span><text:span text:style-name="T77"> control operation. <text:s/>It is called by the container before properties have been accessed that have been specified in the OWD as requiring synchronization with the worker </text:span><text:span text:style-name="T90">(using the </text:span><text:span text:style-name="Code"><text:span text:style-name="T119">readSync</text:span></text:span><text:span text:style-name="T90"> attribute)</text:span><text:span text:style-name="T77">.</text:span></text:p>
      <text:h text:style-name="P226" text:outline-level="4"><text:bookmark-start text:name="__RefHeading__10680_140039662"/><text:bookmark-start text:name="_Toc211781091"/>Synopsis.<text:bookmark-end text:name="__RefHeading__10680_140039662"/><text:bookmark-end text:name="_Toc211781091"/></text:h>
      <text:p text:style-name="P24"><text:span text:style-name="T319">static RCC</text:span>Result beforeQuery(<text:span text:style-name="T166">RCC</text:span>Worker *self); <text:s/>// <text:span text:style-name="T221">C language<text:line-break/>RCCResult beforeQuery(); <text:s text:c="23"/>// C++ language</text:span></text:p>
      <text:h text:style-name="P226" text:outline-level="4"><text:bookmark-start text:name="__RefHeading__10682_140039662"/><text:bookmark-start text:name="_Toc211781092"/>Returns.<text:bookmark-end text:name="__RefHeading__10682_140039662"/><text:bookmark-end text:name="_Toc211781092"/></text:h>
      <text:p text:style-name="P53">This method shall return a <text:span text:style-name="Code">RCCResult</text:span> value.</text:p>
      <text:p text:style-name="P53"><text:span text:style-name="T77">If the </text:span><text:span text:style-name="T99">beforeQuery</text:span><text:span text:style-name="T77"> method cannot succeed, it shall return </text:span><text:span text:style-name="Code"><text:span text:style-name="T119">RCC_ERROR</text:span></text:span><text:span text:style-name="T77">. <text:s/>If the worker detects an error that would disable the implementation or its environment, it shall return </text:span><text:span text:style-name="Code"><text:span text:style-name="T119">RCC_FATAL</text:span></text:span><text:span text:style-name="T77">. <text:s/>Otherwise it shall return </text:span><text:span text:style-name="Code"><text:span text:style-name="T119">RCC_OK</text:span></text:span><text:span text:style-name="T77">.</text:span></text:p>
      <text:h text:style-name="P212" text:outline-level="3"><text:bookmark-start text:name="__RefHeading__10592_140039662"/><text:span text:style-name="T5">r</text:span><text:bookmark-start text:name="_Toc211780953"/><text:bookmark-start text:name="_Toc211781094"/><text:span text:style-name="T3">un</text:span><text:bookmark-end text:name="_Toc211780953"/><text:bookmark-end text:name="_Toc211781094"/><text:bookmark text:name="__RefHeading__10684_140039662"/> — <text:span text:style-name="T258">worker method</text:span><text:bookmark-end text:name="__RefHeading__10592_140039662"/></text:h>
      <text:p text:style-name="P53"><text:span text:style-name="T77">The </text:span><text:span text:style-name="T109">run</text:span><text:span text:style-name="T77"> method requests that the worker perform its normal computation. <text:s/>The container only calls this method when the worker’s </text:span><text:span text:style-name="T99">run condition</text:span><text:span text:style-name="T77"> is </text:span><text:span text:style-name="T83">satisfied</text:span><text:span text:style-name="T77">.</text:span></text:p>
      <text:h text:style-name="P226" text:outline-level="4"><text:bookmark-start text:name="_Toc211781096"/><text:bookmark-start text:name="__RefHeading__10686_140039662"/>Synopsis.<text:bookmark-end text:name="_Toc211781096"/><text:bookmark-end text:name="__RefHeading__10686_140039662"/></text:h>
      <text:p text:style-name="P24"><text:span text:style-name="T320">static RCC</text:span>Result run(<text:span text:style-name="T166">RCC</text:span>Worker *self,<text:line-break/> <text:s text:c="20"/><text:span text:style-name="T168">RCC</text:span>Boolean timed<text:span text:style-name="T169">O</text:span>ut,<text:line-break/> <text:s text:c="20"/><text:span text:style-name="T168">RCCBoolean *newRunCondition</text:span>); <text:s/>// <text:span text:style-name="T222">C language<text:line-break/>RCCResult run(bool timedOut); <text:s text:c="22"/>// C++ langauge</text:span></text:p>
      <text:h text:style-name="P226" text:outline-level="4"><text:bookmark-start text:name="_Toc211781097"/><text:bookmark-start text:name="__RefHeading__10688_140039662"/>Behavior.<text:bookmark-end text:name="_Toc211781097"/><text:bookmark-end text:name="__RefHeading__10688_140039662"/></text:h>
      <text:p text:style-name="P53"><text:span text:style-name="T77">The </text:span><text:span text:style-name="T99">run</text:span><text:span text:style-name="T77"> method shall perform the worker's computational function and return a result. <text:s/>The </text:span><text:span text:style-name="T99">run</text:span><text:span text:style-name="T77"> method may use information in its property structure, the state of its ports, and its </text:span><text:span text:style-name="T83">requested local and global/persistent</text:span><text:span text:style-name="T77"> member data to decide what to do. <text:s/>Normally this involves using messages in buffers at input ports to produce messages in buffers at output ports.</text:span></text:p>
      <text:p text:style-name="P53"><text:span text:style-name="T77">The </text:span><text:span text:style-name="Code"><text:span text:style-name="T56">timedOut</text:span></text:span><text:span text:style-name="T77"> input </text:span><text:span text:style-name="T95">argument</text:span><text:span text:style-name="T77"> indicates whether the </text:span><text:span text:style-name="T99">run</text:span><text:span text:style-name="T77"> method is being invoked due to time passing (the </text:span><text:span text:style-name="Code"><text:span text:style-name="T56">usecs</text:span></text:span><text:span text:style-name="T77"> value of the run condition). <text:s/>This indication is independent of port readiness </text:span><text:span text:style-name="T91">other than indicating that the run condition was </text:span><text:span text:style-name="T105">not</text:span><text:span text:style-name="T91"> met.</text:span></text:p>
      <text:p text:style-name="P57"><text:span text:style-name="T108">C Language:</text:span><text:span text:style-name="T92"> <text:s/></text:span><text:span text:style-name="T77">Each port's </text:span><text:span text:style-name="Code"><text:span text:style-name="T119">current.data</text:span></text:span><text:span text:style-name="T84"> member</text:span><text:span text:style-name="T102"> </text:span><text:span text:style-name="T77">may be tested to indicate port readiness if that port is </text:span><text:span text:style-name="T99">not</text:span><text:span text:style-name="T77"> included in the run condition.</text:span></text:p>
      <text:p text:style-name="P57"><text:span text:style-name="T108">C++ Language:</text:span><text:span text:style-name="T92"> <text:s/>Each port is a member data object whose name is the name of the port. <text:s/>The hasBuffer() method on that port object (e.g. </text:span><text:span text:style-name="Code"><text:span text:style-name="T119">indata.hasBuffer()</text:span></text:span><text:span text:style-name="T92">), returns whether the port is ready.</text:span></text:p>
      <text:p text:style-name="P57"><text:span text:style-name="T77">Normally this test is unnecessary since the container only calls this </text:span><text:span text:style-name="Code"><text:span text:style-name="T119">run</text:span></text:span><text:span text:style-name="T92"> </text:span><text:span text:style-name="T77">method when the run condition is </text:span><text:span text:style-name="T83">satisfied</text:span><text:span text:style-name="T77">, and that implies that all ports included in the run condition have buffers </text:span><text:span text:style-name="T95">(i.e. are </text:span><text:span text:style-name="T106">ready</text:span><text:span text:style-name="T95">).</text:span></text:p>
      <text:p text:style-name="P53"><text:soft-page-break/><text:span text:style-name="T77">The </text:span><text:span text:style-name="T99">run</text:span><text:span text:style-name="T77"> method can indicate that all ports should be advanced by the special return value </text:span><text:span text:style-name="Code"><text:span text:style-name="T119">RCC_ADVANCE.</text:span></text:span><text:span text:style-name="T77"> <text:s/>It can also indicate disposition of buffers and ports by using the </text:span><text:span text:style-name="T110">release</text:span><text:span text:style-name="T77">, </text:span><text:span text:style-name="T110">send</text:span><text:span text:style-name="T77">, </text:span><text:span text:style-name="T110">request</text:span><text:span text:style-name="T77">, </text:span><text:span text:style-name="T110">take</text:span><text:span text:style-name="T77">, or </text:span><text:span text:style-name="T110">advance</text:span><text:span text:style-name="T77"> container methods.</text:span></text:p>
      <text:p text:style-name="P59"><text:span text:style-name="T162">C Language:</text:span><text:span text:style-name="T156"> <text:s/></text:span><text:span text:style-name="T152">The </text:span><text:span text:style-name="T163">run</text:span><text:span text:style-name="T152"> method may change the run condition by writing a TRUE value to the location indicated by the </text:span><text:span text:style-name="Code"><text:span text:style-name="T119">newRunCondition</text:span></text:span><text:span text:style-name="T152"> output argument, and setting a pointer to a new run condition in the </text:span><text:span text:style-name="Code"><text:span text:style-name="T119">runCondition</text:span></text:span><text:span text:style-name="T152"> member of </text:span><text:span text:style-name="Code"><text:span text:style-name="T119">RCCWorker</text:span></text:span><text:span text:style-name="T152">. <text:s/>The </text:span><text:span text:style-name="Code"><text:span text:style-name="T119">runCondition</text:span></text:span><text:span text:style-name="T152"> member of </text:span><text:span text:style-name="Code"><text:span text:style-name="T119">RCCWorker</text:span></text:span><text:span text:style-name="T152"> is initially set to the value in the </text:span><text:span text:style-name="Code"><text:span text:style-name="T119">RCCDispatch</text:span></text:span><text:span text:style-name="T152"> structure (including </text:span><text:span text:style-name="Code"><text:span text:style-name="T119">NULL</text:span></text:span> <text:span text:style-name="T258">to indicate the default run condition</text:span><text:span text:style-name="T152">)</text:span></text:p>
      <text:p text:style-name="P58"><text:span text:style-name="T163">C</text:span><text:span text:style-name="T161">++ Language:</text:span><text:span text:style-name="T151"> <text:s/>The </text:span><text:span text:style-name="T161">run</text:span><text:span text:style-name="T151"> method may change the run condition using the </text:span><text:span text:style-name="Code"><text:span text:style-name="T123">setRunCondition</text:span></text:span><text:span text:style-name="T151"> container method passing a pointer to a (not </text:span><text:span text:style-name="T160">const</text:span><text:span text:style-name="T151">) new run condition object. <text:s/>The current run condition (pointer) is retrieved using the </text:span><text:span text:style-name="Code"><text:span text:style-name="T119">getRunCondition()</text:span></text:span><text:span text:style-name="T151"> method. <text:s text:c="2"/>The run condition for a worker is initially set to the default, </text:span><text:span text:style-name="T158">which is retrieved as </text:span><text:span text:style-name="Code"><text:span text:style-name="T119">NULL</text:span></text:span><text:span text:style-name="T158">.</text:span></text:p>
      <text:p text:style-name="P57"><text:span text:style-name="T156">If the runCondition is set to </text:span><text:span text:style-name="Code"><text:span text:style-name="T119">NULL</text:span></text:span><text:span text:style-name="T156">,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60"><text:span text:style-name="T156">C</text:span><text:span text:style-name="T151">ode in the </text:span><text:span text:style-name="T161">run</text:span><text:span text:style-name="T151"> method accesses information about ports and current buffers by accessing objects/structures that are port</text:span><text:span text:style-name="T158">s</text:span><text:span text:style-name="T151"> of the Worker object.</text:span></text:p>
      <text:p text:style-name="P40"><text:span text:style-name="T164">C Language: <text:s/></text:span><text:span text:style-name="T152">T</text:span><text:span text:style-name="T151">he </text:span><text:span text:style-name="T160">run</text:span><text:span text:style-name="T151"> method accesses information about current buffers through members of each port's </text:span><text:span text:style-name="Code"><text:span text:style-name="T119">RCCPort</text:span></text:span><text:span text:style-name="T151"> structure member in the </text:span><text:span text:style-name="Code"><text:span text:style-name="T119">ports</text:span></text:span><text:span text:style-name="T151"> array in the </text:span><text:span text:style-name="Code"><text:span text:style-name="T119">RCCWorker</text:span></text:span><text:span text:style-name="T151"> structure (e.g. </text:span><text:span text:style-name="Code"><text:span text:style-name="T119">self-&gt;ports[n]</text:span></text:span><text:span text:style-name="T151">, where n is the ordinal for the port).. <text:s/>The </text:span><text:span text:style-name="Code"><text:span text:style-name="T119">current.data</text:span></text:span><text:span text:style-name="T151"> member is the pointer to the message data for both input and output ports. <text:s/>For input ports, the </text:span><text:span text:style-name="Code"><text:span text:style-name="T119">input.length</text:span></text:span><text:span text:style-name="T151"> is the length of bytes of the message in the current buffer, and i</text:span><text:span text:style-name="Code"><text:span text:style-name="T119">nput.u.operation</text:span></text:span><text:span text:style-name="T151"> is the opcode for the current input message. <text:s/>For output ports, the </text:span><text:span text:style-name="Code"><text:span text:style-name="T119">output.length</text:span></text:span><text:span text:style-name="T151"> is the length of bytes of the message in the current buffer, and </text:span><text:span text:style-name="Code"><text:span text:style-name="T119">output.u.operation</text:span></text:span><text:span text:style-name="T151"> is the opcode for the current output message.</text:span></text:p>
      <text:p text:style-name="P60"><text:span text:style-name="T161">C++ Language:</text:span><text:span text:style-name="T151"> <text:s/>The </text:span><text:span text:style-name="T160">run</text:span><text:span text:style-name="T151"> method accesse</text:span><text:span text:style-name="T159">s</text:span><text:span text:style-name="T151"> port status and buffer contents using the </text:span><text:span text:style-name="T159">worker's </text:span><text:span text:style-name="T151">object methods.</text:span></text:p>
      <text:p text:style-name="P41"><text:span text:style-name="T151">If </text:span><text:span text:style-name="T159">a</text:span><text:span text:style-name="T151"> port is in the worker’s run condition, then </text:span><text:span text:style-name="T159">it</text:span><text:span text:style-name="T151"> can assume a current buffer is present at that por</text:span><text:span text:style-name="T153">t</text:span><text:span text:style-name="T151"> </text:span><text:span text:style-name="T153">when the run method is entered</text:span><text:span text:style-name="T151">. <text:s/>If not, the worker can test whether there is a </text:span><text:span text:style-name="T154">current </text:span><text:span text:style-name="T151">buffer</text:span><text:span text:style-name="T157">; </text:span><text:span text:style-name="T159">in C, the port's </text:span><text:span text:style-name="Code"><text:span text:style-name="T119">current.data</text:span></text:span><text:span text:style-name="T155"> member is non-</text:span><text:span text:style-name="Code"><text:span text:style-name="T119">NULL</text:span></text:span><text:span text:style-name="T155">, </text:span><text:span text:style-name="T159">in C++, the port's </text:span><text:span text:style-name="Code"><text:span text:style-name="T119">hasBuffer()</text:span></text:span><text:span text:style-name="T159"> returns true</text:span><text:span text:style-name="T155">.</text:span></text:p>
      <text:p text:style-name="P42">The full definition of <text:span text:style-name="T223">b</text:span>uffer and <text:span text:style-name="T223">p</text:span>ort <text:span text:style-name="T223">object/structure </text:span>types is in the container method section below.</text:p>
      <text:h text:style-name="P226" text:outline-level="4"><text:bookmark-start text:name="__RefHeading__10690_140039662"/><text:bookmark-start text:name="_Toc211781098"/>Returns.<text:bookmark-end text:name="__RefHeading__10690_140039662"/><text:bookmark-end text:name="_Toc211781098"/></text:h>
      <text:p text:style-name="P53">This method shall return a <text:span text:style-name="Code">RCCResult</text:span> value.</text:p>
      <text:p text:style-name="P53"><text:soft-page-break/><text:span text:style-name="T77">The value </text:span><text:span text:style-name="Code"><text:span text:style-name="T119">RCC_ADVANCE</text:span></text:span><text:span text:style-name="T77"> indicates that all ports should be advanced that were ready on entry to the </text:span><text:span text:style-name="T99">run</text:span><text:span text:style-name="T77"> function and were not subject to container methods called since then (e.g. advance, request etc. </text:span><text:span text:style-name="T96">described below</text:span><text:span text:style-name="T77">).</text:span></text:p>
      <text:p text:style-name="P53"><text:span text:style-name="T77">If the </text:span><text:span text:style-name="T99">run</text:span><text:span text:style-name="T77"> method cannot succeed, it should return </text:span><text:span text:style-name="Code"><text:span text:style-name="T119">RCC_ERROR</text:span></text:span><text:span text:style-name="T77">, indicating that it should not be called again (regardless of run condition). <text:s/>If the worker detects an error that would disable the implementation or its environment, it should return </text:span><text:span text:style-name="Code"><text:span text:style-name="T119">RCC_FATAL</text:span></text:span><text:span text:style-name="T77">. <text:s/>Otherwise it should return </text:span><text:span text:style-name="Code"><text:span text:style-name="T119">RCC_OK</text:span></text:span><text:span text:style-name="T77"> or </text:span><text:span text:style-name="Code"><text:span text:style-name="T119">RCC_ADVANCE</text:span></text:span><text:span text:style-name="T77"> if normal worker execution should proceed (the </text:span><text:span text:style-name="T99">run</text:span><text:span text:style-name="T77"> method will be called again when the run condition is true).</text:span></text:p>
      <text:p text:style-name="P53">The run method should return <text:span text:style-name="Code">RCC_DONE</text:span> if no <text:span text:style-name="T259">further </text:span>worker execution should <text:span text:style-name="T259">happen</text:span>. <text:s/>Returning <text:span text:style-name="Code">RCC_DONE</text:span> indicates to the container that the worker will never require further execution. <text:s/><text:span text:style-name="T259">P</text:span>rovid<text:span text:style-name="T259">ing</text:span> this advice to the container allow<text:span text:style-name="T259">s</text:span> <text:span text:style-name="T259">it</text:span> to take advantage of this fact and possibly release resources (such as I/O buffers) prior to the worker instance being destroyed or reused.</text:p>
      <text:p text:style-name="P53">Returning <text:span text:style-name="Code">RCC_ADVANCE_DONE</text:span> combines the meaning of <text:span text:style-name="Code">RCC_ADVANCE</text:span> and <text:span text:style-name="Code">RCC_DONE</text:span>.</text:p>
      <text:h text:style-name="P224" text:outline-level="2"><text:bookmark-start text:name="_Toc270018433"/><text:bookmark-start text:name="__RefHeading__10596_140039662"/>Container methods, called by the worker.<text:bookmark-end text:name="_Toc270018433"/><text:bookmark-end text:name="__RefHeading__10596_140039662"/></text:h>
      <text:p text:style-name="P62">These methods are those that the worker calls to invoke some function in the container. <text:s text:c="2"/><text:span text:style-name="T170">The container methods are in three categories: <text:s/>container scope (this section), port scope (next section) and buffer scope (following section).</text:span></text:p>
      <text:p text:style-name="P53">The use of <text:span text:style-name="T171">all</text:span> container methods is optional, and <text:span text:style-name="T224">typically</text:span> unneeded for simple workers that only use run conditions and the <text:span text:style-name="T23">run</text:span> method. <text:s/>They are <text:span text:style-name="T224">mostly</text:span> used to provide additional flexibility and functionality in <text:span text:style-name="T260">message</text:span> handling.</text:p>
      <text:p text:style-name="P53"><text:span text:style-name="T172">The</text:span> methods are described <text:span text:style-name="T173">below, and the following section details the data types used by the arguments of the container methods</text:span>. <text:s/>All are non-blocking.</text:p>
      <text:p text:style-name="P117"><text:span text:style-name="T37">C Language:</text:span> <text:s/>container methods are accessed using function pointer members in the container <text:span text:style-name="T260">structure </text:span>member of the RCCWorker structure, e.g.:</text:p>
      <text:p text:style-name="Code">self-&gt;container.setError(...)</text:p>
      <text:p text:style-name="P61"><text:span text:style-name="T37">C++ Language:</text:span> <text:s/>container methods exist in an accessible base class for the worker and are thus called directly. <text:s/><text:span text:style-name="T225">Container methods relating to ports and buffers are in fact methods of the worker's member data objects for ports, rather than on the worker (or container) objects.</text:span></text:p>
      <text:h text:style-name="P197" text:outline-level="3"><text:bookmark-start text:name="__RefHeading___Toc5320_1067000368"/><text:span text:style-name="T6">t</text:span><text:bookmark-start text:name="_Toc270018435"/><text:span text:style-name="T3">ime/</text:span><text:span text:style-name="T6">getTime</text:span> — container method<text:bookmark-end text:name="__RefHeading___Toc5320_1067000368"/><text:bookmark-end text:name="_Toc270018435"/></text:h>
      <text:p text:style-name="P118">This method is used by the worker to retrieve the time of day as a 64 bit unsigned number that represents GPS time in units of 2^-32 seconds (~233 ps). <text:s/>Thus the most significant 32 bits represent GPS time in seconds. <text:s/><text:span text:style-name="T260">The accuracy of this time is dependent on the container implementation.</text:span></text:p>
      <text:p text:style-name="P119">Note that GPS time is monotonic, as opposed to UTC time (the POSIX standard), which is subject to leap seconds etc.</text:p>
      <text:h text:style-name="P227" text:outline-level="4"><text:bookmark-start text:name="__RefHeading__10700_140039662"/>Synopsis<text:bookmark-end text:name="__RefHeading__10700_140039662"/></text:h>
      <text:p text:style-name="P25"><text:span text:style-name="T191">RCCT</text:span>ime <text:span text:style-name="T190">(*t</text:span>ime<text:span text:style-name="T190">)</text:span>(); <text:s/>// <text:span text:style-name="T226">C Language<text:line-break/>RCCTime getTime(); <text:s/>// C++ Language</text:span></text:p>
      <text:h text:style-name="P227" text:outline-level="4"><text:bookmark-start text:name="__RefHeading__10702_140039662"/>Returns<text:bookmark-end text:name="__RefHeading__10702_140039662"/></text:h>
      <text:p text:style-name="P88">This function returns GPS time in units of 2^-32 seconds.</text:p>
      <text:h text:style-name="P198" text:outline-level="3"><text:bookmark-start text:name="_Toc270018434"/><text:bookmark-start text:name="__RefHeading___Toc5322_1067000368"/><text:span text:style-name="T3">setError</text:span> — container method<text:bookmark-end text:name="_Toc270018434"/><text:bookmark-end text:name="__RefHeading___Toc5322_1067000368"/></text:h>
      <text:p text:style-name="P63">This method is used by the worker to convey an error message associated with returning <text:span text:style-name="Code">RCC_ERROR</text:span> or <text:span text:style-name="Code">RCC_FATAL</text:span>. <text:s/>It has semantics similar to printf<text:span text:style-name="T186">.</text:span></text:p>
      <text:h text:style-name="P228" text:outline-level="4"><text:bookmark-start text:name="__RefHeading__10696_140039662"/>Synopsis<text:bookmark-end text:name="__RefHeading__10696_140039662"/></text:h>
      <text:p text:style-name="P26"><text:span text:style-name="T187">RCCResult (*</text:span>setError<text:span text:style-name="T188">)</text:span>(const char *fmt, ...); <text:s/>// <text:span text:style-name="T226">C Language<text:line-break/>RCCResult setError(const char *fmt, …); <text:s text:c="6"/>// C++ Language</text:span></text:p>
      <text:h text:style-name="P228" text:outline-level="4"><text:bookmark-start text:name="__RefHeading__10698_140039662"/><text:soft-page-break/>Returns<text:bookmark-end text:name="__RefHeading__10698_140039662"/></text:h>
      <text:p text:style-name="P63">This function returns <text:span text:style-name="Code">RCC_ERROR</text:span>, which allows a worker to simultaneously set the error and return the error indication. <text:s/><text:span text:style-name="T189">For example, a worker method could have (in C):</text:span></text:p>
      <text:p text:style-name="P23">if (some error condition)<text:line-break/> <text:s/>return <text:span text:style-name="T188">self-&gt;container.</text:span>setError(“Failure due to %d”, arg);</text:p>
      <text:p text:style-name="P70">Or, in C++:</text:p>
      <text:p text:style-name="P23">if (some error condition)<text:line-break/> <text:s/>return setError(“Failure due to %d”, arg);</text:p>
      <text:p text:style-name="P63">If the worker must be return <text:span text:style-name="Code">RCC_FATAL</text:span>, it must call this function separate from returning that value.</text:p>
      <text:h text:style-name="P199" text:outline-level="3"><text:bookmark-start text:name="__RefHeading___Toc5324_1067000368"/><text:span text:style-name="T3">getRunCondition</text:span> — container method — C++ Language only<text:bookmark-end text:name="__RefHeading___Toc5324_1067000368"/></text:h>
      <text:p text:style-name="P63">This method is used by the worker to retrieve th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228" text:outline-level="4">Returns</text:h>
      <text:p text:style-name="P63">This function returns a pointer to the run condition most recently set by the worker using the setRunCondition call, or NULL.</text:p>
      <text:h text:style-name="P212" text:outline-level="3"><text:bookmark-start text:name="__RefHeading___Toc5326_1067000368"/><text:span text:style-name="T3">setRunCondition</text:span> — container method — <text:span text:style-name="T226">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228" text:outline-level="4">Returns</text:h>
      <text:p text:style-name="Body">No return value. </text:p>
      <text:h text:style-name="Heading_20_3" text:outline-level="3"><text:bookmark-start text:name="__RefHeading___Toc5328_1067000368"/>The <text:span text:style-name="T3">RCC::RunCondition</text:span> C++ class<text:bookmark-end text:name="__RefHeading___Toc5328_1067000368"/></text:h>
      <text:p text:style-name="P71">The RCC::RunConditio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P171"><text:soft-page-break/><text:span text:style-name="T261">Table </text:span><text:span text:style-name="T261"><text:sequence-ref text:reference-format="page" text:ref-name="refTable0">6</text:sequence-ref></text:span><text:span text:style-name="T261">: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6">Member Name</text:p>
          </table:table-cell>
          <table:table-cell table:style-name="Table3.A1" office:value-type="string">
            <text:p text:style-name="P97"><text:span text:style-name="T2">Member</text:span><text:line-break/><text:span text:style-name="T2">Data Type</text:span></text:p>
          </table:table-cell>
          <table:table-cell table:style-name="Table3.A1" office:value-type="string">
            <text:p text:style-name="P97"><text:span text:style-name="T2">Member</text:span><text:line-break/><text:span text:style-name="T2">Description</text:span></text:p>
          </table:table-cell>
        </table:table-row>
        <table:table-row table:style-name="Table3.1">
          <table:table-cell table:style-name="Table3.A2" office:value-type="string">
            <text:p text:style-name="P97">portMasks</text:p>
          </table:table-cell>
          <table:table-cell table:style-name="Table3.A2" office:value-type="string">
            <text:p text:style-name="P97">RCCPortMask *</text:p>
          </table:table-cell>
          <table:table-cell table:style-name="Table3.A2" office:value-type="string">
            <text:p text:style-name="P97">A pointer to a zero-terminated array of port masks, each of which indicates a bit-mask of port readiness. <text:s/>The run condition is considered <text:span text:style-name="T25">true</text:span> when any of the masks is true. <text:s/>A mask is <text:span text:style-name="T30">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us the default run condition can be used with unconnected ports.</text:p>
          </table:table-cell>
        </table:table-row>
        <table:table-row table:style-name="Table3.1">
          <table:table-cell table:style-name="Table3.A3" office:value-type="string">
            <text:p text:style-name="P97">timeout</text:p>
          </table:table-cell>
          <table:table-cell table:style-name="Table3.A3" office:value-type="string">
            <text:p text:style-name="P97">bool</text:p>
          </table:table-cell>
          <table:table-cell table:style-name="Table3.A3" office:value-type="string">
            <text:p text:style-name="P97">Indicates that the <text:span text:style-name="T44">usecs</text:span> member determine<text:span text:style-name="T262">s</text:span> when enough time has passed to make the run condition true. <text:s/><text:span text:style-name="T262">T</text:span>his value <text:span text:style-name="T262">is</text:span> used to enable or disable the timeout, without changing <text:span text:style-name="T24">usecs</text:span>.</text:p>
          </table:table-cell>
        </table:table-row>
        <table:table-row table:style-name="Table3.1">
          <table:table-cell table:style-name="Table3.A3" office:value-type="string">
            <text:p text:style-name="P98">usecs</text:p>
          </table:table-cell>
          <table:table-cell table:style-name="Table3.A3" office:value-type="string">
            <text:p text:style-name="P98">uint32_t</text:p>
          </table:table-cell>
          <table:table-cell table:style-name="Table3.A3" office:value-type="string">
            <text:p text:style-name="P98">If this <text:span text:style-name="T262">amount of </text:span>time has passed (in microseconds) since the run <text:span text:style-name="T227">method</text:span> was last <text:span text:style-name="T24">entered</text:span>, the run condition is true.</text:p>
          </table:table-cell>
        </table:table-row>
      </table:table>
      <text:p text:style-name="P8"/>
      <text:p text:style-name="Body">Thus 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us the run condition is always <text:span text:style-name="T227">true</text:span>. <text:s/>Typical combinations are:</text:p>
      <text:p text:style-name="P171"><text:span text:style-name="T262">Table </text:span><text:span text:style-name="T262"><text:sequence-ref text:reference-format="page" text:ref-name="refTable0">6</text:sequence-ref></text:span><text:span text:style-name="T262">: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6">Shorthand</text:p>
          </table:table-cell>
          <table:table-cell table:style-name="Table6.A1" office:value-type="string">
            <text:p text:style-name="P96">Port mask</text:p>
          </table:table-cell>
          <table:table-cell table:style-name="Table6.A1" office:value-type="string">
            <text:p text:style-name="P96">Timeout</text:p>
          </table:table-cell>
          <table:table-cell table:style-name="Table6.A1" office:value-type="string">
            <text:p text:style-name="P96">RunCondition Description</text:p>
          </table:table-cell>
        </table:table-row>
        <table:table-row table:style-name="Table6.1">
          <table:table-cell table:style-name="Table6.A2" office:value-type="string">
            <text:p text:style-name="P97">Always run</text:p>
          </table:table-cell>
          <table:table-cell table:style-name="Table6.A2" office:value-type="string">
            <text:p text:style-name="P97">portMasks == NULL</text:p>
          </table:table-cell>
          <table:table-cell table:style-name="Table6.A2" office:value-type="string">
            <text:p text:style-name="P97">ignored</text:p>
          </table:table-cell>
          <table:table-cell table:style-name="Table6.A2" office:value-type="string">
            <text:p text:style-name="P97">the worker is always ready, <text:span text:style-name="T262">no</text:span> timeout</text:p>
          </table:table-cell>
        </table:table-row>
        <table:table-row table:style-name="Table6.1">
          <table:table-cell table:style-name="Table6.A3" office:value-type="string">
            <text:p text:style-name="P97">Run when data ports are ready</text:p>
          </table:table-cell>
          <table:table-cell table:style-name="Table6.A3" office:value-type="string">
            <text:p text:style-name="P97">portMasks != NULL</text:p>
          </table:table-cell>
          <table:table-cell table:style-name="Table6.A3" office:value-type="string">
            <text:p text:style-name="P97">False</text:p>
          </table:table-cell>
          <table:table-cell table:style-name="Table6.A3" office:value-type="string">
            <text:p text:style-name="P97">Run condition is TRUE when any mask is true. <text:s/>If there are no masks (portMasks[0] == 0), then the run condition is always false.</text:p>
          </table:table-cell>
        </table:table-row>
        <table:table-row table:style-name="Table6.1">
          <table:table-cell table:style-name="Table6.A3" office:value-type="string">
            <text:p text:style-name="P99">Run when data ports are ready or timeout.</text:p>
          </table:table-cell>
          <table:table-cell table:style-name="Table6.A3" office:value-type="string">
            <text:p text:style-name="P99">portMasks != NULL<text:line-break/>and portMasks[0] != 0 </text:p>
          </table:table-cell>
          <table:table-cell table:style-name="Table6.A3" office:value-type="string">
            <text:p text:style-name="P99">True</text:p>
          </table:table-cell>
          <table:table-cell table:style-name="Table6.A3" office:value-type="string">
            <text:p text:style-name="P99">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99">Periodic execution</text:p>
          </table:table-cell>
          <table:table-cell table:style-name="Table6.A3" office:value-type="string">
            <text:p text:style-name="P99">portMasks != NULL<text:line-break/>and portMasks[0] == 0</text:p>
          </table:table-cell>
          <table:table-cell table:style-name="Table6.A3" office:value-type="string">
            <text:p text:style-name="P99">True</text:p>
          </table:table-cell>
          <table:table-cell table:style-name="Table6.A3" office:value-type="string">
            <text:p text:style-name="P99">Since portMasks[0] == 0, port masks can never be true, thus this establishes period execution independent of port readiness.</text:p>
          </table:table-cell>
        </table:table-row>
      </table:table>
      <text:p text:style-name="P102"><text:soft-page-break/>The <text:span text:style-name="T262">RunCondition </text:span>structure is defined with public members <text:span text:style-name="T262">as defined above</text:span>, and several convenience constructors:</text:p>
      <text:p text:style-name="P176">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P97"><text:span text:style-name="T228">RunCondition()</text:span></text:p>
          </table:table-cell>
          <table:table-cell table:style-name="Table8.A1" office:value-type="string">
            <text:p text:style-name="P97">Specify the default run condition, no timeout, all connected ports must be ready</text:p>
          </table:table-cell>
        </table:table-row>
        <table:table-row table:style-name="Table8.1">
          <table:table-cell table:style-name="Table8.A1" office:value-type="string">
            <text:p text:style-name="P97"><text:span text:style-name="T228">RunCondition</text:span><text:line-break/><text:span text:style-name="T228"> (RCC::PortMask first, …)</text:span></text:p>
          </table:table-cell>
          <table:table-cell table:style-name="Table8.A1" office:value-type="string">
            <text:p text:style-name="P97">Specify a list of port masks as variable arguments that are a zero terminated list of masks</text:p>
          </table:table-cell>
        </table:table-row>
        <table:table-row table:style-name="Table8.1">
          <table:table-cell table:style-name="Table8.A1" office:value-type="string">
            <text:p text:style-name="P97"><text:span text:style-name="T228">RunCondition</text:span><text:line-break/><text:span text:style-name="T228"> (RCC::PortMask *masks,</text:span><text:line-break/><text:span text:style-name="T228"> <text:s/>uint32_t usecs = 0,</text:span><text:line-break/><text:span text:style-name="T228"> <text:s/>bool timeout = false)</text:span></text:p>
          </table:table-cell>
          <table:table-cell table:style-name="Table8.A1" office:value-type="string">
            <text:p text:style-name="P97">Specify all fields, with defaults for timeout. <text:s/>RunCondition(<text:span text:style-name="Code">NULL</text:span>) indicates: <text:span text:style-name="T24">always run</text:span>.</text:p>
          </table:table-cell>
        </table:table-row>
      </table:table>
      <text:p text:style-name="P8"/>
      <text:h text:style-name="P218" text:outline-level="2"><text:bookmark-start text:name="__RefHeading___Toc5330_1067000368"/><text:span text:style-name="T231">P</text:span>ort <text:span text:style-name="T274">M</text:span>anagement <text:span text:style-name="T274">Data Members and Methods</text:span><text:bookmark-end text:name="__RefHeading___Toc5330_1067000368"/></text:h>
      <text:p text:style-name="P121"><text:span text:style-name="T235">This section describes port management methods, whereas the next section describes some members and methods used to separately manipulate buffers. <text:s/>The current buffer at a port is in fact part of the port object, so methods on the current buffer are in fact methods on the port. <text:s/>In the cases where buffer methods are used when the buffer is </text:span><text:span text:style-name="T31">not</text:span><text:span text:style-name="T235"> the current buffer at some port, specific buffer methods are used, and those are described in the next section.</text:span></text:p>
      <text:p text:style-name="P121">In the C language, port management methods are <text:span text:style-name="T229">directly accessed function pointer members in the </text:span><text:span text:style-name="Code">RCCWorker</text:span><text:span text:style-name="T229"> data structure, like all </text:span>container methods. <text:s/><text:span text:style-name="T263">Each has</text:span> a <text:span text:style-name="Code">RCCPort</text:span> pointer as an argument.</text:p>
      <text:p text:style-name="P120">In C++, each port is a member data object <text:span text:style-name="T238">(of the worker object) </text:span>whose name is the name of port <text:span text:style-name="T231">(from the OCS). <text:s/>Thus</text:span> port management methods are methods on that object.</text:p>
      <text:p text:style-name="P120"><text:span text:style-name="T263">As an example, to </text:span><text:span text:style-name="T31">advance</text:span><text:span text:style-name="T235"> a port in C, and optionally access the data of the now-current buffer, you would write:</text:span></text:p>
      <text:p text:style-name="P27"><text:span text:style-name="T232">RCCPort *inport = &amp;self-&gt;ports[MY_IN_PORT];<text:line-break/></text:span><text:line-break/><text:span text:style-name="T235">if (self-&gt;container.advance(inport)) {</text:span><text:line-break/> <text:s/><text:span text:style-name="T235">void *p = inport→current.data;<text:line-break/> <text:s/>...<text:line-break/>}</text:span></text:p>
      <text:p text:style-name="P66">In C++ this would be:</text:p>
      <text:p text:style-name="P27"><text:span text:style-name="T235">if (</text:span>inport.advance()<text:span text:style-name="T235">) {<text:line-break/> <text:s/>void *p = inport.data();<text:line-break/> <text:s/>...<text:line-break/>}</text:span></text:p>
      <text:p text:style-name="P66">Note that in C++, the current buffer object is <text:span text:style-name="T25">inherited</text:span> by the port object, so the port <text:span text:style-name="T263">data </text:span>member is the object used to access the current buffer<text:span text:style-name="T263">'s </text:span><text:span text:style-name="Code">data()</text:span><text:span text:style-name="T263"> method.</text:span></text:p>
      <text:h text:style-name="P200" text:outline-level="3"><text:bookmark-start text:name="__RefHeading___Toc5332_1067000368"/><text:span text:style-name="T7">advance</text:span><text:span text:style-name="T179"> — port method (C++), </text:span>container<text:span text:style-name="T179"> method (C)</text:span><text:bookmark-end text:name="__RefHeading___Toc5332_1067000368"/></text:h>
      <text:p text:style-name="P67"><text:span text:style-name="T263">This method r</text:span>elease<text:span text:style-name="T263">s</text:span> the current buffer <text:span text:style-name="T245">at a port, </text:span><text:span text:style-name="T23">and</text:span> request<text:span text:style-name="T263">s</text:span> that a new buffer be made available as the current buffer on <text:span text:style-name="T245">the</text:span> port. <text:s/>This is a convenience/efficiency combination of <text:span text:style-name="T236">the</text:span> <text:span text:style-name="T37">release </text:span><text:span text:style-name="T54">(</text:span><text:span text:style-name="T55">the </text:span><text:span text:style-name="T54">current buffer)</text:span> <text:span text:style-name="T183">and </text:span><text:span text:style-name="T37">request</text:span> <text:span text:style-name="T236">(a new current buffer) methods described below.</text:span></text:p>
      <text:p text:style-name="P47">An optional minimum size <text:span text:style-name="T263">in bytes </text:span>may be requested <text:span text:style-name="T239">(0 is the default in C++, 0 can be supplied in C for no minimum size).</text:span></text:p>
      <text:h text:style-name="P229" text:outline-level="4"><text:bookmark-start text:name="_Toc2117810961111"/>Synopsis<text:bookmark-end text:name="_Toc2117810961111"/></text:h>
      <text:p text:style-name="P31"><text:span text:style-name="T178">RCC</text:span>Boolean <text:span text:style-name="T181">(*a</text:span>dvance<text:span text:style-name="T181">)</text:span>(<text:span text:style-name="T180">RCC</text:span>Port *port, <text:span text:style-name="T237">size_t minSize</text:span>); <text:s/>// <text:span text:style-name="T237">C language<text:line-break/>bool Port::advance(size_t minSize = 0); <text:s text:c="15"/>// C++</text:span></text:p>
      <text:h text:style-name="P230" text:outline-level="4"><text:soft-page-break/>Returns</text:h>
      <text:p text:style-name="P45">A boolean value is returned indicating whether the <text:span text:style-name="T37">request</text:span> was immediately satisfied.</text:p>
      <text:h text:style-name="P205" text:outline-level="3"><text:bookmark-start text:name="__RefHeading___Toc5342_1067000368"/><text:span text:style-name="T8">h</text:span><text:span text:style-name="T3">asBuffer</text:span> — query <text:span text:style-name="T247">a </text:span>port for whether it has a current buffer-to-release<text:bookmark-end text:name="__RefHeading___Toc5342_1067000368"/></text:h>
      <text:p text:style-name="P77">This method returns whether a port <text:span text:style-name="T247">has a current buffer. <text:s/>If a port is already part of a Workers's run condition, and it is in every port mask of the run condition, it can be assumed to have a current buffer whenever the worker is run. <text:s/>This is the case for 90% of all workers. <text:s/>Thus this method is only needed and used when a port is not in the run condition, as might be the case for a port that received some exceptional condition message.</text:span></text:p>
      <text:p text:style-name="P75">In C, this is a <text:span text:style-name="T247">port structure member access</text:span>. <text:s/>In C++ it is a <text:span text:style-name="T246">port</text:span> method.</text:p>
      <text:h text:style-name="P241" text:outline-level="4"><text:bookmark-start text:name="_Toc2117810961147149150"/>Synopsis.<text:bookmark-end text:name="_Toc2117810961147149150"/></text:h>
      <text:p text:style-name="P33"><text:span text:style-name="T247">Port-&gt;current.data != NULL</text:span> <text:s text:c="7"/>// <text:span text:style-name="T245">C Language<text:line-break/>bool RCCUserPort::hasBuffer(); <text:s text:c="3"/>// C++ Language</text:span></text:p>
      <text:h text:style-name="P234" text:outline-level="4">Returns</text:h>
      <text:p text:style-name="P78">For C++, a bool value <text:span text:style-name="T269">is returned </text:span>indicating whether the port <text:span text:style-name="T248">has a current buffer</text:span>.</text:p>
      <text:h text:style-name="P204" text:outline-level="3"><text:bookmark-start text:name="__RefHeading___Toc8037_1067000368"/><text:span text:style-name="T11">isConnected</text:span><text:span text:style-name="T246"> — query a port for being connected</text:span><text:bookmark-end text:name="__RefHeading___Toc8037_1067000368"/></text:h>
      <text:p text:style-name="P76">This method returns whether a port <text:span text:style-name="T268">is </text:span>actually connected or not. <text:s/>Component specifications (OCS) indicate whether each port of a component (and thus all workers) must be connected before workers are started or run. <text:s/>A port is considered “optional” for a worker if the worker can tolerate the port <text:span text:style-name="T25">not</text:span> being connected. <text:s/>If a port is <text:span text:style-name="T25">not</text:span> optional, the worker code can assume it is connected, and this method would not be needed or used.</text:p>
      <text:p text:style-name="P74">In C, this is a <text:span text:style-name="T246">Worker (self) structure member access</text:span>. <text:s/>In C++ it is a <text:span text:style-name="T246">port</text:span> method.</text:p>
      <text:h text:style-name="P240" text:outline-level="4"><text:bookmark-start text:name="_Toc2117810961147149"/>Synopsis.<text:bookmark-end text:name="_Toc2117810961147149"/></text:h>
      <text:p text:style-name="P32"><text:span text:style-name="T246">self→connectedPorts &amp; (1 &lt;&lt; PortOrdinal)</text:span>; <text:s/>// <text:span text:style-name="T245">C Language<text:line-break/>bool RCCUserPort::isConnected(); <text:s text:c="10"/>// C++ Language</text:span></text:p>
      <text:h text:style-name="P233" text:outline-level="4">Returns</text:h>
      <text:p text:style-name="P78">For C++, a bool value <text:span text:style-name="T268">is returned </text:span>indicating whether the port is connected.</text:p>
      <text:h text:style-name="P201" text:outline-level="3"><text:bookmark-start text:name="__RefHeading___Toc5334_1067000368"/><text:span text:style-name="T3">request</text:span> — <text:span text:style-name="T231">port</text:span> method <text:span text:style-name="T231">(C++), container method (C)</text:span><text:bookmark-end text:name="__RefHeading___Toc5334_1067000368"/></text:h>
      <text:p text:style-name="P65"><text:span text:style-name="T263">This method </text:span><text:span text:style-name="T32">r</text:span><text:span text:style-name="T25">equest</text:span><text:span text:style-name="T32">s</text:span> <text:span text:style-name="T233">that </text:span>a new buffer be made available as the current buffer on a port. <text:s/>If the port already has a current buffer, the request is considered satisfied. <text:s/><text:span text:style-name="T179">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41">request</text:span><text:span text:style-name="T179"> is made for all ports that are part of the current run condition.</text:span></text:p>
      <text:p text:style-name="P46">An optional minimum size may be requested.</text:p>
      <text:p text:style-name="P48"><text:soft-page-break/>Note that this method is not used or needed when ports are <text:span text:style-name="T25">advanced</text:span>, only when buffers are being explicitly managed <text:span text:style-name="T245">(e.g. released, etc.).</text:span></text:p>
      <text:h text:style-name="P238" text:outline-level="4"><text:bookmark-start text:name="_Toc211781096111"/>Synopsis.<text:bookmark-end text:name="_Toc211781096111"/></text:h>
      <text:p text:style-name="P30"><text:span text:style-name="T180">RCC</text:span>Boolean <text:span text:style-name="T181">(*r</text:span>equest<text:span text:style-name="T181">)</text:span>(<text:span text:style-name="T180">RCC</text:span>Port *port, <text:span text:style-name="T234">size_t </text:span>m<text:span text:style-name="T182">inSize</text:span>); // <text:span text:style-name="T231">C Language<text:line-break/>bool </text:span><text:span text:style-name="T27">Port</text:span><text:span text:style-name="T231">(size_t minSize = 0); <text:s text:c="23"/>//C++ language</text:span></text:p>
      <text:h text:style-name="P231" text:outline-level="4">Returns</text:h>
      <text:p text:style-name="P44">A boolean value is returned indicating whether the request was immediately satisfied.</text:p>
      <text:h text:style-name="P202" text:outline-level="3"><text:bookmark-start text:name="__RefHeading___Toc5336_1067000368"/>send — <text:span text:style-name="T230">send an input buffer on a output port</text:span><text:bookmark-end text:name="__RefHeading___Toc5336_1067000368"/></text:h>
      <text:p text:style-name="P64"><text:span text:style-name="T266">This method s</text:span>end<text:span text:style-name="T266">s</text:span> a<text:span text:style-name="T266">n input</text:span> buffer on an <text:span text:style-name="T23">output</text:span> port. <text:s/>If the buffer is a current buffer for a port, this buffer will no longer be th<text:span text:style-name="T179">at</text:span> port’s current buffer. <text:s/>Buffer ownership passes back to the container. <text:s/><text:span text:style-name="T179">This method is used to effect zero-copy transfer of a message from an input port to an output port.</text:span></text:p>
      <text:p text:style-name="P43">C Language: <text:s/>The operation and message length are supplied as arguments.</text:p>
      <text:p text:style-name="P72">C++ Language: <text:s/>The operation and message length are attributes of the buffer object.</text:p>
      <text:p text:style-name="P73">The sent buffer is either a current buffer of an input port or a buffer taken from an input port.</text:p>
      <text:h text:style-name="P239" text:outline-level="4"><text:bookmark-start text:name="_Toc21178109611"/>Synopsis.<text:bookmark-end text:name="_Toc21178109611"/></text:h>
      <text:p text:style-name="P28"><text:span text:style-name="T176">void</text:span> <text:span text:style-name="T174">(*send)</text:span>(<text:span text:style-name="T180">RCC</text:span>Port* port,<text:line-break/> <text:s text:c="12"/><text:span text:style-name="T180">RCC</text:span>Buffer* buffer,<text:line-break/> <text:s text:c="12"/><text:span text:style-name="T174">RCCOrdinal op,<text:line-break/> <text:s text:c="12"/>uint32_t length); <text:s text:c="10"/>// C Language<text:line-break/>void RCCPort::send(RCC::Buffer &amp;buffer); // C++ Language</text:span></text:p>
      <text:h text:style-name="P232" text:outline-level="4">Returns</text:h>
      <text:p text:style-name="P43">Nothing.</text:p>
      <text:h text:style-name="P205" text:outline-level="3"><text:bookmark-start text:name="__RefHeading___Toc5348_1067000368"/><text:span text:style-name="T10">s</text:span><text:span text:style-name="T3">etDefaultLength</text:span> — <text:span text:style-name="T250">set the default message length at an output port</text:span><text:bookmark-end text:name="__RefHeading___Toc5348_1067000368"/></text:h>
      <text:p text:style-name="P83">This <text:span text:style-name="T273">method</text:span> sets the default message length <text:span text:style-name="T272">in bytes </text:span>for a port. <text:s/>It is useful when messages produced at a port will always be the same size.</text:p>
      <text:p text:style-name="P81">This method is used only when the message content is manipulated as a raw untyped buffer, rather than using the message content access methods described below.</text:p>
      <text:p text:style-name="P85">The initial setting of the default message length is the length of the buffer.</text:p>
      <text:p text:style-name="P112">This method is only available in C++.</text:p>
      <text:h text:style-name="P242" text:outline-level="4"><text:bookmark-start text:name="_Toc2117810961147149150151152153"/>Synopsis.<text:bookmark-end text:name="_Toc2117810961147149150151152153"/></text:h>
      <text:p text:style-name="P178">void RCCUserPort::setdefaultLength(size_t length); <text:s/>// C++ Language</text:p>
      <text:h text:style-name="P235" text:outline-level="4">Returns</text:h>
      <text:p text:style-name="P79">Nothing.</text:p>
      <text:h text:style-name="P205" text:outline-level="3"><text:bookmark-start text:name="__RefHeading___Toc5350_1067000368"/><text:soft-page-break/><text:span text:style-name="T10">s</text:span><text:span text:style-name="T3">etDefaultOpCode</text:span> — set the default opcode at an output port<text:bookmark-end text:name="__RefHeading___Toc5350_1067000368"/></text:h>
      <text:p text:style-name="P84">This <text:span text:style-name="T273">method</text:span> sets the default <text:span text:style-name="T250">opcode</text:span> for a<text:span text:style-name="T250">n output</text:span> port. <text:s/>It is useful when messages produced at a port will always <text:span text:style-name="T250">have the same opcode</text:span>.</text:p>
      <text:p text:style-name="P82">T<text:span text:style-name="T250">he initial setting of the default opcode is zero (indicating the first operation specified in the associated protocol).</text:span></text:p>
      <text:p text:style-name="P113">This method is only available in C++.</text:p>
      <text:h text:style-name="P243" text:outline-level="4"><text:bookmark-start text:name="_Toc2117810961147149150151152153154"/>Synopsis.<text:bookmark-end text:name="_Toc2117810961147149150151152153154"/></text:h>
      <text:p text:style-name="P179">void RCCUserPort::set<text:span text:style-name="T273">D</text:span>efaultOpCode(RCCOpCode opcode); // C++ only</text:p>
      <text:h text:style-name="P236" text:outline-level="4">Returns</text:h>
      <text:p text:style-name="P80">Nothing.</text:p>
      <text:h text:style-name="P203" text:outline-level="3"><text:bookmark-start text:name="__RefHeading__8712_1123303156"/><text:span text:style-name="T37">take</text:span> — port method (C++), container method (C)<text:bookmark-end text:name="__RefHeading__8712_1123303156"/></text:h>
      <text:p text:style-name="P68"><text:span text:style-name="T264">This method </text:span><text:span text:style-name="T33">t</text:span><text:span text:style-name="T25">ake</text:span><text:span text:style-name="T33">s</text:span> the current buffer from a port, <text:span text:style-name="T241">and optionally release a previously taken buffer. <text:s/>This method is used when workers need to maintain a history of one or more previous buffers while still requesting new buffers, e.g. for “sliding window” algorithms.</text:span></text:p>
      <text:p text:style-name="P69">The optional buffer to be released is provided by a possibly <text:span text:style-name="Code">NULL</text:span> pointer to a buffer.</text:p>
      <text:p text:style-name="P69">In C, a container method <text:span text:style-name="T264">has</text:span> an <text:span text:style-name="Code">RCCPort</text:span> pointer<text:span text:style-name="T264"> </text:span>and <text:span text:style-name="T242">a possibly </text:span><text:span text:style-name="Code">NULL</text:span><text:span text:style-name="T242"> </text:span>buffer-to-release <text:span text:style-name="T242">pointer </text:span>as inputs, and a buffer pointer (thus a structure provided by the caller) where the taken buffer structure will be copied (not the data, just the structure).</text:p>
      <text:p text:style-name="P69">In C++, <text:span text:style-name="T37">t</text:span><text:span text:style-name="T38">ake</text:span><text:span text:style-name="T242"> is a port method and t</text:span>he taken buffer is simply returned <text:span text:style-name="T264">via</text:span> a reference.</text:p>
      <text:p text:style-name="P68">Ownership <text:span text:style-name="T184">of the taken buffer </text:span>is <text:span text:style-name="T264">passed to</text:span> the worker. <text:s/>The current buffer <text:span text:style-name="T184">now </text:span>taken is no longer the current buffer. <text:s/><text:span text:style-name="T184">This method is u</text:span>sed when the worker needs access to more than one buffer at a time from an input port. <text:s/><text:span text:style-name="T39">Take</text:span><text:span text:style-name="T240"> implies </text:span><text:span text:style-name="T39">request</text:span><text:span text:style-name="T240"> (to get another current buffer).</text:span></text:p>
      <text:p text:style-name="P123">It is an error to call this method when the port does not have a current buffer.</text:p>
      <text:h text:style-name="P238" text:outline-level="4"><text:bookmark-start text:name="_Toc21178109611111"/>Synopsis<text:bookmark-end text:name="_Toc21178109611111"/></text:h>
      <text:p text:style-name="P29">void <text:span text:style-name="T185">(*t</text:span>ake<text:span text:style-name="T185">)<text:line-break/> <text:s/></text:span>(<text:span text:style-name="T180">RCC</text:span>Port* port, <text:span text:style-name="T180">RCC</text:span>Buffer* releaseBuffer,<text:line-break/> <text:s text:c="2"/><text:span text:style-name="T180">RCC</text:span>Buffer* takenBuffer); <text:s text:c="15"/>// <text:span text:style-name="T240">C language</text:span><text:line-break/><text:span text:style-name="T243">RCCUserBuffer &amp;Port::take<text:line-break/> <text:s/>(RCCBuffer *release = NULL); <text:s text:c="12"/>// C++ Language</text:span></text:p>
      <text:h text:style-name="P231" text:outline-level="4">Returns</text:h>
      <text:p text:style-name="P49">Nothing <text:span text:style-name="T265">is returned in</text:span> C, <text:span text:style-name="T244">since the taken buffer object is copied to the location supplied by the </text:span><text:span text:style-name="Code">takenBuffer</text:span><text:span text:style-name="T244"> argument. <text:s/>In C++, </text:span>a reference to the taken buffer i<text:span text:style-name="T244">s returned</text:span>.</text:p>
      <text:h text:style-name="P219" text:outline-level="2"><text:bookmark-start text:name="__RefHeading___Toc5352_1067000368"/>Buffer Management Data Members and Methods<text:bookmark-end text:name="__RefHeading___Toc5352_1067000368"/></text:h>
      <text:p text:style-name="P103">This section describes methods that apply to buffers <text:span text:style-name="T275">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275"> member of the RCCPort structure.</text:span></text:p>
      <text:p text:style-name="P109">When methods deal with “opCodes”, they are dealing with an ordinal for the message in a buffer, which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code generation section below.</text:p>
      <text:h text:style-name="P207" text:outline-level="3"><text:bookmark-start text:name="__RefHeading___Toc8039_1067000368"/><text:span text:style-name="T3">checkLength</text:span> — check size of <text:span text:style-name="T276">the </text:span>buffer<text:bookmark-end text:name="__RefHeading___Toc8039_1067000368"/></text:h>
      <text:p text:style-name="P115">Check that a message of a given size <text:span text:style-name="T271">in bytes </text:span>will fit into the buffer, <text:span text:style-name="T276">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27"><text:bookmark-start text:name="__RefHeading___Toc5346_1067000368"/><text:span text:style-name="T276">This </text:span>method is used only when the message content is manipulated as a raw untyped buffer, rather than using the message content access methods described below.<text:bookmark-end text:name="__RefHeading___Toc5346_1067000368"/></text:p>
      <text:p text:style-name="P114">This method is only available in C++.</text:p>
      <text:h text:style-name="P244" text:outline-level="4">Synopsis.</text:h>
      <text:p text:style-name="P180">void RCCUserPort::checkLength(size_t neededSize); <text:s/>// C++ Language</text:p>
      <text:h text:style-name="P237" text:outline-level="4"><text:bookmark-start text:name="_Toc2117810961147149150151152"/>Returns<text:bookmark-end text:name="_Toc2117810961147149150151152"/></text:h>
      <text:p text:style-name="P104">Nothing.</text:p>
      <text:h text:style-name="P213" text:outline-level="3"><text:bookmark-start text:name="__RefHeading___Toc8041_1067000368"/><text:span text:style-name="T13">data</text:span> — <text:span text:style-name="T277">access the raw contents of the buffer</text:span><text:bookmark-end text:name="__RefHeading___Toc8041_1067000368"/></text:h>
      <text:p text:style-name="P129"><text:span text:style-name="T267">This method returns a pointer to the raw data in a buffer. <text:s/>It is analogous to the “data” method in C++ STL container classes, although it has no type.</text:span></text:p>
      <text:h text:style-name="P244" text:outline-level="4">Synopsis.</text:h>
      <text:p text:style-name="P181"><text:span text:style-name="T278">void</text:span> *<text:span text:style-name="T278">p = buffer-&gt;data; <text:s text:c="7"/></text:span><text:s text:c="2"/>// <text:span text:style-name="T245">C Language<text:line-break/>void *RCCUserBuffer::data(); <text:s text:c="4"/>// C++ Language</text:span></text:p>
      <text:h text:style-name="P237" text:outline-level="4">Returns</text:h>
      <text:p text:style-name="P106">The value returned is a void pointer to the contents of the buffer.</text:p>
      <text:h text:style-name="P213" text:outline-level="3"><text:bookmark-start text:name="__RefHeading___Toc8043_1067000368"/><text:soft-page-break/><text:span text:style-name="T13">length</text:span> — <text:span text:style-name="T278">retrieve the length of the message in a buffer – C++ only</text:span><text:bookmark-end text:name="__RefHeading___Toc8043_1067000368"/></text:h>
      <text:p text:style-name="P129"><text:span text:style-name="T267">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67">.</text:span></text:p>
      <text:h text:style-name="P244" text:outline-level="4">Synopsis.</text:h>
      <text:p text:style-name="P181"><text:span text:style-name="T279">size_t RCCUserBuffer::length() const; <text:s text:c="2"/>// C++ Language</text:span></text:p>
      <text:h text:style-name="P237" text:outline-level="4">Returns</text:h>
      <text:p text:style-name="P107">The method returns the length in bytes of the message in the buffer.</text:p>
      <text:h text:style-name="P213" text:outline-level="3"><text:bookmark-start text:name="__RefHeading___Toc8045_1067000368"/><text:span text:style-name="T13">maxLength</text:span> — <text:span text:style-name="T245">retrieve the maximum available space in the buffer.</text:span><text:bookmark-end text:name="__RefHeading___Toc8045_1067000368"/></text:h>
      <text:p text:style-name="P130"><text:span text:style-name="T267">This method allows the worker to retrieve the actual size of the buffer, typically used on output buffers.</text:span></text:p>
      <text:h text:style-name="P244" text:outline-level="4">Synopsis.</text:h>
      <text:p text:style-name="P181"><text:span text:style-name="T280">size_t len = buffer-&gt;maxLength; <text:s text:c="10"/>// C languagef<text:line-break/>size_t RCCUserBuffer::maxLength() const; <text:s/>// C++ language</text:span></text:p>
      <text:h text:style-name="P237" text:outline-level="4">Returns</text:h>
      <text:p text:style-name="P108"><text:bookmark-start text:name="_Toc21178109611472"/>T<text:bookmark-end text:name="_Toc21178109611472"/>he size of the buffer in bytes is returned.</text:p>
      <text:h text:style-name="P213" text:outline-level="3"><text:bookmark-start text:name="__RefHeading___Toc8047_1067000368"/><text:span text:style-name="T13">opCode</text:span> — <text:span text:style-name="T280">retrieve the opCode of the message in a buffer — C++ only</text:span><text:bookmark-end text:name="__RefHeading___Toc8047_1067000368"/></text:h>
      <text:p text:style-name="P130"><text:span text:style-name="T267">This method retrieves the </text:span><text:span text:style-name="T34">opCode</text:span><text:span text:style-name="T267"> of the message in the buffer, typically an input buffer. <text:s text:c="3"/>This is C++ only. <text:s/>When using C, access to the opCode is via the current buffer at a port, e.g. </text:span><text:span text:style-name="Code">port-&gt;input.</text:span><text:span text:style-name="Code"><text:span text:style-name="T280">u.operation</text:span></text:span></text:p>
      <text:h text:style-name="P244" text:outline-level="4">Synopsis.</text:h>
      <text:p text:style-name="P181"><text:span text:style-name="T280">RCCOpCode RCCUserBuffer::opCode() const; <text:s text:c="4"/>// C++ Language</text:span></text:p>
      <text:h text:style-name="P237" text:outline-level="4">Returns</text:h>
      <text:p text:style-name="P105"><text:bookmark-start text:name="_Toc21178109611474"/><text:span text:style-name="T281">T</text:span><text:bookmark-end text:name="_Toc21178109611474"/><text:span text:style-name="T281">his method returns the opCode of the message in the buffer.</text:span></text:p>
      <text:h text:style-name="P213" text:outline-level="3"><text:bookmark-start text:name="__RefHeading___Toc8049_1067000368"/><text:span text:style-name="T12">r</text:span><text:span text:style-name="T3">elease</text:span> — <text:span text:style-name="T245">release a buffer</text:span><text:bookmark-end text:name="__RefHeading___Toc8049_1067000368"/></text:h>
      <text:p text:style-name="P128"><text:span text:style-name="T267">This method r</text:span>elease<text:span text:style-name="T267">s</text:span> a buffer for reuse. <text:s/>If the buffer is <text:span text:style-name="T175">the</text:span> current buffer for a port, it will no longer be the current buffer. <text:s/>Buffer ownership passes back to the container. <text:s/><text:span text:style-name="T175">Buffers for a port must be released in</text:span> the order obtained, per port. <text:s/><text:span text:style-name="T175">Note that this method is not used or needed when ports are “advanced”, only when buffers are obtained from a port using other port management functions such as </text:span><text:span text:style-name="T42">take</text:span><text:span text:style-name="T175">.</text:span></text:p>
      <text:p text:style-name="P124">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24">In C, this is a container method. <text:s/>In C++ it is a buffer method.</text:p>
      <text:h text:style-name="P244" text:outline-level="4"><text:soft-page-break/>Synopsis.</text:h>
      <text:p text:style-name="P181"><text:span text:style-name="T176">void</text:span> <text:span text:style-name="T174">(*release)</text:span>(<text:span text:style-name="T177">RCC</text:span>Buffer* buffe<text:span text:style-name="T178">r)</text:span>; <text:s/>// <text:span text:style-name="T245">C Language<text:line-break/>void RCCUserBuffer::release(); <text:s text:c="6"/>// C++ Language</text:span></text:p>
      <text:h text:style-name="P237" text:outline-level="4">Returns</text:h>
      <text:p text:style-name="P105"><text:bookmark-start text:name="_Toc2117810961147"/>Nothing<text:bookmark-end text:name="_Toc2117810961147"/>.</text:p>
      <text:h text:style-name="P213" text:outline-level="3"><text:bookmark-start text:name="__RefHeading___Toc8051_1067000368"/><text:span text:style-name="T13">setInfo</text:span> — <text:span text:style-name="T282">set the metadata associated with a buffer — C++ only</text:span><text:bookmark-end text:name="__RefHeading___Toc8051_1067000368"/></text:h>
      <text:p text:style-name="P131"><text:span text:style-name="T267">This method is a convenient combination of setting both the </text:span><text:span text:style-name="T43">opCode</text:span><text:span text:style-name="T267"> and the </text:span><text:span text:style-name="T43">length</text:span><text:span text:style-name="T267"> of the message in a buffer. <text:s/>It is typically used on output buffers, when both opCode and length are being set at the same time.</text:span></text:p>
      <text:h text:style-name="P244" text:outline-level="4">Synopsis.</text:h>
      <text:p text:style-name="P181"><text:span text:style-name="T245">void RCCUserBuffer::setInfo(RCCOpCode op, size_t length); <text:s/>// C++</text:span></text:p>
      <text:h text:style-name="P237" text:outline-level="4">Returns</text:h>
      <text:p text:style-name="P105">Nothing.</text:p>
      <text:h text:style-name="P213" text:outline-level="3"><text:bookmark-start text:name="__RefHeading___Toc8053_1067000368"/><text:span text:style-name="T13">setLength</text:span> — <text:span text:style-name="T283">set the length of the message in a buffer — C++ only</text:span><text:bookmark-end text:name="__RefHeading___Toc8053_1067000368"/></text:h>
      <text:p text:style-name="P128"><text:span text:style-name="T267">This method sets the length in bytes of the message in a buffer.</text:span></text:p>
      <text:p text:style-name="P125"><text:span text:style-name="T267">This is C++ only. <text:s/>When using C, access to the length of an output buffer is via the current buffer at a port, e.g. </text:span><text:span text:style-name="Code">port-</text:span><text:span text:style-name="Code"><text:span text:style-name="T284">&gt;</text:span></text:span><text:span text:style-name="Code">output.u.length</text:span>, <text:span text:style-name="T283">or via the </text:span><text:span text:style-name="Code">send</text:span><text:span text:style-name="T283"> port method.</text:span></text:p>
      <text:h text:style-name="P244" text:outline-level="4">Synopsis.</text:h>
      <text:p text:style-name="P181"><text:span text:style-name="T245">void RCCUserBuffer::setLength(size_t length); <text:s text:c="6"/>// C++ Language</text:span></text:p>
      <text:h text:style-name="P237" text:outline-level="4">Returns</text:h>
      <text:p text:style-name="P105">Nothing.</text:p>
      <text:h text:style-name="P213" text:outline-level="3"><text:bookmark-start text:name="__RefHeading___Toc8055_1067000368"/><text:span text:style-name="T13">setOpCode</text:span> — <text:span text:style-name="T245">release a buffer — C++ only</text:span><text:bookmark-end text:name="__RefHeading___Toc8055_1067000368"/></text:h>
      <text:p text:style-name="P132"><text:span text:style-name="T267">This method sets the opCode of the message in a buffer.</text:span></text:p>
      <text:p text:style-name="P132"><text:span text:style-name="T267">This is C++ only. <text:s/>When using C, access to the opCode of an output buffer is via the current buffer at a port, e.g. </text:span><text:span text:style-name="Code">port-</text:span><text:span text:style-name="Code"><text:span text:style-name="T284">&gt;</text:span></text:span><text:span text:style-name="Code">output.u.</text:span><text:span text:style-name="Code"><text:span text:style-name="T284">operation</text:span></text:span><text:span text:style-name="T267">, or via the </text:span><text:span text:style-name="Code">send</text:span><text:span text:style-name="T283"> port method.</text:span></text:p>
      <text:h text:style-name="P245" text:outline-level="4">Synopsis.</text:h>
      <text:p text:style-name="Code">void RCCUserBuffer::set<text:span text:style-name="T284">OpCode</text:span>(<text:span text:style-name="T284">RCCOpCode op</text:span>); <text:s text:c="5"/>// C++ Language</text:p>
      <text:h text:style-name="P237" text:outline-level="4">Returns</text:h>
      <text:p text:style-name="P105">Nothing.</text:p>
      <text:h text:style-name="P206" text:outline-level="3"><text:bookmark-start text:name="__RefHeading___Toc8057_1067000368"/><text:soft-page-break/><text:span text:style-name="T9">t</text:span><text:span text:style-name="T3">opLength</text:span> — <text:span text:style-name="T249">retrieve the size of the single sequence in a message ‑ C++ only</text:span><text:bookmark-end text:name="__RefHeading___Toc8057_1067000368"/></text:h>
      <text:p text:style-name="P158">This method operates on the message in the buffer, and thus applies to buffers associated with input ports. <text:s/>The argument is the size in bytes of the elements of the sequence in the buffer. <text:s/>An error check is made to ensure that the size of the message is divisible by the element size provided.</text:p>
      <text:p text:style-name="P157">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70">elements of a given size</text:span> in the message without <text:span text:style-name="T270">the container </text:span>knowing the data type of the message.</text:p>
      <text:p text:style-name="P114"><text:bookmark-start text:name="__RefHeading___Toc5344_1067000368"/>The message must <text:span text:style-name="T270">consist of</text:span> exactly one sequence for this method to be valid. <text:s/>Sequences can have zero elements.<text:bookmark-end text:name="__RefHeading___Toc5344_1067000368"/></text:p>
      <text:p text:style-name="P114">This method is only available in C++.</text:p>
      <text:h text:style-name="P244" text:outline-level="4">Synopsis.</text:h>
      <text:p text:style-name="P177">size_t RCCUser<text:span text:style-name="T276">Buffer</text:span>::topLength(<text:span text:style-name="T270">size_t elementSize</text:span>); <text:s/>// C++ Language</text:p>
      <text:h text:style-name="P237" text:outline-level="4"><text:bookmark-start text:name="_Toc2117810961147149150151"/>Returns<text:bookmark-end text:name="_Toc2117810961147149150151"/></text:h>
      <text:p text:style-name="P126">For C++, <text:span text:style-name="T270">this method returns </text:span>a size_t value indicating the number of sequence elements in the message, <text:span text:style-name="T270">given the size of elements known by the worker.</text:span></text:p>
      <text:h text:style-name="P220" text:outline-level="2"><text:bookmark-start text:name="__RefHeading___Toc8059_1067000368"/><text:span text:style-name="T288">Accessing the Contents of Messages</text:span><text:bookmark-end text:name="__RefHeading___Toc8059_1067000368"/></text:h>
      <text:p text:style-name="P133">The sections above described methods used to access the content and metadata (length and opCode) of messages in buffers. <text:s/>Those methods operate independent of the actual types of the data in the messages, and put the burden of accessing typed data on the worker code. <text:s/>I.e. the worker code would have to convert (cast) the pointer types and manually deal with the multiple data types for the arguments in a message.</text:p>
      <text:p text:style-name="P133">Accessing the individual arguments (fields) in the payload for an input message (or setting the fields of an output message) is facilitated differently in C vs. C++.</text:p>
      <text:p text:style-name="P133">In C, a data structure is generated that can be overlaid on the input buffer to access all fields up to and including the first variable length field (sequence or string). <text:s/>In fact, for each port, a union of data structures is defined for all the possible messages that may be in a buffer for a port. <text:s/>These structures are described in the code generation section below, but the basic pattern is, for a port PXY, with <text:span text:style-name="T285">protocol PR1 with </text:span>operations Op1 and Op2, there is a union of structures like <text:span text:style-name="T285">this</text:span>:</text:p>
      <text:p text:style-name="P182">union PxyOperations {<text:line-break/> <text:s/>struct Op1 {<text:line-break/> <text:s text:c="3"/>... fields in the message for Op1 messages ...<text:line-break/> <text:s/>} op1;<text:line-break/> <text:s/>struct Op2 {<text:line-break/> <text:s text:c="3"/>... fields in the message for Op2 messages ...<text:line-break/> <text:s/>} op2;<text:line-break/>};</text:p>
      <text:p text:style-name="P134"><text:span text:style-name="T285">Note that the data types are camel-cased, while the union members are lower cased. <text:s/>So, in C you can access messages based on opCode like this:</text:span></text:p>
      <text:p text:style-name="P183">union PxyOperations *up = port-&gt;current.data;<text:line-break/>switch (port-&gt;input.u.operation) {<text:line-break/>case Pr1_Op1:<text:line-break/> <text:s/>use up-&gt;op1 as message structure; break;<text:line-break/>case Pr1_Op1:<text:line-break/> <text:s/>use <text:span text:style-name="T286">u</text:span>p-&gt;op2 as message structure; break;<text:line-break/>}</text:p>
      <text:p text:style-name="P134"><text:span text:style-name="T285">The major limitation of this mechanism for C language workers is that the structures only cover the fields of messages up to and including the first variable length field. <text:s/>After that the worker code must manually access the remaining fields using pointer arithmetic and casting. <text:s/>This covers most protocols used in simple systems, but is painful when the limitation is exceeded.</text:span></text:p>
      <text:p text:style-name="P134"><text:span text:style-name="T285">For C++ workers, it is easier and does not have the same limitations. <text:s/>Each port is a data member of the worker object whose name is the port's name in the OCS, and each such port data member has an accessor for the information for each possible message in the port's protocol. <text:s/>Finally, each field of the payload for each operation also has an accessor. <text:s/>Thus, for the example above, accessing the Arg1 field of the Op1 operation on the protocol for port “in”, would simply be:</text:span></text:p>
      <text:p text:style-name="P184">in.Op1().Arg1()</text:p>
      <text:p text:style-name="P136"><text:soft-page-break/><text:span text:style-name="T321">These C++ message access methods are const and return a value for input ports, and return a non-const reference for output ports.</text:span></text:p>
      <text:p text:style-name="P136">When the argument type <text:span text:style-name="T322">is</text:span> a sequence or array, the field accessor returns a reference to an object that has two methods that act just like the C++ STL <text:span text:style-name="Code">vector</text:span> collection type:</text:p>
      <text:p text:style-name="P184">&lt;arg-data-type&gt; *data() const;<text:line-break/>size_t size() const;</text:p>
      <text:p text:style-name="P135">Thus if “Arg1” in the above example was a sequence of unsigned shorts, you could access this field with:</text:p>
      <text:p text:style-name="P184">uint16_t *vals = in.Op1().Arg1().data();<text:line-break/>size_t nvals = in.Op1().Arg1().size();</text:p>
      <text:p text:style-name="P137">For output ports, the <text:span text:style-name="Code">data()</text:span> accessor for sequences or arrays is not <text:span text:style-name="Code">const</text:span>, <text:s/>and there are two other methods that also act like the C++ STL vector type:</text:p>
      <text:p text:style-name="P185"><text:span text:style-name="T287">&lt;arg-data-type&gt; *data();<text:line-break/>size_t capacity() const;<text:line-break/>void resize(size_t size);</text:span></text:p>
      <text:h text:style-name="P225" text:outline-level="2"><text:bookmark-start text:name="__RefHeading___Toc8061_1067000368"/>Property Access Notifications<text:bookmark-end text:name="__RefHeading___Toc8061_1067000368"/></text:h>
      <text:p text:style-name="P147">Workers sometimes need dynamic notifications when properties are written or read by control software. <text:s/>i.e. the worker would like to run some code just before a property read returns (to potentially create the correct value to read) or after a property write (to cause some other side affect of the <text:span text:style-name="T304">new </text:span>written value).</text:p>
      <text:p text:style-name="P147">These capabilities are enabled when the property in the OWD <text:span text:style-name="T304">(not OCS) </text:span>has the <text:span text:style-name="Code">readSync</text:span> or <text:span text:style-name="Code">writeSync</text:span> attributes set to true. <text:s/>The <text:span text:style-name="Code">readSync</text:span> attribute being true indicates that the worker would like to run some code <text:span text:style-name="T25">before</text:span> the value of the property is passed back to the control software reading the property. <text:s/>The <text:span text:style-name="Code">writeSync</text:span> attribute being true indicates that the worker would like to run some code <text:span text:style-name="T25">after</text:span> a new value is written, in order to implement some side effect when the property value is changed.</text:p>
      <text:p text:style-name="P147">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48">Using the C language, the notifications are made via the calls to the beforeQuery (for any <text:span text:style-name="Code">readSync</text:span> property) and afterConfigure (for any <text:span text:style-name="Code">writeSync</text:span>) control <text:span text:style-name="T305">methods</text:span>. <text:s/>The worker cannot know which properties were written or read, but at least knows that only readSync or writeSync properties could have caused these notifications.</text:p>
      <text:p text:style-name="P149">In C++, when these attributes are set, the skeleton includes empty implementations of notification methods for each such property that the worker author can fill out. <text:s/>For <text:span text:style-name="Code">readSync</text:span> properties a worker class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06">Both notification member functions take no arguments and return </text:span><text:span text:style-name="Code">RCCResult</text:span><text:span text:style-name="T306">, which allows these functions to indicate errors. <text:s/>A </text:span><text:span text:style-name="Code">readSync</text:span><text:span text:style-name="T306"> notification function can set the property value locally and then return, and </text:span><text:soft-page-break/><text:span text:style-name="T306">that value will then be conveyed back to control software. <text:s/>A </text:span><text:span text:style-name="Code">writeSync</text:span><text:span text:style-name="T306"> notification is called after the new value has been written, so the function can locally access the new value when it is called.</text:span></text:p>
      <text:h text:style-name="Heading_20_2" text:outline-level="2"><text:bookmark-start text:name="__RefHeading___Toc8063_1067000368"/>Controlling Slave Workers from Proxies <text:span text:style-name="T309">(C++ only)</text:span><text:bookmark-end text:name="__RefHeading___Toc8063_1067000368"/></text:h>
      <text:p text:style-name="P150">When the <text:span text:style-name="T310">RCC </text:span>OWD indicates that a<text:span text:style-name="T307">n RCC</text:span> worker is a proxy for another (slave) worker, it <text:span text:style-name="T310">gives</text:span> the proxy worker convenient access to the slave's control interface (for control operations and property accesses). <text:s/>The primary reason for proxy workers is to normalize and/or make more user-friendly, the control of the underlying slave worker which is frequently a device-specific worker that exposes details of a device in a way that normal users would not find useful.</text:p>
      <text:p text:style-name="P151">As a concrete example, a “device worker” that controls some specific device like an RF front-end device, typically wants to expose the native functionality of the device, in a high performance and/or resource-conservative fashion. <text:s/>However, application users would like to control and configure the device in a way that is common/uniform across a class of similar devices.</text:p>
      <text:p text:style-name="P151">Delegating the normalization of the control/configuration interface to the RCC proxy worker can expose <text:span text:style-name="T308">to users </text:span>a high level configuration interface with complex property data types as required. <text:s/>This relieves this burden from the embedded device worker which may be in an environment (e.g. on a small FPGA) that makes this normalization difficult and/or expensive. <text:s/>Furthermore, this enables the device worker to faithfully and simply implement the device's native control interface for <text:span text:style-name="T308">direct use by lower level applications that want to exploit lower level device-specific features, without cluttering up the proxy's more generic interface.</text:span></text:p>
      <text:p text:style-name="P152">A proxy worker can provides a higher level control interface, and also can act as the software module that encapsulates specialized configuration and control sequencing of the device, without requiring the application to use special APIs in a custom application. The proxy worker is “just another component” in the application that is fully described in XML. <text:s/>Applications are fully described in the OpenCPI Application Development Guide.</text:p>
      <text:p text:style-name="P153">Inside the code of a proxy, the slave worker is accessed by using the <text:span text:style-name="Code">slave</text:span> data member of the worker's class object. <text:s/>This data member has member functions for the control operations on the slave (except <text:span text:style-name="Code">initialize</text:span> and <text:span text:style-name="Code">release</text:span>). <text:s/>For each readable property of the slave worker, a <text:span text:style-name="Code">get _&lt;property-name&gt;</text:span> member function is available to retrieve the current value of the slave's property, and for each writable property of the slave worker a <text:span text:style-name="Code">set_&lt;property-name&gt;</text:span> is available. <text:s/>If the property is an array, both the <text:span text:style-name="Code">get</text:span> and <text:span text:style-name="Code">set</text:span> member functions for that property (of the <text:span text:style-name="Code">slave</text:span> data member) have arguments specifying the index in each dimension. <text:s/>The <text:span text:style-name="Code">set</text:span> functions then have a value argument for the new value of the property. <text:s/>Here are some <text:span text:style-name="T310">examples,</text:span> <text:span text:style-name="T310">usable </text:span><text:s/>in any <text:span text:style-name="T310">proxy </text:span>worker member function (e.g. <text:span text:style-name="Code">start</text:span>, or <text:span text:style-name="Code">run</text:span>):</text:p>
      <text:p text:style-name="P186">uint8_t x = slave.get_8bitregA();<text:line-break/>slave.set_8bitregA();<text:line-break/>x = slave.get_arrayprop(2);<text:line-break/>slave.set_arrayprop(3, x);<text:line-break/>x = slave.get_array2d(1, 2);<text:line-break/>slave.set_array2d(1, 2, x);<text:line-break/>slave.stop();<text:line-break/>slave.start();</text:p>
      <text:h text:style-name="P222" text:outline-level="2"><text:bookmark-start text:name="__RefHeading__15986_2129872468"/>Worker Dispatch Structures — <text:span text:style-name="T288">C Language only</text:span><text:bookmark-end text:name="__RefHeading__15986_2129872468"/></text:h>
      <text:p text:style-name="P50">When workers are loaded for execution by the container, the container finds the worker by getting access to its <text:span text:style-name="Code">RCCDispatch</text:span> structure, whether static or dynamic linking. <text:s/>Thus the only external symbol the worker code needs to define is the symbol that holds this structure.</text:p>
      <text:p text:style-name="P51">The code generator generates this initialization in the skeleton file, and it can be further customized by the worker author.</text:p>
      <text:h text:style-name="P208" text:outline-level="3"><text:bookmark-start text:name="__RefHeading__15988_2129872468"/>RCCDispatch Structure Type<text:bookmark-end text:name="__RefHeading__15988_2129872468"/></text:h>
      <text:p text:style-name="P53">This type is the “dispatch table” for the operations of the <text:span text:style-name="T288">C-language </text:span>worker interface. <text:s/>It represents <text:span text:style-name="T288">the </text:span>functionality a worker provides to a container when it is loaded. <text:s/>The container must gain access to this structure when the worker is loaded and executed. <text:s/>All members are <text:span text:style-name="T192">statically </text:span>initialized by the worker source code. <text:s/>This structure also contains other descriptive information required by the container to use the worker.</text:p>
      <text:p text:style-name="P154">The RCC C-language skeleton will contain a default initialization for this structure based on what is in the OWD, which looks like (for worker <text:span text:style-name="Code">xyz.rcc</text:span>):</text:p>
      <text:p text:style-name="P187">XYZ_METHOD_DECLARATIONS;<text:line-break/>RCCDispatch bias = {<text:line-break/> <text:s/>/* insert any custom initializations here */<text:line-break/> <text:s/>XYZ_DISPATCH<text:line-break/>};</text:p>
      <text:p text:style-name="P154">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11">memory = 16*sizeof(MyData),<text:line-break/> <text:s/>.runCondition = &amp;myRunCondition<text:line-break/></text:span>};</text:p>
      <text:p text:style-name="P159"><text:soft-page-break/>The members of this structure <text:span text:style-name="T311">that may be set this way </text:span>are defined <text:span text:style-name="T312">in the following table</text:span>:</text:p>
      <text:p text:style-name="P172">Table <text:sequence-ref text:reference-format="page" text:ref-name="refTable0">6</text:sequence-ref>: <text:s/>Members of the RCCDispatch structure — C-language only</text:p>
      <table:table table:name="Table7" table:style-name="Table7">
        <table:table-column table:style-name="Table7.A"/>
        <table:table-column table:style-name="Table7.B"/>
        <table:table-column table:style-name="Table7.C"/>
        <table:table-row>
          <table:table-cell table:style-name="Table7.A1" office:value-type="string">
            <text:p text:style-name="P170">RCCDispatch Member </text:p>
          </table:table-cell>
          <table:table-cell table:style-name="Table7.A1" office:value-type="string">
            <text:p text:style-name="P170">Member Data Type</text:p>
          </table:table-cell>
          <table:table-cell table:style-name="Table7.C1" office:value-type="string">
            <text:p text:style-name="P170">Member Description</text:p>
          </table:table-cell>
        </table:table-row>
        <table:table-row>
          <table:table-cell table:style-name="Table7.A2" office:value-type="string">
            <text:p text:style-name="P189">memSizes</text:p>
          </table:table-cell>
          <table:table-cell table:style-name="Table7.A2" office:value-type="string">
            <text:p text:style-name="P189">uint32_t*</text:p>
          </table:table-cell>
          <table:table-cell table:style-name="Table7.C2" office:value-type="string">
            <text:p text:style-name="P169">This zero-terminated array of memory sizes indicates allocations required by the worker. <text:s/>Multiple allocations allow the worker <text:span text:style-name="T288">to avoid</text:span> aggregat<text:span text:style-name="T288">ing</text:span> its requirements in a single allocation. <text:s/><text:span text:style-name="T288">M</text:span>ay be NULL, <text:span text:style-name="T288">when</text:span> no allocations are required.</text:p>
          </table:table-cell>
        </table:table-row>
        <table:table-row>
          <table:table-cell table:style-name="Table7.A2" office:value-type="string">
            <text:p text:style-name="P189">runCondition</text:p>
          </table:table-cell>
          <table:table-cell table:style-name="Table7.A2" office:value-type="string">
            <text:p text:style-name="P189">RCCRunCondition*</text:p>
          </table:table-cell>
          <table:table-cell table:style-name="Table7.C2" office:value-type="string">
            <text:p text:style-name="P169">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189">optionalPorts</text:p>
          </table:table-cell>
          <table:table-cell table:style-name="Table7.A2" office:value-type="string">
            <text:p text:style-name="P189">RCCPortMask</text:p>
          </table:table-cell>
          <table:table-cell table:style-name="Table7.C2" office:value-type="string">
            <text:p text:style-name="P169">A mask indicating ports that may be unconnected. <text:s/>The default, 0, means all ports must be connected before the worker is started.</text:p>
          </table:table-cell>
        </table:table-row>
        <table:table-row>
          <table:table-cell table:style-name="Table7.A2" office:value-type="string">
            <text:p text:style-name="P189">memSize</text:p>
          </table:table-cell>
          <table:table-cell table:style-name="Table7.A2" office:value-type="string">
            <text:p text:style-name="P189">size_t</text:p>
          </table:table-cell>
          <table:table-cell table:style-name="Table7.C2" office:value-type="string">
            <text:p text:style-name="P169">This size indicates a <text:span text:style-name="T288">required </text:span>memory allocation. <text:s/><text:span text:style-name="T288">M</text:span>ay be zero, indicating no allocation is required.</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138"><text:span text:style-name="T193">The worker's OCS and OWD are used to generate two code files, the header and the skeleton. <text:s/>The header file, which should not be edited, contains type definitions customized for the worker. <text:s/>This file is named</text:span> <text:span text:style-name="Code">&lt;workername&gt;_</text:span><text:span text:style-name="Code"><text:span text:style-name="T194">W</text:span></text:span><text:span text:style-name="Code">orker.h</text:span> <text:span text:style-name="T289">(in the C language) or </text:span><text:span text:style-name="Code">&lt;workername&gt;-worker.hh</text:span><text:span text:style-name="T289"> (in the C++ language)</text:span>, <text:span text:style-name="T26">without</text:span><text:span text:style-name="T193"> capitalizing the worker name</text:span>. <text:s/><text:span text:style-name="T289">It is placed in the “</text:span><text:span text:style-name="Code">gen</text:span><text:span text:style-name="T289">” subdirectory of the worker's directory.</text:span></text:p>
      <text:p text:style-name="P138"><text:span text:style-name="T289">The skeleton file is a small file that is generated as the basis for writing the worker's execution code (e.g. the run method implementation). <text:s/>It relies heavily on the generated header file and thus is as small as possible to avoid code changes when the OCS or OWD is changed. <text:s/>The skeleton is generated in the </text:span><text:span text:style-name="Code">gen</text:span><text:span text:style-name="T289"> subdirectory with the name </text:span><text:span text:style-name="Code">&lt;workername&gt;-skel.c</text:span><text:span text:style-name="T289"> (C language) or </text:span><text:span text:style-name="Code">&lt;workername&gt;-skel.cc</text:span><text:span text:style-name="T289"> (C++ language). <text:s/>It is also copied into the worker's directory as </text:span><text:span text:style-name="Code">&lt;workername&gt;.c</text:span><text:span text:style-name="T289"> or </text:span><text:span text:style-name="Code">&lt;workername&gt;.cc</text:span><text:span text:style-name="T289"> and </text:span><text:span text:style-name="T35">this</text:span><text:span text:style-name="T289"> copy is what should be edited to add the worker's functional code. <text:s/>The </text:span><text:span text:style-name="Code">&lt;workername&gt;-skel.c</text:span><text:span text:style-name="T289"> file should not be edited, but left for reference to see exactly what the code generated produced.</text:span></text:p>
      <text:p text:style-name="P53">In the descriptions below, names in angle brackets are names specific to the worker, as found in the worker’s OCS and OWD XML files.</text:p>
      <text:h text:style-name="Heading_20_2" text:outline-level="2"><text:bookmark-start text:name="__RefHeading___Toc8065_1067000368"/>Namespace Management<text:bookmark-end text:name="__RefHeading___Toc8065_1067000368"/></text:h>
      <text:p text:style-name="P139">To avoid name space collisions, some rules are used by the code generator when creating the header and skeleton files.</text:p>
      <text:p text:style-name="P139">In the C++ language, generated data types in the header are placed in a namespace whose name is: <text:span text:style-name="Code">&lt;worker&gt;WorkerTypes</text:span>. <text:s/>In the actual worker source file, this namespace is normally imported, via the “<text:span text:style-name="Code">using namespace</text:span>” directive. <text:s/>The actual worker derived class is a class in the global namespace whose name is <text:span text:style-name="Code">&lt;worker&gt;Worker</text:span>. <text:s/><text:span text:style-name="T291">The dispatch entry point, which is necessarily a C external symbol, has the worker's name as its external symbol.</text:span></text:p>
      <text:p text:style-name="P140">In the C language, the worker's dispatch table is given the external symbol name of the worker, and all methods are declared <text:span text:style-name="Code">static</text:span>. <text:s/>All data types use the capitalized worker name as a prefix and all constants and macros use the upper cased worker name followed by an underscore as a prefix.</text:p>
      <text:p text:style-name="Body"/>
      <text:h text:style-name="P221" text:outline-level="2"><text:bookmark-start text:name="__RefHeading___Toc8067_1067000368"/>Generated Data Types<text:bookmark-end text:name="__RefHeading___Toc8067_1067000368"/></text:h>
      <text:p text:style-name="P141"><text:span text:style-name="T292">Various data types are generated in the header file for the worker. <text:s/>They are :</text:span></text:p>
      <text:list xml:id="list103751683772040" text:continue-numbering="true" text:style-name="WWNum32">
        <text:list-item>
          <text:p text:style-name="P163">Port name enumeration</text:p>
        </text:list-item>
        <text:list-item>
          <text:p text:style-name="P163">Property data structure</text:p>
        </text:list-item>
        <text:list-item>
          <text:p text:style-name="P163">Opcode enumeration for each protocol used</text:p>
        </text:list-item>
        <text:list-item>
          <text:p text:style-name="P163">Opcode enumeration for each port (C only)</text:p>
        </text:list-item>
        <text:list-item>
          <text:p text:style-name="P163">Message structures (C only)</text:p>
        </text:list-item>
        <text:list-item>
          <text:p text:style-name="P162"><text:span text:style-name="T292">Worker base class (C++ only)</text:span></text:p>
        </text:list-item>
      </text:list>
      <text:h text:style-name="P196" text:outline-level="3"><text:bookmark-start text:name="__RefHeading__10620_140039662"/><text:bookmark-start text:name="_Toc270018445"/>The enumeration constants for the worker’s ports<text:bookmark-end text:name="__RefHeading__10620_140039662"/><text:bookmark-end text:name="_Toc270018445"/></text:h>
      <text:p text:style-name="P53">An enumeration <text:span text:style-name="T290">type </text:span>is generated <text:span text:style-name="T290">in the header file </text:span>which defines constants for the ordinal of each port, of the form <text:span text:style-name="Code">&lt;worker&gt;_&lt;port&gt;</text:span>, all upper case. <text:s/>These ordinals can be used when creating port masks for run conditions, <text:span text:style-name="T290">or, for C workers, indexing into the port array in the </text:span><text:span text:style-name="Code">RCCWorker</text:span><text:span text:style-name="T290"> structure.</text:span></text:p>
      <text:h text:style-name="P209" text:outline-level="3"><text:bookmark-start text:name="_Toc270018446"/><text:bookmark-start text:name="__RefHeading__10622_140039662"/>The properties <text:bookmark-end text:name="_Toc270018446"/><text:span text:style-name="T195">structure type</text:span><text:bookmark-end text:name="__RefHeading__10622_140039662"/></text:h>
      <text:p text:style-name="P53"><text:span text:style-name="T195">This is the generated</text:span> structure <text:span text:style-name="T195">definition </text:span>that reflects the properties declared for the worker in its O<text:span text:style-name="T290">CS</text:span> and O<text:span text:style-name="T290">WD</text:span> XML files. <text:s/>Each member of this structure has the data type corresponding to the property’s description in the OWD and OCS XML files. <text:s/>Members for properties that are <text:span text:style-name="T25">not</text:span> declared <text:span text:style-name="Code">volatile</text:span> <text:span text:style-name="T290">in XML </text:span>are <text:span text:style-name="Code">const</text:span> in this structure, indicating that the worker is not expected to change their values.</text:p>
      <text:p text:style-name="P53">The standard name of the struct type (typedef name <text:span text:style-name="T290">in C</text:span>) is <text:span text:style-name="Code">XyzProperties</text:span> where “Xyz” is the <text:span text:style-name="T36">capitalized</text:span> worker implementation name.</text:p>
      <text:p text:style-name="P53">Properties which are sequences are <text:span text:style-name="T293">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293">The member name of the structure is the property name. <text:s/>The members of the structure are </text:span><text:span text:style-name="Code">length</text:span><text:span text:style-name="T293"> and </text:span><text:span text:style-name="Code">data</text:span><text:span text:style-name="T293">. <text:s/>The data member is a</text:span> C array whose length is the SequenceLength attribute from the Property element in the XML. <text:s/><text:span text:style-name="T196">Remember that for properties (as opposed to protocols), sequences and strings must have a maximum size (i.e. be bounded).</text:span></text:p>
      <text:p text:style-name="P53">Struct properties have structure tags the same name as the property name, preceded by the worker name.</text:p>
      <text:p text:style-name="P142">The names of the integer types for properties: <text:s/><text:span text:style-name="Code">short, ushort, long, ulong, </text:span><text:span text:style-name="Code"><text:span text:style-name="T294">longlong, ulonglong, uchar</text:span></text:span><text:span text:style-name="Code">, char</text:span> are mapped to the respective <text:span text:style-name="Code">&lt;stdint.h&gt;</text:span> types: <text:span text:style-name="Code">int16_t, uint16_t, int32_t, uint32_t, <text:s/>int</text:span><text:span text:style-name="Code"><text:span text:style-name="T294">64</text:span></text:span><text:span text:style-name="Code">_t, uint</text:span><text:span text:style-name="Code"><text:span text:style-name="T294">64</text:span></text:span><text:span text:style-name="Code">_t, uint8_t.</text:span></text:p>
      <text:p text:style-name="P53"><text:soft-page-break/>The names of the non-integer types for simple properties are the OCS-defined type names capitalized and prefixed with “<text:span text:style-name="T197">RCC</text:span>”: <text:s/>e.g. <text:span text:style-name="Code">RCCBoolean</text:span>, <text:span text:style-name="Code">RCCChar</text:span>, <text:span text:style-name="Code">RCCFloat</text:span>, <text:span text:style-name="Code">RCCDouble</text:span>.</text:p>
      <text:p text:style-name="P53">Properties that are string properties are <text:span text:style-name="Code">RCCChar </text:span>arrays whose size is one more than the StringLength attribute of that string property in the Property element, and the values are null terminated strings.</text:p>
      <text:h text:style-name="P210" text:outline-level="3"><text:bookmark-start text:name="__RefHeading__8714_1123303156"/>Structures for Message Payloads <text:span text:style-name="T295">(C only)</text:span><text:bookmark-end text:name="__RefHeading__8714_1123303156"/></text:h>
      <text:p text:style-name="P143">For each port a union type is defined for all possible messages at that port. <text:s/>Members of the union type are generated structures for each possible message in that protocol. <text:s/><text:span text:style-name="T296">The name of the union type is </text:span><text:span text:style-name="Code">&lt;</text:span><text:span text:style-name="Code"><text:span text:style-name="T297">P</text:span></text:span><text:span text:style-name="Code">ort&gt;Operations</text:span><text:span text:style-name="T296">, with port name capitalized.</text:span></text:p>
      <text:p text:style-name="P53">For each message type specified in the protocol, a structure is defined whose type name is the capitalized name of the operation in the protocol, and whose member name is the <text:span text:style-name="T297">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1], with no further members generated <text:span text:style-name="T297">after the first variable sized member</text:span>.</text:p>
      <text:p text:style-name="P53">The structure generated is padded and packed. <text:s/>This means padding members are explicitly inserted to ensure all types are aligned on their own boundaries. <text:s/>It also means that the compiler is told to “pack” the structure, <text:s/>Given the insertion of padding, the “packing” simply means that there is no padding at the end of the structure to achieve any alignment. <text:s/>Thus the struct definition should not be used in any other context where this lack of overall size alignment is required (i.e. an array of such structures).</text:p>
      <text:p text:style-name="P53"><text:span text:style-name="T77">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99">not</text:span><text:span text:style-name="T77"> represented by inserting </text:span><text:span text:style-name="T85">a uint32_t</text:span><text:span text:style-name="T77"> value in the message buffer/structure. <text:s/>In all other cases (not-fixed sequence elements, or more than one top level data argument in the message), sequences in messages are </text:span><text:span text:style-name="T97">represented by a struct containing </text:span><text:span text:style-name="Code"><text:span text:style-name="T119">length</text:span></text:span><text:span text:style-name="T97"> and </text:span><text:span text:style-name="Code"><text:span text:style-name="T119">data</text:span></text:span><text:span text:style-name="T97"> members.</text:span></text:p>
      <text:p text:style-name="P53">For example, for a port named “in”, with a protocol whose first operation was “sampledata”, and whose first argument was “sample” - <text:span text:style-name="T198">a sequence of Ulonglong values</text:span>, the worker’s custom <text:span text:style-name="T198">port union would look like</text:span>:</text:p>
      <text:p text:style-name="P24"><text:span text:style-name="T58">union InOperations {</text:span><text:line-break/><text:span text:style-name="T58"> <text:s/>// Structure for the 'sampledata' operation on port 'in'</text:span><text:line-break/><text:span text:style-name="T58"> <text:s/>struct __attribute__ ((__packed__)) Sampledata {</text:span><text:line-break/><text:span text:style-name="T58"> <text:s text:c="3"/>uint</text:span><text:span text:style-name="T59">64</text:span><text:span text:style-name="T58">_t sample[1];</text:span><text:line-break/><text:span text:style-name="T58"> <text:s/>} sampledata;<text:line-break/>};</text:span></text:p>
      <text:h text:style-name="P214" text:outline-level="3"><text:bookmark-start text:name="__RefHeading___Toc16848_576511445"/><text:soft-page-break/>Worker Base Class (C++ only)<text:bookmark-end text:name="__RefHeading___Toc16848_576511445"/></text:h>
      <text:p text:style-name="P144">For C++ workers, a base class is generated in the header file that is inherited by a derived class in the skeleton. <text:s/>The base class is generated to maximize the code generated in the header file and minimize the code generated in the skeleton.</text:p>
      <text:p text:style-name="P144">The worker base class is generated to support all the documented features described above, including access to properties ,and pure virtual member function declarations for all the member functions required to be implemented in the derived class. <text:s/>The details of the code generation are implementation defined and subject to change.</text:p>
      <text:h text:style-name="P194"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53">Local service APIs support RCC workers running in a container. <text:s/>Containers are required to supply them, and workers are constrained to use only them (other than the worker-to-container entry points defined <text:span text:style-name="T323">above</text:span>). <text:s/>The RCC local services are defined as a small subset of the POSIX and ISO-C runtime libraries.</text:p>
      <text:p text:style-name="P156">Whese local services APIs represent a minimal environment required of embedded systems. <text:s/>If other APIs are used, there is no guarantee they will be available in app containers.</text:p>
      <text:h text:style-name="P217"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as a small s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53">The local services available for RCC workers are typical runtime support functions without the functions that require heavy weight OS support. <text:s/>All I/O is excluded since portable RCC workers should be performing all I/O via the OpenCPI data plane ports. <text:s/>Some containers in fact allow many more functions to be called from a worker, but that makes such workers non-portable.</text:p>
      <text:p text:style-name="P53">The POSIX Minimal Realtime System Profile (PSE51) from the IEEE Std 1003.13TM-2003 standard is used as the superset of functionality that is reduced (with subtractions) to from the RCC local services available functions. <text:s/>Using this subset requires setting the _POSIX_AEP_RT_MINIMAL_C_SOURCE feature test macro to the value 200312L during compilation.</text:p>
      <text:p text:style-name="P53">The PSE51 specification defines POSIX.1 units of functionality in its table 6-1. <text:s/>This RCC Local Services AEP (application environment profile) removes these units of functionality from that table:</text:p>
      <text:list xml:id="list103751759127192" text:continue-numbering="true" text:style-name="WWNum32">
        <text:list-item>
          <text:p text:style-name="P161">POSIX_DEVICE_IO</text:p>
        </text:list-item>
        <text:list-item>
          <text:p text:style-name="P161">POSIX_FILE_LOCKING</text:p>
        </text:list-item>
        <text:list-item>
          <text:p text:style-name="P161">POSIX_SIGNALS</text:p>
        </text:list-item>
        <text:list-item>
          <text:p text:style-name="P161">XSI_THREAD_MUTEX_EXT</text:p>
        </text:list-item>
        <text:list-item>
          <text:p text:style-name="P161">XSI_THREADS_EXT</text:p>
        </text:list-item>
        <text:list-item>
          <text:p text:style-name="P161">POSIX_THREADS_BASE</text:p>
        </text:list-item>
      </text:list>
      <text:p text:style-name="P53">The retained units of functionality, and their defined symbols and functions are:</text:p>
      <text:p text:style-name="P53"><text:span text:style-name="T67">POSIX_C_LANG_JUMP: longjmp(), setjmp();</text:span><text:span text:style-name="T67"><office:annotation><dc:creator>Arlan Pool</dc:creator><dc:date>2014-09-25T22:13:14</dc:date><text:p text:style-name="P246"><text:span text:style-name="T326">For these lists I wasn't sure what style you would prefer – I made them body – change to style you desire</text:span></text:p></office:annotation></text:span></text:p>
      <text:p text:style-name="P38">POSIX_C_LANG_SUPPORT: abs(), asctime(), asctime_r(), atof(), atoi(), atol(), atoll(), bsearch(), calloc(), ctime(), ctime_r(), difftime(), div(), feclearexcept(), fegetenv(), <text:s text:c="261"/>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P38">POSIX_SINGLE_PROCESS: confstr(), environ, errno, getenv(), setenv(), sysconf(), uname(), unsetenv();</text:p>
      <text:p text:style-name="P53"><text:soft-page-break/>The philosophy of the base RCC profile AEP subset is to allow functions that are simply libraries (rather than OS services), but remove services that could conflict with the lean container execution model in that profile. <text:s/>This basically leaves the typical ANSI-C (or ISO C99) runtime library (without I/O) – most DSPs have this available, even those environments without multithreading.</text:p>
      <text:h text:style-name="P190" text:outline-level="1"><text:bookmark-start text:name="__RefHeading__11901_1972665394"/>Summary of OpenCPI <text:span text:style-name="T204">RCC</text:span> authoring model<text:bookmark-end text:name="__RefHeading__11901_1972665394"/></text:h>
      <text:list xml:id="list103750965813648" text:continue-numbering="true" text:style-name="WWNum32">
        <text:list-item>
          <text:p text:style-name="P161"><text:span text:style-name="T112">RCC</text:span><text:span text:style-name="T111"> workers are written to implement the Worker interface, called by the container, and optionally use the Container interface, called by the worker. <text:s/>The </text:span><text:span text:style-name="T113">container</text:span><text:span text:style-name="T111"> interface is a set of defined container functions</text:span><text:span text:style-name="T114">.</text:span></text:p>
        </text:list-item>
        <text:list-item>
          <text:p text:style-name="P161"><text:span text:style-name="T205">RCC</text:span> workers may call the <text:span text:style-name="T323">local services functions defined in the RCC AEP</text:span>.</text:p>
        </text:list-item>
        <text:list-item>
          <text:p text:style-name="P161"><text:span text:style-name="T205">RCC</text:span> workers use data structures and ordinals as defined in the metadata code generation section (which will be automatically generated from the OWD).</text:p>
        </text:list-item>
        <text:list-item>
          <text:p text:style-name="P161"><text:span text:style-name="T206">When not the default, the RCC</text:span> worker authors must make the following implementation-specific metadata available to the build process (see OWD <text:span text:style-name="T323">above</text:span>) for compiling/linking/loading worker implementation binaries on a given platform:</text:p>
        </text:list-item>
      </text:list>
      <text:list xml:id="list4411417342612558989" text:style-name="L1">
        <text:list-item>
          <text:p text:style-name="P165">Implementation name</text:p>
        </text:list-item>
        <text:list-item>
          <text:p text:style-name="P165">Which control operations are implemented</text:p>
        </text:list-item>
        <text:list-item>
          <text:p text:style-name="P165">Which properties require <text:span text:style-name="T129">beforeQuery</text:span> or <text:span text:style-name="T129">afterConfigure</text:span> notification </text:p>
        </text:list-item>
        <text:list-item>
          <text:p text:style-name="P165">Static memory allocation requirements of the implementation code</text:p>
        </text:list-item>
        <text:list-item>
          <text:p text:style-name="P165">Profile used in the implementaiton (base or multithreaded)</text:p>
        </text:list-item>
        <text:list-item>
          <text:p text:style-name="P165">Minimum number of buffers required at each port (default is one)</text:p>
        </text:list-item>
      </text:list>
      <text:list xml:id="list103750595835764" text:continue-list="list103750965813648" text:style-name="WWNum32">
        <text:list-item>
          <text:p text:style-name="P161">The information in the OWD is used to drive the build process and the code generation process for the <text:span text:style-name="T207">RCC</text:span> worker’s header <text:span text:style-name="T323">and skeleton </text:span>file<text:span text:style-name="T323">s</text:span>.</text:p>
        </text:list-item>
      </text:list>
      <text:h text:style-name="P217" text:outline-level="2"><text:bookmark text:name="_Toc211783582"/><text:bookmark-start text:name="__RefHeading__10780_474132946"/><text:bookmark-start text:name="_Toc211780971"/><text:bookmark-start text:name="_Toc211780997"/><text:bookmark-start text:name="_Toc211781125"/><text:bookmark-start text:name="_Toc211781797"/><text:bookmark-start text:name="_Toc211783583"/><text:bookmark text:name="_Toc211780970"/><text:bookmark text:name="_Toc211780996"/><text:bookmark text:name="_Toc211781124"/><text:bookmark text:name="_Toc211781796"/>Worker code example<text:bookmark-end text:name="__RefHeading__10780_474132946"/><text:bookmark-end text:name="_Toc211780971"/><text:bookmark-end text:name="_Toc211780997"/><text:bookmark-end text:name="_Toc211781125"/><text:bookmark-end text:name="_Toc211781797"/><text:bookmark-end text:name="_Toc211783583"/></text:h>
      <text:p text:style-name="P53">Here is a simple example of a <text:span text:style-name="T324">C-language</text:span> “Xyz” worker whose:</text:p>
      <text:list xml:id="list103749968564533" text:continue-numbering="true" text:style-name="WWNum32">
        <text:list-item>
          <text:p text:style-name="P161">initial run condition was the default (condition == NULL, usecs == 0, run when all ports are ready, no timeout),</text:p>
        </text:list-item>
        <text:list-item>
          <text:p text:style-name="P161">initialize, release and test methods are empty</text:p>
        </text:list-item>
        <text:list-item>
          <text:p text:style-name="P161">one input port (0) with interface XyxIn (only oneways) <text:s/>and one output port (1) XyzOut (only oneways)</text:p>
        </text:list-item>
        <text:list-item>
          <text:p text:style-name="P161">one oneway IDL interface operation Op1 on input (i.e. can ignore “operation”), which is an array of 100 “shorts”.</text:p>
        </text:list-item>
        <text:list-item>
          <text:p text:style-name="P161">one oneway IDL interface operation Op2 on output</text:p>
        </text:list-item>
        <text:list-item>
          <text:p text:style-name="P161">one simple property, called center_frequency, of type float.</text:p>
        </text:list-item>
      </text:list>
      <text:p text:style-name="P53">The worker would have automatically generated types and structures like this (based on OCS and OWD), and put in a file called “Xyz_Worker.h”:</text:p>
      <text:p text:style-name="P24"><text:span text:style-name="T208">#include “RCC_Worker.h”</text:span><text:line-break/><text:span text:style-name="T208">typedef struct {<text:tab/>/* structure for defined properties /</text:span><text:line-break/><text:span text:style-name="T208"><text:tab/>RCCFloat center_frequency;</text:span><text:line-break/><text:span text:style-name="T208">} XyzProperties;</text:span><text:line-break/><text:span text:style-name="T208">typedef struct {<text:tab/>// structure for message for operation</text:span><text:line-break/><text:span text:style-name="T208"><text:tab/>int16_t ishorts[100];</text:span><text:line-break/><text:span text:style-name="T208">} XyzInOp1;</text:span><text:line-break/><text:line-break/><text:span text:style-name="T208">typedef struct {<text:tab/>// structure for message for operation</text:span><text:line-break/><text:span text:style-name="T208"><text:tab/>int16_t oshorts[100];</text:span><text:line-break/><text:span text:style-name="T208">} XyzOutOp2;</text:span><text:line-break/><text:line-break/><text:span text:style-name="T208">typedef enum { // port ordinals</text:span><text:line-break/><text:span text:style-name="T208"><text:tab/>XYZ_IN,</text:span><text:line-break/><text:span text:style-name="T208"><text:tab/>XYZ_OUT</text:span><text:line-break/><text:span text:style-name="T208">} XyzPort;</text:span><text:line-break/><text:line-break/><text:span text:style-name="T208">typedef enum { // operation ordinals</text:span><text:line-break/><text:span text:style-name="T208"><text:tab/>XYZ_OUT_OP2</text:span><text:line-break/><text:span text:style-name="T208">} XyzOutOperation;</text:span><text:line-break/><text:line-break/><text:span text:style-name="T208">typedef enum { // operation ordinals</text:span><text:line-break/><text:span text:style-name="T208"><text:tab/>XYZ_IN_OP1</text:span><text:line-break/><text:span text:style-name="T208">} XyzInOperation;</text:span></text:p>
      <text:p text:style-name="P53">The actual code for the worker would look like this:</text:p>
      <text:p text:style-name="P24"><text:soft-page-break/><text:span text:style-name="T208">#include “Xyz_Worker.h”</text:span><text:line-break/><text:line-break/><text:span text:style-name="T209">/* Define the initialize method, setting output operation to be a */</text:span><text:line-break/><text:span text:style-name="T209">/* constant, since it is the only one.*/</text:span><text:line-break/><text:span text:style-name="T208">static RCCResult</text:span><text:line-break/><text:span text:style-name="T208">initialize(RCCWorker *w) {</text:span><text:line-break/><text:span text:style-name="T208"><text:tab/>w-&gt;ports[XYZ_OUT].output.u.operation = XYZ_OUT_OP2;</text:span><text:line-break/><text:span text:style-name="T208"><text:tab/>return RCC_OK;</text:span><text:line-break/><text:span text:style-name="T208">}</text:span><text:line-break/><text:line-break/><text:span text:style-name="T209">/* Define run method to call the “compute” function, reading from */</text:span><text:line-break/><text:span text:style-name="T209">/* input buffer, writing to output, applying current value of the */</text:span><text:line-break/><text:span text:style-name="T209">/* “center frequency” property.*/</text:span><text:line-break/><text:span text:style-name="T208">static RCCResult</text:span><text:line-break/><text:span text:style-name="T208">run(RCCWorker *w, RCCBoolean timedout, RCCBoolean *newRunCondition)</text:span><text:line-break/><text:span text:style-name="T208">{</text:span><text:line-break/><text:span text:style-name="T208"><text:tab/>XyzProperties *p = w-&gt;properties;</text:span><text:line-break/><text:span text:style-name="T208"><text:tab/>XyzInOp1 <text:s text:c="4"/>*in = w-&gt;ports[XYZ_IN].current.data;</text:span><text:line-break/><text:span text:style-name="T208"><text:tab/>XyzOutOp2 <text:s text:c="2"/>*out = w-&gt;ports[XYZ_OUT].current.data;</text:span><text:line-break/><text:line-break/><text:span text:style-name="T208"><text:tab/></text:span><text:span text:style-name="T209">/* Do computation based in ishorts, and frequency put results */</text:span><text:line-break/><text:span text:style-name="T208"><text:tab/></text:span><text:span text:style-name="T209">/* in oshorts. <text:s/>Extern is here simply for readability.</text:span><text:span text:style-name="T208"> */</text:span><text:line-break/><text:span text:style-name="T208"><text:tab/>extern void compute(int16_t *, int16_t *, float);</text:span><text:line-break/><text:line-break/><text:span text:style-name="T208"><text:tab/>compute(in-&gt;ishorts, out-&gt;oshorts, p-&gt;center_frequency);</text:span><text:line-break/><text:span text:style-name="T208"><text:tab/></text:span><text:span text:style-name="T209">/* Ask container to get new input and output buffers *</text:span><text:span text:style-name="T210">/</text:span><text:line-break/><text:span text:style-name="T213"><text:tab/></text:span><text:span text:style-name="T208">return RCC_ADVANCE;</text:span><text:line-break/><text:span text:style-name="T208">}</text:span><text:line-break/><text:line-break/><text:span text:style-name="T209">/* Initialize dispatch table for container, in a global symbol </text:span><text:span text:style-name="T210">/</text:span><text:line-break/><text:span text:style-name="T208">RCCDispatch Xyz = {</text:span><text:line-break/><text:span text:style-name="T210"><text:tab/>/*</text:span><text:span text:style-name="T209"> Consistency checking attributes */</text:span><text:line-break/><text:span text:style-name="T208"><text:tab/>RCC_VERSION, 1, 1, sizeof(XyzProperties), RCC_NULL, RCC_FALSE,</text:span><text:line-break/><text:span text:style-name="T209"><text:tab/>/* Methods */</text:span><text:line-break/><text:span text:style-name="T208"><text:tab/>initialize, RCC_NULL, RCC_NULL, RCC_NULL, RCC_NULL, RCC_NULL,</text:span><text:line-break/><text:span text:style-name="T208"><text:tab/>RCC_NULL, run,</text:span><text:line-break/><text:span text:style-name="T209"><text:tab/>/* Default run condition */</text:span><text:line-break/><text:span text:style-name="T208"><text:tab/>RCC_NULL</text:span><text:line-break/><text:span text:style-name="T208">};</text:span></text:p>
      <text:p text:style-name="P53">Other than the compute function, the above example compiles to use less than 120 bytes on a Pentium processor.</text:p>
      <text:p text:style-name="P35">A simple non-preemptive single-threaded container implementation would simply have a loop, testing run conditions, and calling run methods. <text:s/>A more complex environment might run workers in different threads for purposes of time preemption, prioritization, etc. <text:s/>This model allows a variety of container execution models while keeping the worker model simple.</text:p>
      <text:p text:style-name="P53">So, on each execution, the worker sees the status of all I/O ports, and can read from current input buffers, and write to current output buffers. <text:s/>It must return to get new buffers, after specifying whether buffers are consumed or filled during the execution.</text:p>
      <text:p text:style-name="P53">This simple execution environment can be easily implemented in GPP environments, providing a test environment and a migration path to <text:span text:style-name="T324">more minimal environments</text:span>.</text:p>
      <text:h text:style-name="P226" text:outline-level="4"><text:bookmark-start text:name="_Toc211781127"/><text:soft-page-break/>Worker implementation using input callback<text:bookmark-end text:name="_Toc211781127"/></text:h>
      <text:p text:style-name="P53">This illustrates an input-based callback function that has a sequential coding style in which the worker blocks on the two-way remote call until the response is received and processing can continue. <text:s/>No extra threads are used.</text:p>
      <text:p text:style-name="P53">The code is:</text:p>
      <text:p text:style-name="P24"><text:span text:style-name="T208">#include "Xyt_Worker.h"</text:span><text:line-break/><text:line-break/><text:span text:style-name="T209">/* Define the input port callback method to call the local "compute"</text:span><text:line-break/><text:span text:style-name="T209"> * function, reading from input buffer, applying the value of the</text:span><text:line-break/><text:span text:style-name="T209"> * "center frequency" property, followed by two way <text:s/>"process"</text:span><text:line-break/><text:span text:style-name="T209"> * operation, finally writing the result to output port XYT_OUT */</text:span><text:line-break/><text:span text:style-name="T208"> static RCCResult</text:span><text:line-break/><text:span text:style-name="T208">computeInput(RCCWorker *this, RCCPort *inPort, RCCResult reason)</text:span><text:line-break/><text:span text:style-name="T208">{</text:span><text:line-break/><text:span text:style-name="T208"><text:tab/>XytProperties *p = this-&gt;properties;</text:span><text:line-break/><text:span text:style-name="T208"><text:tab/>RCCContainer *c = &amp;this-&gt;container;</text:span><text:line-break/><text:span text:style-name="T208"><text:tab/>XytInOp1 *data = inPort-&gt;current.data;</text:span><text:line-break/><text:span text:style-name="T208"><text:tab/>RCCPort *computeOut = &amp;this-&gt;ports[XYT_COMPUTE_REQUEST_OUT],</text:span><text:line-break/><text:span text:style-name="T208"><text:tab/> <text:s text:c="7"/>*computeIn = &amp;this-&gt;ports[XYT_COMPUTE_REPLY_IN],</text:span><text:line-break/><text:span text:style-name="T208"><text:tab/> <text:s text:c="7"/>*otherOut = &amp;this-&gt;ports[XYT_OUT];</text:span><text:line-break/><text:span text:style-name="T208"><text:tab/>extern void compute(int16_t *, int16_t *, float);</text:span><text:line-break/><text:line-break/><text:span text:style-name="T208"><text:tab/>if (reason != RCC_OK)</text:span><text:line-break/><text:span text:style-name="T208"><text:tab/><text:tab/>return RCC_FATAL;</text:span><text:line-break/><text:line-break/><text:span text:style-name="T209"><text:tab/>/* Do computation based in ishorts, and frequency; put results</text:span><text:line-break/><text:span text:style-name="T209"><text:tab/> * back in ishorts, in place */</text:span><text:line-break/><text:span text:style-name="T208"><text:tab/>compute(data-&gt;ishorts, data-&gt;ishorts, p-&gt;center_frequency);</text:span><text:line-break/><text:line-break/><text:span text:style-name="T209"><text:tab/>/* Call Process operation on "uses" port: buffer ownership passes</text:span><text:line-break/><text:span text:style-name="T209"><text:tab/> * back to container. */</text:span><text:line-break/><text:span text:style-name="T208"><text:tab/>c-&gt;send(computeOut, &amp;inPort-&gt;current, XYT_COMPUTE_PROCESS,</text:span><text:line-break/><text:span text:style-name="T208"><text:tab/> <text:s text:c="7"/>inPort-&gt;input.length);</text:span><text:line-break/><text:span text:style-name="T209"><text:tab/>/* Wait until response received (or 100 msec error timeout). </text:span><text:span text:style-name="T210">/</text:span><text:line-break/><text:span text:style-name="T208"><text:tab/>c-&gt;wait(computeIn, 100, 100000);</text:span><text:line-break/><text:span text:style-name="T208"><text:tab/>if (computeIn-&gt;input.u.exception == RCC_NO_EXCEPTION)</text:span><text:line-break/><text:span text:style-name="T208"><text:tab/><text:tab/>c-&gt;send(otherOut, &amp;computeIn-&gt;current, XYT_OUT_OP2,</text:span><text:line-break/><text:span text:style-name="T208"><text:tab/><text:tab/> <text:s text:c="7"/>computeIn-&gt;input.length);</text:span><text:line-break/><text:span text:style-name="T208"><text:tab/>else</text:span><text:line-break/><text:span text:style-name="T208"><text:tab/><text:tab/>c-&gt;release(&amp;computeIn-&gt;current);</text:span><text:line-break/><text:span text:style-name="T208"><text:tab/>return RCC_OK;</text:span><text:line-break/><text:span text:style-name="T213">}</text:span><text:line-break/><text:span text:style-name="T209">/* Define the initialize method to perform worker initialization. */</text:span><text:line-break/><text:span text:style-name="T208">static RCCResult</text:span><text:line-break/><text:span text:style-name="T208">initialize(RCCWorker *this)</text:span><text:line-break/><text:span text:style-name="T208">{</text:span><text:line-break/><text:span text:style-name="T208"> <text:s/>this-&gt;ports[XYT_IN].callBack = computeInput;</text:span><text:line-break/><text:span text:style-name="T208"> <text:s/>return RCC_OK;</text:span><text:line-break/><text:span text:style-name="T208">}</text:span><text:line-break/><text:line-break/><text:span text:style-name="T209">/* Initialize dispatch table provided to container. We only need the</text:span><text:line-break/><text:span text:style-name="T209"> * initialize method to register the callback. <text:s/>No run method needed */</text:span><text:line-break/><text:span text:style-name="T208">RCCDispatch</text:span><text:line-break/><text:span text:style-name="T208">Xyt = {</text:span><text:line-break/><text:span text:style-name="T209"><text:tab/>/* Consistency checking attributes */</text:span><text:line-break/><text:span text:style-name="T208"><text:tab/>RCC_VERSION, 1, 1, sizeof(XytProperties), RCC_NULL, RCC_TRUE,</text:span><text:line-break/><text:span text:style-name="T209"><text:tab/>/* Methods */</text:span><text:line-break/><text:span text:style-name="T208"><text:tab/>initialize</text:span><text:line-break/><text:span text:style-name="T209"><text:tab/>/* all remaining members zero/NULL */</text:span><text:line-break/><text:span text:style-name="T208">};</text:span></text:p>
      <text:p text:style-name="P53"><text:soft-page-break/>Other than the compute function, the above example compiles to use less than 300 bytes on a Pentium processor.</text:p>
      <text:h text:style-name="P226" text:outline-level="4"><text:bookmark-start text:name="_Toc211781128"/>Worker implementation using the using state-machine style<text:bookmark-end text:name="_Toc211781128"/></text:h>
      <text:p text:style-name="P53">This illustrates a finite state machine coding style in a worker that maintains an internal state to simulate blocking on <text:span text:style-name="T325">a</text:span> two-way remote call until the response is received and processing can continue.</text:p>
      <text:p text:style-name="P24"><text:soft-page-break/><text:span text:style-name="T208">#include "Xyt_Worker.h"</text:span><text:line-break/><text:span text:style-name="T209">/* Define two different run conditions to represent two states */</text:span><text:line-break/><text:span text:style-name="T208">static uint32_t</text:span><text:line-break/><text:span text:style-name="T208"> <text:s/>state1Ports[] = {1 &lt;&lt; XYT_IN, 0},</text:span><text:line-break/><text:span text:style-name="T208"> <text:s/>state2Ports[] = {1 &lt;&lt; XYT_COMPUTE_REPLY_IN, 0};</text:span><text:line-break/><text:span text:style-name="T208">static RCCRunCondition</text:span><text:line-break/><text:span text:style-name="T208"> <text:s/>awaitingInput = {state1Ports},</text:span><text:line-break/><text:span text:style-name="T208"> <text:s/>awaitingResponse = {state2Ports};</text:span><text:line-break/><text:line-break/><text:span text:style-name="T209">/* Define start method, set run condition, which is also state. </text:span><text:span text:style-name="T210">/</text:span><text:line-break/><text:span text:style-name="T208">static RCCResult</text:span><text:line-break/><text:span text:style-name="T208">initialize(RCCWorker this)</text:span><text:line-break/><text:span text:style-name="T208">{</text:span><text:line-break/><text:span text:style-name="T208"><text:tab/>this-&gt;runCondition = &amp;awaitingInput;</text:span><text:line-break/><text:span text:style-name="T208"><text:tab/>return RCC_OK;</text:span><text:line-break/><text:span text:style-name="T208">}</text:span><text:line-break/><text:span text:style-name="T210">/</text:span><text:span text:style-name="T209">* Define run method to call the local "compute" function</text:span><text:line-break/><text:span text:style-name="T209"> * reading from input buffer, applying current value of the</text:span><text:line-break/><text:span text:style-name="T209"> * “center frequency” property, followed by remote two way</text:span><text:line-break/><text:span text:style-name="T209"> * “process” operation, finally writing result to output. */</text:span><text:line-break/><text:span text:style-name="T208">static RCCResult</text:span><text:line-break/><text:span text:style-name="T208">run(RCCWorker *this, RCCBoolean timedout, RCCBoolean *newRunCondition)</text:span><text:line-break/><text:span text:style-name="T213">{</text:span><text:line-break/><text:span text:style-name="T208"><text:tab/>RCCContainer *c = &amp;this-&gt;container;</text:span><text:line-break/><text:line-break/><text:span text:style-name="T209"><text:tab/>/* Use run condition as state indicator */ </text:span><text:line-break/><text:span text:style-name="T208"><text:tab/>if (this-&gt;runCondition == &amp;awaitingInput) {</text:span><text:line-break/><text:span text:style-name="T208"><text:tab/><text:tab/>RCCPort</text:span><text:line-break/><text:span text:style-name="T208"><text:tab/><text:tab/><text:tab/>*inPort <text:s text:c="6"/>= &amp;this-&gt;ports[XYT_IN],</text:span><text:line-break/><text:span text:style-name="T208"><text:tab/><text:tab/><text:tab/>*computeOut <text:s text:c="2"/>= &amp;this-&gt;ports[XYT_COMPUTE_REQUEST_OUT];</text:span><text:line-break/><text:span text:style-name="T208"><text:tab/><text:tab/>XytInOp1 *in <text:s text:c="4"/>= inPort-&gt;current.data;</text:span><text:line-break/><text:span text:style-name="T208"><text:tab/><text:tab/>XytProperties *p = this-&gt;properties;</text:span><text:line-break/><text:line-break/><text:span text:style-name="T209"><text:tab/><text:tab/>/* do some computation based in ishorts, and frequency;</text:span><text:line-break/><text:span text:style-name="T209"><text:tab/><text:tab/> * put results back in same buffer (in-place) */</text:span><text:line-break/><text:span text:style-name="T208"><text:tab/><text:tab/>extern void compute(int16_t *, int16_t *, float);</text:span><text:line-break/><text:span text:style-name="T208"><text:tab/><text:tab/>compute(in-&gt;ishorts, in-&gt;ishorts, p-&gt;center_frequency);</text:span><text:line-break/><text:line-break/><text:span text:style-name="T208"><text:tab/><text:tab/>/* Call Process op on user port - buffer ownership passes back</text:span><text:line-break/><text:span text:style-name="T208"><text:tab/><text:tab/> * to container. <text:s/>Input port is advanced by taking buffer away</text:span><text:line-break/><text:span text:style-name="T208"><text:tab/><text:tab/> * from it. *</text:span><text:span text:style-name="T213">/</text:span><text:line-break/><text:span text:style-name="T208"><text:tab/><text:tab/>c-&gt;send(computeOut, &amp;inPort-&gt;current, XYT_COMPUTE_PROCESS,</text:span><text:line-break/><text:span text:style-name="T208"><text:tab/><text:tab/> <text:s text:c="7"/>inPort-&gt;input.length);<text:tab/>/* length of message */<text:tab/><text:tab/><text:tab/><text:tab/>this-&gt;runCondition = &amp;awaitingResponse; /* update state */</text:span><text:line-break/><text:span text:style-name="T208"><text:tab/>} else {</text:span><text:line-break/><text:span text:style-name="T208"><text:tab/><text:tab/>RCCPort *computeIn = &amp;this-&gt;ports[XYT_COMPUTE_REPLY_IN];</text:span><text:line-break/><text:span text:style-name="T208"><text:tab/><text:tab/>RCCPort *otherOut = &amp;this-&gt;ports[XYT_OUT];</text:span><text:line-break/><text:line-break/><text:span text:style-name="T208"><text:tab/><text:tab/>if (computeIn-&gt;input.u.exception == 0)</text:span><text:line-break/><text:span text:style-name="T208"><text:tab/><text:tab/><text:tab/>c-&gt;send(otherOut, &amp;computeIn-&gt;current, XYT_OUT_OP2,</text:span><text:line-break/><text:span text:style-name="T208"><text:tab/><text:tab/><text:tab/> <text:s text:c="7"/>computeIn-&gt;input.length);</text:span><text:line-break/><text:span text:style-name="T208"><text:tab/><text:tab/>else</text:span><text:line-break/><text:span text:style-name="T208"><text:tab/><text:tab/><text:tab/>c-&gt;advance(computeIn, 0);</text:span><text:line-break/><text:span text:style-name="T208"><text:tab/><text:tab/>this-&gt;runCondition = &amp;awaitingInput; /* update state */</text:span><text:line-break/><text:span text:style-name="T208"><text:tab/>}</text:span><text:line-break/><text:span text:style-name="T208"><text:tab/>*newRunCondition = RCC_TRUE; /* to container: new runcondition </text:span><text:span text:style-name="T213">/</text:span><text:line-break/><text:span text:style-name="T213"><text:tab/></text:span><text:span text:style-name="T208">return RCC_OK;</text:span><text:line-break/><text:span text:style-name="T213">}</text:span></text:p>
      <text:p text:style-name="P24"><text:span text:style-name="T211">/* </text:span><text:span text:style-name="T212">continued on next page */</text:span><text:line-break/></text:p>
      <text:p text:style-name="P15"><text:span text:style-name="T209">/* Initialize dispatch table provided to container. We only need the</text:span><text:line-break/><text:span text:style-name="T209"> * initialize method to register the callback. <text:s/>No run method needed */</text:span><text:line-break/><text:span text:style-name="T208">RCCDispatch Xyt = {</text:span><text:line-break/><text:span text:style-name="T209"><text:tab/>/* Consistency checking attributes */</text:span><text:line-break/><text:span text:style-name="T208"><text:tab/>RCC_VERSION, 1, 1, sizeof(XytProperties), RCC_NULL, RCC_FALSE,</text:span><text:line-break/><text:span text:style-name="T209"><text:tab/>/* Methods */</text:span><text:line-break/><text:span text:style-name="T208"><text:tab/>initialize, RCC_NULL, RCC_NULL, RCC_NULL, RCC_NULL, RCC_NULL,</text:span><text:line-break/><text:span text:style-name="T208"><text:tab/>RCC_NULL, run,</text:span><text:line-break/><text:span text:style-name="T209"><text:tab/>/* all remaining members zero/NULL */</text:span><text:line-break/><text:span text:style-name="T208">};</text:span></text:p>
      <text:p text:style-name="P53">Other than the compute function, the above example compiles to use less than 330 bytes on a Pentium processor.</text:p>
      <text:h text:style-name="P192" text:outline-level="1"><text:bookmark-start text:name="__RefHeading__11907_1972665394"/>Glossary<text:bookmark-end text:name="__RefHeading__11907_1972665394"/></text:h>
      <text:p text:style-name="P53"><text:span text:style-name="T1">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53"><text:span text:style-name="T1">Container</text:span> – An OpenCPI infrastructure element that “contains”, manages and executes a set of application workers. <text:s/>Logi<text:span text:style-name="T214">c</text:span>ally, the container “surrounds” the workers, mediating all interactions between the worker and the rest of the system.</text:p>
      <text:p text:style-name="P53"><text:span text:style-name="T66">Worker</text:span><text:span text:style-name="T65"> Attribute</text:span><text:span text:style-name="T61"> – An attribute related to a particular implementation (design) of a worker, for one of its interfaces. <text:s/>I.e. one that is not necessarily common across a set of implementations of the same high level component definition (OCS).</text:span></text:p>
      <text:p text:style-name="P39"><text:span text:style-name="T1">Worker</text:span> – A concrete implementation (and possibly runtime instance) of a component, generally existing within a container. <text:s/>A worker is implemented consistent with its OWD.</text:p>
      <text:h text:style-name="P195" text:outline-level="1"><text:bookmark-start text:name="_Toc270018463"/><text:bookmark-start text:name="__RefHeading___Toc16850_576511445"/>References<text:bookmark-end text:name="_Toc270018463"/><text:bookmark-end text:name="__RefHeading___Toc16850_576511445"/></text:h>
      <table:table table:name="Table17" table:style-name="Table17">
        <table:table-column table:style-name="Table17.A"/>
        <table:table-column table:style-name="Table17.B"/>
        <table:table-row table:style-name="Table17.1">
          <table:table-cell table:style-name="Table17.A1" office:value-type="string">
            <text:p text:style-name="P21">ID</text:p>
          </table:table-cell>
          <table:table-cell table:style-name="Table17.A1" office:value-type="string">
            <text:p text:style-name="P21">Link/URL</text:p>
          </table:table-cell>
        </table:table-row>
        <table:table-row table:style-name="Table17.1">
          <table:table-cell table:style-name="Table17.A2" office:value-type="string">
            <text:p text:style-name="P19">1</text:p>
          </table:table-cell>
          <table:table-cell table:style-name="Table17.B2" office:value-type="string">
            <text:p text:style-name="P19"><text:span text:style-name="T146">OpenCPI Component Development Guide: </text:span><text:line-break/><text:a xlink:type="simple" xlink:href="https://github.com/opencpi/opencpi/raw/master/doc/OpenCPI_CDK_Reference.pdf" text:style-name="Internet_20_link" text:visited-style-name="Visited_20_Internet_20_Link"><text:span text:style-name="T146">https://github.com/opencpi/opencpi/raw/master/doc/</text:span></text:a><text:a xlink:type="simple" xlink:href="https://github.com/opencpi/opencpi/raw/master/doc/OpenCPI_CDK_Reference.pdf" text:style-name="Internet_20_link" text:visited-style-name="Visited_20_Internet_20_Link"><text:span text:style-name="T150">pdf/</text:span></text:a><text:a xlink:type="simple" xlink:href="https://github.com/opencpi/opencpi/raw/master/doc/OpenCPI_CDK_Reference.pdf" text:style-name="Internet_20_link" text:visited-style-name="Visited_20_Internet_20_Link"><text:span text:style-name="T146">OpenCPI_</text:span></text:a><text:a xlink:type="simple" xlink:href="https://github.com/opencpi/opencpi/raw/master/doc/OpenCPI_CDK_Reference.pdf" text:style-name="Internet_20_link" text:visited-style-name="Visited_20_Internet_20_Link"><text:span text:style-name="T150">Component</text:span></text:a><text:a xlink:type="simple" xlink:href="https://github.com/opencpi/opencpi/raw/master/doc/OpenCPI_CDK_Reference.pdf" text:style-name="Internet_20_link" text:visited-style-name="Visited_20_Internet_20_Link"><text:span text:style-name="T146">_</text:span></text:a><text:a xlink:type="simple" xlink:href="https://github.com/opencpi/opencpi/raw/master/doc/OpenCPI_CDK_Reference.pdf" text:style-name="Internet_20_link" text:visited-style-name="Visited_20_Internet_20_Link"><text:span text:style-name="T150">Development</text:span></text:a><text:a xlink:type="simple" xlink:href="https://github.com/opencpi/opencpi/raw/master/doc/OpenCPI_CDK_Reference.pdf" text:style-name="Internet_20_link" text:visited-style-name="Visited_20_Internet_20_Link"><text:span text:style-name="T146">.pdf</text:span></text:a></text:p>
          </table:table-cell>
        </table:table-row>
      </table:table>
      <text:h text:style-name="P193" text:outline-level="1"><text:bookmark-start text:name="__RefHeading__10658_140039662"/><text:bookmark-start text:name="_Toc270018464"/>List of Abbreviations and Acronyms<text:bookmark-end text:name="__RefHeading__10658_140039662"/><text:bookmark-end text:name="_Toc270018464"/></text:h>
      <table:table table:name="Table18" table:style-name="Table18">
        <table:table-column table:style-name="Table18.A"/>
        <table:table-column table:style-name="Table18.B"/>
        <table:table-row table:style-name="Table18.1">
          <table:table-cell table:style-name="Table18.A1" office:value-type="string">
            <text:p text:style-name="P19">ACI</text:p>
          </table:table-cell>
          <table:table-cell table:style-name="Table18.A1" office:value-type="string">
            <text:p text:style-name="P19">Application Control Interface</text:p>
          </table:table-cell>
        </table:table-row>
        <table:table-row table:style-name="Table18.1">
          <table:table-cell table:style-name="Table18.A1" office:value-type="string">
            <text:p text:style-name="P19">ADC</text:p>
          </table:table-cell>
          <table:table-cell table:style-name="Table18.A1" office:value-type="string">
            <text:p text:style-name="P19">Analog-to-Digital Converter</text:p>
          </table:table-cell>
        </table:table-row>
        <table:table-row table:style-name="Table18.1">
          <table:table-cell table:style-name="Table18.A1" office:value-type="string">
            <text:p text:style-name="P19">API</text:p>
          </table:table-cell>
          <table:table-cell table:style-name="Table18.A1" office:value-type="string">
            <text:p text:style-name="P19">Application Programming Interface</text:p>
          </table:table-cell>
        </table:table-row>
        <table:table-row table:style-name="Table18.1">
          <table:table-cell table:style-name="Table18.A1" office:value-type="string">
            <text:p text:style-name="P19">CBD</text:p>
          </table:table-cell>
          <table:table-cell table:style-name="Table18.A1" office:value-type="string">
            <text:p text:style-name="P19">Component-Based Development</text:p>
          </table:table-cell>
        </table:table-row>
        <table:table-row table:style-name="Table18.1">
          <table:table-cell table:style-name="Table18.A1" office:value-type="string">
            <text:p text:style-name="P19">CDK</text:p>
          </table:table-cell>
          <table:table-cell table:style-name="Table18.A1" office:value-type="string">
            <text:p text:style-name="P19">Component Developer’s Kit</text:p>
          </table:table-cell>
        </table:table-row>
        <table:table-row table:style-name="Table18.1">
          <table:table-cell table:style-name="Table18.A1" office:value-type="string">
            <text:p text:style-name="P19">CORBA</text:p>
          </table:table-cell>
          <table:table-cell table:style-name="Table18.A1" office:value-type="string">
            <text:p text:style-name="P19">Common Object Request Broker Architecture</text:p>
          </table:table-cell>
        </table:table-row>
        <table:table-row table:style-name="Table18.1">
          <table:table-cell table:style-name="Table18.A1" office:value-type="string">
            <text:p text:style-name="P19">COTS</text:p>
          </table:table-cell>
          <table:table-cell table:style-name="Table18.A1" office:value-type="string">
            <text:p text:style-name="P19">Commercial Off The Shelf</text:p>
          </table:table-cell>
        </table:table-row>
        <table:table-row table:style-name="Table18.1">
          <table:table-cell table:style-name="Table18.A1" office:value-type="string">
            <text:p text:style-name="P19">DAC</text:p>
          </table:table-cell>
          <table:table-cell table:style-name="Table18.A1" office:value-type="string">
            <text:p text:style-name="P19">Digital to Analog Converter</text:p>
          </table:table-cell>
        </table:table-row>
        <table:table-row table:style-name="Table18.1">
          <table:table-cell table:style-name="Table18.A1" office:value-type="string">
            <text:p text:style-name="P19">DDS</text:p>
          </table:table-cell>
          <table:table-cell table:style-name="Table18.A1" office:value-type="string">
            <text:p text:style-name="P19">Data Distribution Service</text:p>
          </table:table-cell>
        </table:table-row>
        <table:table-row table:style-name="Table18.1">
          <table:table-cell table:style-name="Table18.A1" office:value-type="string">
            <text:p text:style-name="P19">DMA</text:p>
          </table:table-cell>
          <table:table-cell table:style-name="Table18.A1" office:value-type="string">
            <text:p text:style-name="P19">Direct Memory Access</text:p>
          </table:table-cell>
        </table:table-row>
        <table:table-row table:style-name="Table18.1">
          <table:table-cell table:style-name="Table18.A1" office:value-type="string">
            <text:p text:style-name="P19">DoD</text:p>
          </table:table-cell>
          <table:table-cell table:style-name="Table18.A1" office:value-type="string">
            <text:p text:style-name="P19">Department of Defense</text:p>
          </table:table-cell>
        </table:table-row>
        <table:table-row table:style-name="Table18.1">
          <table:table-cell table:style-name="Table18.A1" office:value-type="string">
            <text:p text:style-name="P19">DSP</text:p>
          </table:table-cell>
          <table:table-cell table:style-name="Table18.A1" office:value-type="string">
            <text:p text:style-name="P19">Digital Signal Processor</text:p>
          </table:table-cell>
        </table:table-row>
        <table:table-row table:style-name="Table18.1">
          <table:table-cell table:style-name="Table18.A1" office:value-type="string">
            <text:p text:style-name="P19">FGM</text:p>
          </table:table-cell>
          <table:table-cell table:style-name="Table18.A1" office:value-type="string">
            <text:p text:style-name="P19">Fine-Grained Multicore</text:p>
          </table:table-cell>
        </table:table-row>
        <table:table-row table:style-name="Table18.1">
          <table:table-cell table:style-name="Table18.A1" office:value-type="string">
            <text:p text:style-name="P19">FPGA</text:p>
          </table:table-cell>
          <table:table-cell table:style-name="Table18.A1" office:value-type="string">
            <text:p text:style-name="P19">Field Programmable Gate Array</text:p>
          </table:table-cell>
        </table:table-row>
        <table:table-row table:style-name="Table18.1">
          <table:table-cell table:style-name="Table18.A1" office:value-type="string">
            <text:p text:style-name="P19">GBE</text:p>
          </table:table-cell>
          <table:table-cell table:style-name="Table18.A1" office:value-type="string">
            <text:p text:style-name="P19">GigaBit Ethernet</text:p>
          </table:table-cell>
        </table:table-row>
        <table:table-row table:style-name="Table18.1">
          <table:table-cell table:style-name="Table18.A1" office:value-type="string">
            <text:p text:style-name="P19">GPGPU</text:p>
          </table:table-cell>
          <table:table-cell table:style-name="Table18.A1" office:value-type="string">
            <text:p text:style-name="P19">General Purpose computing on a Graphics Processing Unit</text:p>
          </table:table-cell>
        </table:table-row>
        <table:table-row table:style-name="Table18.1">
          <table:table-cell table:style-name="Table18.A17" office:value-type="string">
            <text:p text:style-name="P19">GPP</text:p>
          </table:table-cell>
          <table:table-cell table:style-name="Table18.A17" office:value-type="string">
            <text:p text:style-name="P19">General Purpose Processor</text:p>
          </table:table-cell>
        </table:table-row>
        <table:table-row table:style-name="Table18.1">
          <table:table-cell table:style-name="Table18.A1" office:value-type="string">
            <text:p text:style-name="P19">GPU</text:p>
          </table:table-cell>
          <table:table-cell table:style-name="Table18.A1" office:value-type="string">
            <text:p text:style-name="P19">Graphics Processing Unit</text:p>
          </table:table-cell>
        </table:table-row>
        <table:table-row table:style-name="Table18.1">
          <table:table-cell table:style-name="Table18.A1" office:value-type="string">
            <text:p text:style-name="P19">HCI</text:p>
          </table:table-cell>
          <table:table-cell table:style-name="Table18.A1" office:value-type="string">
            <text:p text:style-name="P19">Human/Computer Interface</text:p>
          </table:table-cell>
        </table:table-row>
        <table:table-row table:style-name="Table18.1">
          <table:table-cell table:style-name="Table18.A1" office:value-type="string">
            <text:p text:style-name="P19">HDL</text:p>
          </table:table-cell>
          <table:table-cell table:style-name="Table18.A1" office:value-type="string">
            <text:p text:style-name="P19">Hardware Description Language</text:p>
          </table:table-cell>
        </table:table-row>
        <table:table-row table:style-name="Table18.1">
          <table:table-cell table:style-name="Table18.A1" office:value-type="string">
            <text:p text:style-name="P19">OpenCL</text:p>
          </table:table-cell>
          <table:table-cell table:style-name="Table18.A1" office:value-type="string">
            <text:p text:style-name="P19">Open Computing Language</text:p>
          </table:table-cell>
        </table:table-row>
        <table:table-row table:style-name="Table18.1">
          <table:table-cell table:style-name="Table18.A1" office:value-type="string">
            <text:p text:style-name="P19">OpenCPI</text:p>
          </table:table-cell>
          <table:table-cell table:style-name="Table18.A1" office:value-type="string">
            <text:p text:style-name="P19">Open-Source Component Portability Infrastructure</text:p>
          </table:table-cell>
        </table:table-row>
        <table:table-row table:style-name="Table18.1">
          <table:table-cell table:style-name="Table18.A1" office:value-type="string">
            <text:p text:style-name="P19">OpenCV</text:p>
          </table:table-cell>
          <table:table-cell table:style-name="Table18.A1" office:value-type="string">
            <text:p text:style-name="P19">Open Computer Vision library</text:p>
          </table:table-cell>
        </table:table-row>
        <table:table-row table:style-name="Table18.1">
          <table:table-cell table:style-name="Table18.A1" office:value-type="string">
            <text:p text:style-name="P19">RDMA</text:p>
          </table:table-cell>
          <table:table-cell table:style-name="Table18.A1" office:value-type="string">
            <text:p text:style-name="P19">Remote Direct Memory Access</text:p>
          </table:table-cell>
        </table:table-row>
        <table:table-row table:style-name="Table18.1">
          <table:table-cell table:style-name="Table18.A1" office:value-type="string">
            <text:p text:style-name="P19">SCA</text:p>
          </table:table-cell>
          <table:table-cell table:style-name="Table18.A1" office:value-type="string">
            <text:p text:style-name="P19">Software Communications Architecture</text:p>
          </table:table-cell>
        </table:table-row>
        <table:table-row table:style-name="Table18.1">
          <table:table-cell table:style-name="Table18.A1" office:value-type="string">
            <text:p text:style-name="P19">SOW</text:p>
          </table:table-cell>
          <table:table-cell table:style-name="Table18.A1" office:value-type="string">
            <text:p text:style-name="P19">Statement of Work</text:p>
          </table:table-cell>
        </table:table-row>
        <text:soft-page-break/>
        <table:table-row table:style-name="Table18.1">
          <table:table-cell table:style-name="Table18.A1" office:value-type="string">
            <text:p text:style-name="P19">SWaP</text:p>
          </table:table-cell>
          <table:table-cell table:style-name="Table18.A1" office:value-type="string">
            <text:p text:style-name="P19">Size, Weight and Power</text:p>
          </table:table-cell>
        </table:table-row>
        <table:table-row table:style-name="Table18.1">
          <table:table-cell table:style-name="Table18.A1" office:value-type="string">
            <text:p text:style-name="P19">VHDL</text:p>
          </table:table-cell>
          <table:table-cell table:style-name="Table18.A1" office:value-type="string">
            <text:p text:style-name="P19">VHSIC Hardware Description Language</text:p>
          </table:table-cell>
        </table:table-row>
        <table:table-row table:style-name="Table18.1">
          <table:table-cell table:style-name="Table18.A1" office:value-type="string">
            <text:p text:style-name="P19">XML</text:p>
          </table:table-cell>
          <table:table-cell table:style-name="Table18.A1" office:value-type="string">
            <text:p text:style-name="P19">Extensible Markup Langua<text:span text:style-name="T215">ge</text:span></text:p>
          </table:table-cell>
        </table:table-row>
      </table:table>
      <text:p text:style-name="P86"/>
      <text:p text:style-name="P34"><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Droid Sans" svg:font-family="'Droid Sans'"/>
    <style:font-face style:name="Lucida Sans1" svg:font-family="'Lucida Sans'" style:font-family-generic="swiss"/>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Table_20_Contents">
      <style:text-properties style:font-name="Courier New" fo:font-family="'Courier New'" style:font-style-name="Bold" style:font-family-generic="modern" style:font-pitch="variable" fo:font-weight="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700f2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58</text:page-number> of <text:page-count>5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373</meta:editing-cycles>
    <meta:creation-date>2014-12-13T12:37:04.602691000</meta:creation-date>
    <meta:editing-duration>P63DT10H10M46S</meta:editing-duration>
    <meta:generator>LibreOffice/5.0.3.2$MacOSX_X86_64 LibreOffice_project/e5f16313668ac592c1bfb310f4390624e3dbfb75</meta:generator>
    <meta:initial-creator>James Kulp</meta:initial-creator>
    <dc:date>2016-01-27T10:37:48.525352000</dc:date>
    <dc:creator>James Kulp</dc:creator>
    <meta:document-statistic meta:table-count="10" meta:image-count="0" meta:object-count="0" meta:page-count="58" meta:paragraph-count="727" meta:word-count="13448" meta:character-count="86962" meta:non-whitespace-character-count="7292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1-20T11:21:48.729004000"/>
  </office:meta>
</office:document-meta>
</file>